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P2" style:family="paragraph" style:parent-style-name="Standard">
      <style:paragraph-properties fo:text-align="center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center" fo:break-before="auto" fo:line-height="100%" style:writing-mode="lr-tb"/>
    </style:style>
    <style:style style:name="T6_1" style:family="text">
      <style:text-properties fo:font-size="24pt" style:font-size-asian="24pt" style:font-size-complex="24pt"/>
    </style:style>
    <style:style style:name="P7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8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9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10" style:family="paragraph" style:parent-style-name="Standard">
      <style:paragraph-properties fo:text-align="center" fo:break-before="auto" fo:line-height="100%" style:writing-mode="lr-tb"/>
    </style:style>
    <style:style style:name="T10_1" style:family="text">
      <style:text-properties fo:font-size="24pt" style:font-size-asian="24pt" style:font-size-complex="24pt"/>
    </style:style>
    <style:style style:name="T10_2" style:family="text">
      <style:text-properties fo:font-size="24pt" style:font-size-asian="24pt" style:font-size-complex="24pt"/>
    </style:style>
    <style:style style:name="T10_3" style:family="text">
      <style:text-properties fo:font-size="24pt" style:font-size-asian="24pt" style:font-size-complex="24pt"/>
    </style:style>
    <style:style style:name="T10_4" style:family="text">
      <style:text-properties fo:font-size="24pt" style:font-size-asian="24pt" style:font-size-complex="24pt"/>
    </style:style>
    <style:style style:name="T10_5" style:family="text">
      <style:text-properties fo:font-size="24pt" style:font-size-asian="24pt" style:font-size-complex="24pt"/>
    </style:style>
    <style:style style:name="P11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12" style:family="paragraph" style:parent-style-name="Standard">
      <style:paragraph-properties fo:text-align="center" fo:break-before="auto" fo:line-height="100%" style:writing-mode="lr-tb"/>
    </style:style>
    <style:style style:name="T12_1" style:family="text">
      <style:text-properties fo:font-size="24pt" style:font-size-asian="24pt" style:font-size-complex="24pt"/>
    </style:style>
    <style:style style:name="P13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14" style:family="paragraph" style:parent-style-name="Standard">
      <style:paragraph-properties fo:text-align="center" fo:break-before="auto" fo:line-height="100%" style:writing-mode="lr-tb"/>
    </style:style>
    <style:style style:name="T14_1" style:family="text">
      <style:text-properties fo:font-size="24pt" style:font-size-asian="24pt" style:font-size-complex="24pt"/>
    </style:style>
    <style:style style:name="T14_2" style:family="text">
      <style:text-properties fo:font-size="24pt" style:font-size-asian="24pt" style:font-size-complex="24pt"/>
    </style:style>
    <style:style style:name="P15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16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17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18" style:family="paragraph" style:parent-style-name="Standard">
      <style:paragraph-properties fo:text-align="center" fo:break-before="auto" fo:line-height="100%" style:writing-mode="lr-tb"/>
    </style:style>
    <style:style style:name="T18_1" style:family="text">
      <style:text-properties fo:font-size="24pt" style:font-size-asian="24pt" style:font-size-complex="24pt"/>
    </style:style>
    <style:style style:name="T18_2" style:family="text">
      <style:text-properties fo:font-size="24pt" style:font-size-asian="24pt" style:font-size-complex="24pt"/>
    </style:style>
    <style:style style:name="T18_3" style:family="text">
      <style:text-properties fo:font-size="24pt" style:font-size-asian="24pt" style:font-size-complex="24pt"/>
    </style:style>
    <style:style style:name="T18_4" style:family="text">
      <style:text-properties fo:font-size="24pt" style:font-size-asian="24pt" style:font-size-complex="24pt"/>
    </style:style>
    <style:style style:name="T18_5" style:family="text">
      <style:text-properties fo:font-size="24pt" style:font-size-asian="24pt" style:font-size-complex="24pt"/>
    </style:style>
    <style:style style:name="T18_6" style:family="text">
      <style:text-properties fo:font-size="24pt" style:font-size-asian="24pt" style:font-size-complex="24pt"/>
    </style:style>
    <style:style style:name="T18_7" style:family="text">
      <style:text-properties fo:font-size="24pt" style:font-size-asian="24pt" style:font-size-complex="24pt"/>
    </style:style>
    <style:style style:name="P19" style:family="paragraph" style:parent-style-name="Standard">
      <style:paragraph-properties fo:text-align="center" fo:break-before="auto" fo:line-height="100%" style:writing-mode="lr-tb"/>
    </style:style>
    <style:style style:name="T19_1" style:family="text">
      <style:text-properties fo:font-size="24pt" style:font-size-asian="24pt" style:font-size-complex="24pt"/>
    </style:style>
    <style:style style:name="T19_2" style:family="text">
      <style:text-properties fo:font-size="24pt" style:font-size-asian="24pt" style:font-size-complex="24pt"/>
    </style:style>
    <style:style style:name="T19_3" style:family="text">
      <style:text-properties fo:font-size="24pt" style:font-size-asian="24pt" style:font-size-complex="24pt"/>
    </style:style>
    <style:style style:name="P20" style:family="paragraph" style:parent-style-name="Standard">
      <style:paragraph-properties fo:text-align="center" fo:break-before="auto" fo:line-height="100%" style:writing-mode="lr-tb"/>
    </style:style>
    <style:style style:name="T20_1" style:family="text">
      <style:text-properties fo:font-size="24pt" style:font-size-asian="24pt" style:font-size-complex="24pt"/>
    </style:style>
    <style:style style:name="T20_2" style:family="text">
      <style:text-properties fo:font-size="24pt" style:font-size-asian="24pt" style:font-size-complex="24pt"/>
    </style:style>
    <style:style style:name="T20_3" style:family="text">
      <style:text-properties fo:font-size="24pt" style:font-size-asian="24pt" style:font-size-complex="24pt"/>
    </style:style>
    <style:style style:name="T20_4" style:family="text">
      <style:text-properties fo:font-size="24pt" style:font-size-asian="24pt" style:font-size-complex="24pt"/>
    </style:style>
    <style:style style:name="T20_5" style:family="text">
      <style:text-properties fo:font-size="24pt" style:font-size-asian="24pt" style:font-size-complex="24pt"/>
    </style:style>
    <style:style style:name="P21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22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23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24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25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26" style:family="paragraph" style:parent-style-name="Standard">
      <style:paragraph-properties fo:text-align="center" fo:break-before="auto" fo:line-height="100%" style:writing-mode="lr-tb"/>
      <style:text-properties fo:font-size="24pt" style:font-size-asian="24pt" style:font-size-complex="24pt"/>
    </style:style>
    <style:style style:name="P27" style:family="paragraph" style:parent-style-name="Standard">
      <style:paragraph-properties fo:text-align="center" fo:break-before="auto" fo:line-height="100%" style:writing-mode="lr-tb"/>
    </style:style>
    <style:style style:name="T27_1" style:family="text">
      <style:text-properties fo:font-size="16pt" style:font-size-asian="16pt" style:font-size-complex="16pt"/>
    </style:style>
    <style:style style:name="T27_2" style:family="text">
      <style:text-properties fo:font-size="16pt" style:font-size-asian="16pt" style:font-size-complex="16pt"/>
    </style:style>
    <style:style style:name="T27_3" style:family="text">
      <style:text-properties fo:font-size="16pt" style:font-size-asian="16pt" style:font-size-complex="16pt"/>
    </style:style>
    <style:style style:name="T27_4" style:family="text">
      <style:text-properties fo:font-size="16pt" style:font-size-asian="16pt" style:font-size-complex="16pt"/>
    </style:style>
    <style:style style:name="T27_5" style:family="text">
      <style:text-properties fo:font-size="16pt" style:font-size-asian="16pt" style:font-size-complex="16pt"/>
    </style:style>
    <style:style style:name="P28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/>
    </style:style>
    <style:style style:name="P29" style:family="paragraph" style:parent-style-name="Standard">
      <style:paragraph-properties fo:text-align="center" fo:break-before="auto" fo:line-height="100%" style:writing-mode="lr-tb"/>
    </style:style>
    <style:style style:name="T29_1" style:family="text">
      <style:text-properties fo:font-size="16pt" style:font-size-asian="16pt" style:font-size-complex="16pt"/>
    </style:style>
    <style:style style:name="T29_2" style:family="text">
      <style:text-properties fo:font-size="16pt" style:font-size-asian="16pt" style:font-size-complex="16pt"/>
    </style:style>
    <style:style style:name="T29_3" style:family="text">
      <style:text-properties fo:font-size="16pt" style:font-size-asian="16pt" style:font-size-complex="16pt"/>
    </style:style>
    <style:style style:name="T29_4" style:family="text">
      <style:text-properties fo:font-size="16pt" style:font-size-asian="16pt" style:font-size-complex="16pt"/>
    </style:style>
    <style:style style:name="T29_5" style:family="text">
      <style:text-properties fo:font-size="16pt" style:font-size-asian="16pt" style:font-size-complex="16pt"/>
    </style:style>
    <style:style style:name="P30" style:family="paragraph" style:parent-style-name="Standard">
      <style:paragraph-properties fo:text-align="center" fo:break-before="auto" fo:line-height="100%" style:writing-mode="lr-tb"/>
    </style:style>
    <style:style style:name="T30_1" style:family="text">
      <style:text-properties fo:font-size="16pt" style:font-size-asian="16pt" style:font-size-complex="16pt"/>
    </style:style>
    <style:style style:name="T30_2" style:family="text">
      <style:text-properties fo:font-size="16pt" style:font-size-asian="16pt" style:font-size-complex="16pt"/>
    </style:style>
    <style:style style:name="P31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/>
    </style:style>
    <style:style style:name="P32" style:family="paragraph" style:parent-style-name="Heading_20_1">
      <style:paragraph-properties fo:break-before="page" fo:line-height="100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1" style:family="table">
      <style:table-properties table:align="left" style:width="16.7cm" fo:margin-left="0.19cm"/>
    </style:style>
    <style:style style:name="Column1" style:family="table-column">
      <style:table-column-properties style:column-width="2.096cm"/>
    </style:style>
    <style:style style:name="Column2" style:family="table-column">
      <style:table-column-properties style:column-width="5.715cm"/>
    </style:style>
    <style:style style:name="Column3" style:family="table-column">
      <style:table-column-properties style:column-width="3.334cm"/>
    </style:style>
    <style:style style:name="Column4" style:family="table-column">
      <style:table-column-properties style:column-width="5.556cm"/>
    </style:style>
    <style:style style:name="Row1" style:family="table-row"/>
    <style:style style:name="Cell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3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break-before="auto" fo:line-height="100%" style:writing-mode="lr-tb"/>
    </style:style>
    <style:style style:name="P55" style:family="paragraph" style:parent-style-name="Standard">
      <style:paragraph-properties fo:break-before="auto" fo:line-height="100%" style:writing-mode="lr-tb"/>
    </style:style>
    <style:style style:name="P56" style:family="paragraph" style:parent-style-name="Heading_20_1">
      <style:paragraph-properties fo:break-before="auto" fo:line-height="100%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2" style:family="table">
      <style:table-properties table:align="left" style:width="16.669cm" fo:margin-left="0.19cm"/>
    </style:style>
    <style:style style:name="Column5" style:family="table-column">
      <style:table-column-properties style:column-width="4.223cm"/>
    </style:style>
    <style:style style:name="Column6" style:family="table-column">
      <style:table-column-properties style:column-width="4.223cm"/>
    </style:style>
    <style:style style:name="Column7" style:family="table-column">
      <style:table-column-properties style:column-width="4.223cm"/>
    </style:style>
    <style:style style:name="Column8" style:family="table-column">
      <style:table-column-properties style:column-width="4.001cm"/>
    </style:style>
    <style:style style:name="Row6" style:family="table-row"/>
    <style:style style:name="Cell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7" style:family="table-row"/>
    <style:style style:name="Cell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5.08cm"/>
          <style:tab-stop style:type="left" style:leader-style="none" style:position="10.16cm"/>
        </style:tab-stops>
      </style:paragraph-properties>
    </style:style>
    <style:style style:name="T74_1" style:family="text"/>
    <style:style style:name="P75" style:family="paragraph" style:parent-style-name="Standard">
      <style:paragraph-properties fo:break-before="page" fo:line-height="100%" style:writing-mode="lr-tb"/>
    </style:style>
    <style:style style:name="T75_1" style:family="text">
      <style:text-properties fo:font-size="16pt" style:font-size-asian="16pt" style:font-size-complex="16pt" fo:font-weight="bold" style:font-weight-asian="bold" style:font-weight-complex="bold"/>
    </style:style>
    <style:style style:name="T75_2" style:family="text">
      <style:text-properties fo:font-size="16pt" style:font-size-asian="16pt" style:font-size-complex="16pt" fo:font-weight="bold" style:font-weight-asian="bold" style:font-weight-complex="bold"/>
    </style:style>
    <style:style style:name="T75_3" style:family="text">
      <style:text-properties fo:font-size="16pt" style:font-size-asian="16pt" style:font-size-complex="16pt" fo:font-weight="bold" style:font-weight-asian="bold" style:font-weight-complex="bold"/>
    </style:style>
    <style:style style:name="T75_4" style:family="text">
      <style:text-properties fo:font-size="16pt" style:font-size-asian="16pt" style:font-size-complex="16pt" fo:font-weight="bold" style:font-weight-asian="bold" style:font-weight-complex="bold"/>
    </style:style>
    <style:style style:name="T75_5" style:family="text">
      <style:text-properties fo:font-size="16pt" style:font-size-asian="16pt" style:font-size-complex="16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center" style:leader-style="none" style:position="7.62cm"/>
          <style:tab-stop style:type="right" style:leader-style="none" style:position="15.24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77" style:family="paragraph" style:parent-style-name="Standard">
      <style:paragraph-properties fo:break-before="auto" fo:line-height="100%" fo:margin-top="0.212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right" style:leader-style="none" style:position="16.492cm"/>
        </style:tab-stops>
      </style:paragraph-properties>
    </style:style>
    <style:style style:name="T77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77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77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77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78" style:family="paragraph" style:parent-style-name="Standard">
      <style:paragraph-properties fo:break-before="auto" fo:line-height="100%" fo:margin-top="0.212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right" style:leader-style="none" style:position="16.492cm"/>
        </style:tab-stops>
      </style:paragraph-properties>
    </style:style>
    <style:style style:name="T78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78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78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78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79" style:family="paragraph" style:parent-style-name="Standard">
      <style:paragraph-properties fo:break-before="auto" fo:line-height="100%" fo:margin-top="0.212cm" fo:margin-bottom="0.212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right" style:leader-style="none" style:position="16.492cm"/>
        </style:tab-stops>
      </style:paragraph-properties>
    </style:style>
    <style:style style:name="T79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79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79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80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1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2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3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4" style:family="paragraph" style:parent-style-name="Standard">
      <style:paragraph-properties fo:break-before="auto" fo:line-height="100%" fo:margin-top="0.212cm" fo:margin-bottom="0.212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right" style:leader-style="none" style:position="16.492cm"/>
        </style:tab-stops>
      </style:paragraph-properties>
    </style:style>
    <style:style style:name="T84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4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4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4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4_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85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6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7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8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9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8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0" style:family="paragraph" style:parent-style-name="Standard">
      <style:paragraph-properties fo:break-before="auto" fo:line-height="100%" fo:margin-top="0.212cm" fo:margin-bottom="0.212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right" style:leader-style="none" style:position="16.492cm"/>
        </style:tab-stops>
      </style:paragraph-properties>
    </style:style>
    <style:style style:name="T90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90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90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90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90_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91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9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2" style:family="paragraph" style:parent-style-name="Standard">
      <style:paragraph-properties fo:break-before="auto" fo:text-indent="0cm" fo:line-height="100%" fo:margin-top="0cm" fo:margin-left="0.847cm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92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2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2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2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2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93" style:family="paragraph" style:parent-style-name="Standard">
      <style:paragraph-properties fo:break-before="auto" fo:text-indent="0cm" fo:line-height="100%" fo:margin-top="0cm" fo:margin-left="0.847cm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93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3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3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3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3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94" style:family="paragraph" style:parent-style-name="Standard">
      <style:paragraph-properties fo:break-before="auto" fo:text-indent="0cm" fo:line-height="100%" fo:margin-top="0cm" fo:margin-left="0.847cm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94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4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4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4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4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95" style:family="paragraph" style:parent-style-name="Standard">
      <style:paragraph-properties fo:break-before="auto" fo:text-indent="0cm" fo:line-height="100%" fo:margin-top="0cm" fo:margin-left="0.847cm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95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5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5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5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5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96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9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7" style:family="paragraph" style:parent-style-name="Standard">
      <style:paragraph-properties fo:break-before="auto" fo:text-indent="0cm" fo:line-height="100%" fo:margin-top="0cm" fo:margin-left="0.847cm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97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7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7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7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7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7_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7_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7_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7_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98" style:family="paragraph" style:parent-style-name="Standard">
      <style:paragraph-properties fo:break-before="auto" fo:text-indent="0cm" fo:line-height="100%" fo:margin-top="0cm" fo:margin-left="0.847cm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98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8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8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8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8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8_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8_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8_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98_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99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9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0" style:family="paragraph" style:parent-style-name="Standard">
      <style:paragraph-properties fo:break-before="auto" fo:text-indent="0cm" fo:line-height="100%" fo:margin-top="0cm" fo:margin-left="0.847cm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00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0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0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0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0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101" style:family="paragraph" style:parent-style-name="Standard">
      <style:paragraph-properties fo:break-before="auto" fo:text-indent="0cm" fo:line-height="100%" fo:margin-top="0cm" fo:margin-left="0.847cm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01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1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1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1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1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102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0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3" style:family="paragraph" style:parent-style-name="Standard">
      <style:paragraph-properties fo:break-before="auto" fo:text-indent="0cm" fo:line-height="100%" fo:margin-top="0cm" fo:margin-left="0.847cm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03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3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3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3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3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104" style:family="paragraph" style:parent-style-name="Standard">
      <style:paragraph-properties fo:break-before="auto" fo:text-indent="0cm" fo:line-height="100%" fo:margin-top="0cm" fo:margin-left="0.847cm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04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4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4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4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4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105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0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0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06" style:family="paragraph" style:parent-style-name="Standard">
      <style:paragraph-properties fo:break-before="auto" fo:text-indent="0cm" fo:line-height="100%" fo:margin-top="0cm" fo:margin-left="0.847cm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06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6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6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107" style:family="paragraph" style:parent-style-name="Standard">
      <style:paragraph-properties fo:break-before="auto" fo:text-indent="0cm" fo:line-height="100%" fo:margin-top="0cm" fo:margin-left="0.847cm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07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7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7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108" style:family="paragraph" style:parent-style-name="Standard">
      <style:paragraph-properties fo:break-before="auto" fo:text-indent="0cm" fo:line-height="100%" fo:margin-top="0cm" fo:margin-left="0.847cm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08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8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8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109" style:family="paragraph" style:parent-style-name="Standard">
      <style:paragraph-properties fo:break-before="auto" fo:text-indent="0cm" fo:line-height="100%" fo:margin-top="0cm" fo:margin-left="0.847cm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09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9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9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110" style:family="paragraph" style:parent-style-name="Standard">
      <style:paragraph-properties fo:break-before="auto" fo:text-indent="0cm" fo:line-height="100%" fo:margin-top="0cm" fo:margin-left="0.847cm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10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10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10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111" style:family="paragraph" style:parent-style-name="Standard">
      <style:paragraph-properties fo:break-before="auto" fo:text-indent="0cm" fo:line-height="100%" fo:margin-top="0cm" fo:margin-left="0.847cm" style:writing-mode="lr-tb">
        <style:tab-stops>
          <style:tab-stop style:type="left" style:leader-style="none" style:position="-0.529cm"/>
          <style:tab-stop style:type="left" style:leader-style="none" style:position="-0.212cm"/>
          <style:tab-stop style:type="left" style:leader-style="none" style:position="0.423cm"/>
          <style:tab-stop style:type="right" style:leader-style="none" style:position="15.646cm"/>
        </style:tab-stops>
      </style:paragraph-properties>
    </style:style>
    <style:style style:name="T111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11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11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112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1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3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1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4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1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5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1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6" style:family="paragraph" style:parent-style-name="Standard">
      <style:paragraph-properties fo:break-before="auto" fo:line-height="100%" fo:margin-top="0.212cm" fo:margin-bottom="0.212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right" style:leader-style="none" style:position="16.492cm"/>
        </style:tab-stops>
      </style:paragraph-properties>
    </style:style>
    <style:style style:name="T116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16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16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16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16_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117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1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8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1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9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1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0" style:family="paragraph" style:parent-style-name="Standard">
      <style:paragraph-properties fo:break-before="auto" fo:line-height="100%" fo:margin-top="0.212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right" style:leader-style="none" style:position="16.492cm"/>
        </style:tab-stops>
      </style:paragraph-properties>
    </style:style>
    <style:style style:name="T120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20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20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20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20_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20_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20_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121" style:family="paragraph" style:parent-style-name="Standard">
      <style:paragraph-properties fo:break-before="auto" fo:line-height="100%" fo:margin-top="0.212cm" fo:margin-bottom="0.212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right" style:leader-style="none" style:position="16.492cm"/>
        </style:tab-stops>
      </style:paragraph-properties>
    </style:style>
    <style:style style:name="T121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21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21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21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122" style:family="paragraph" style:parent-style-name="Standard">
      <style:paragraph-properties fo:break-before="auto" fo:text-indent="0cm" fo:line-height="100%" fo:margin-top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2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3" style:family="paragraph" style:parent-style-name="Standard">
      <style:paragraph-properties fo:break-before="auto" fo:text-indent="0cm" fo:line-height="100%" fo:margin-top="0cm" fo:margin-bottom="0cm" fo:margin-left="0.423cm" style:writing-mode="lr-tb">
        <style:tab-stops>
          <style:tab-stop style:type="left" style:leader-style="none" style:position="-0.106cm"/>
          <style:tab-stop style:type="left" style:leader-style="none" style:position="0.212cm"/>
          <style:tab-stop style:type="left" style:leader-style="none" style:position="0.847cm"/>
          <style:tab-stop style:type="right" style:leader-style="none" style:position="16.069cm"/>
        </style:tab-stops>
      </style:paragraph-properties>
    </style:style>
    <style:style style:name="T12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4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5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6" style:family="paragraph" style:parent-style-name="Standard">
      <style:paragraph-properties fo:break-before="auto" fo:line-height="100%" style:writing-mode="lr-tb"/>
    </style:style>
    <style:style style:name="P127" style:family="paragraph" style:parent-style-name="Heading_20_1">
      <style:paragraph-properties fo:break-before="auto" fo:line-height="100%" style:writing-mode="lr-tb"/>
    </style:style>
    <style:style style:name="T127_1" style:family="text">
      <style:text-properties fo:font-weight="bold" style:font-weight-asian="bold" style:font-weight-complex="bold"/>
    </style:style>
    <style:style style:name="T127_2" style:family="text">
      <style:text-properties fo:font-weight="bold" style:font-weight-asian="bold" style:font-weight-complex="bold"/>
    </style:style>
    <style:style style:name="P128" style:family="paragraph" style:parent-style-name="Heading_20_2">
      <style:paragraph-properties fo:break-before="auto" fo:line-height="100%" style:writing-mode="lr-tb"/>
    </style:style>
    <style:style style:name="T128_1" style:family="text">
      <style:text-properties fo:font-weight="bold" style:font-weight-asian="bold" style:font-weight-complex="bold"/>
    </style:style>
    <style:style style:name="T128_2" style:family="text">
      <style:text-properties fo:font-weight="bold" style:font-weight-asian="bold" style:font-weight-complex="bold"/>
    </style:style>
    <style:style style:name="P129" style:family="paragraph" style:parent-style-name="Standard">
      <style:paragraph-properties fo:break-before="auto" fo:line-height="100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P130" style:family="paragraph" style:parent-style-name="Heading_20_2">
      <style:paragraph-properties fo:break-before="auto" fo:line-height="100%" style:writing-mode="lr-tb"/>
    </style:style>
    <style:style style:name="T130_1" style:family="text">
      <style:text-properties fo:font-weight="bold" style:font-weight-asian="bold" style:font-weight-complex="bold"/>
    </style:style>
    <style:style style:name="T130_2" style:family="text">
      <style:text-properties fo:font-weight="bold" style:font-weight-asian="bold" style:font-weight-complex="bold"/>
    </style:style>
    <style:style style:name="P131" style:family="paragraph" style:parent-style-name="Standard">
      <style:paragraph-properties fo:break-before="auto" fo:line-height="100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/>
    <style:style style:name="T131_129" style:family="text"/>
    <style:style style:name="T131_130" style:family="text"/>
    <style:style style:name="T131_131" style:family="text"/>
    <style:style style:name="T131_132" style:family="text"/>
    <style:style style:name="T131_133" style:family="text"/>
    <style:style style:name="T131_134" style:family="text"/>
    <style:style style:name="T131_135" style:family="text"/>
    <style:style style:name="T131_136" style:family="text"/>
    <style:style style:name="T131_137" style:family="text"/>
    <style:style style:name="T131_138" style:family="text"/>
    <style:style style:name="T131_139" style:family="text"/>
    <style:style style:name="T131_140" style:family="text"/>
    <style:style style:name="T131_141" style:family="text"/>
    <style:style style:name="T131_142" style:family="text"/>
    <style:style style:name="T131_143" style:family="text"/>
    <style:style style:name="T131_144" style:family="text"/>
    <style:style style:name="T131_145" style:family="text"/>
    <style:style style:name="T131_146" style:family="text"/>
    <style:style style:name="T131_147" style:family="text"/>
    <style:style style:name="T131_148" style:family="text"/>
    <style:style style:name="T131_149" style:family="text"/>
    <style:style style:name="T131_150" style:family="text"/>
    <style:style style:name="T131_151" style:family="text"/>
    <style:style style:name="T131_152" style:family="text"/>
    <style:style style:name="T131_153" style:family="text"/>
    <style:style style:name="T131_154" style:family="text"/>
    <style:style style:name="T131_155" style:family="text"/>
    <style:style style:name="T131_156" style:family="text"/>
    <style:style style:name="T131_157" style:family="text"/>
    <style:style style:name="T131_158" style:family="text"/>
    <style:style style:name="T131_159" style:family="text"/>
    <style:style style:name="T131_160" style:family="text"/>
    <style:style style:name="T131_161" style:family="text"/>
    <style:style style:name="T131_162" style:family="text"/>
    <style:style style:name="T131_163" style:family="text"/>
    <style:style style:name="T131_164" style:family="text"/>
    <style:style style:name="T131_165" style:family="text"/>
    <style:style style:name="T131_166" style:family="text"/>
    <style:style style:name="T131_167" style:family="text"/>
    <style:style style:name="T131_168" style:family="text"/>
    <style:style style:name="T131_169" style:family="text"/>
    <style:style style:name="T131_170" style:family="text"/>
    <style:style style:name="T131_171" style:family="text"/>
    <style:style style:name="T131_172" style:family="text"/>
    <style:style style:name="T131_173" style:family="text"/>
    <style:style style:name="T131_174" style:family="text"/>
    <style:style style:name="T131_175" style:family="text"/>
    <style:style style:name="T131_176" style:family="text"/>
    <style:style style:name="T131_177" style:family="text"/>
    <style:style style:name="T131_178" style:family="text"/>
    <style:style style:name="T131_179" style:family="text"/>
    <style:style style:name="T131_180" style:family="text"/>
    <style:style style:name="T131_181" style:family="text"/>
    <style:style style:name="T131_182" style:family="text"/>
    <style:style style:name="T131_183" style:family="text"/>
    <style:style style:name="T131_184" style:family="text"/>
    <style:style style:name="P132" style:family="paragraph" style:parent-style-name="Heading_20_2">
      <style:paragraph-properties fo:break-before="auto" fo:line-height="100%" style:writing-mode="lr-tb"/>
    </style:style>
    <style:style style:name="T132_1" style:family="text">
      <style:text-properties fo:font-weight="bold" style:font-weight-asian="bold" style:font-weight-complex="bold"/>
    </style:style>
    <style:style style:name="T132_2" style:family="text">
      <style:text-properties fo:font-weight="bold" style:font-weight-asian="bold" style:font-weight-complex="bold"/>
    </style:style>
    <style:style style:name="T132_3" style:family="text">
      <style:text-properties fo:font-weight="bold" style:font-weight-asian="bold" style:font-weight-complex="bold"/>
    </style:style>
    <style:style style:name="T132_4" style:family="text">
      <style:text-properties fo:font-weight="bold" style:font-weight-asian="bold" style:font-weight-complex="bold"/>
    </style:style>
    <style:style style:name="T132_5" style:family="text">
      <style:text-properties fo:font-weight="bold" style:font-weight-asian="bold" style:font-weight-complex="bold"/>
    </style:style>
    <style:style style:name="T132_6" style:family="text">
      <style:text-properties fo:font-weight="bold" style:font-weight-asian="bold" style:font-weight-complex="bold"/>
    </style:style>
    <style:style style:name="T132_7" style:family="text">
      <style:text-properties fo:font-weight="bold" style:font-weight-asian="bold" style:font-weight-complex="bold"/>
    </style:style>
    <style:style style:name="T132_8" style:family="text">
      <style:text-properties fo:font-weight="bold" style:font-weight-asian="bold" style:font-weight-complex="bold"/>
    </style:style>
    <style:style style:name="P133" style:family="paragraph" style:parent-style-name="Standard">
      <style:paragraph-properties fo:break-before="auto" fo:line-height="100%" style:writing-mode="lr-tb"/>
    </style:style>
    <style:style style:name="T133_1" style:family="text">
      <style:text-properties fo:font-style="italic" style:font-style-asian="italic" style:font-style-complex="italic"/>
    </style:style>
    <style:style style:name="T133_2" style:family="text">
      <style:text-properties fo:font-style="italic" style:font-style-asian="italic" style:font-style-complex="italic"/>
    </style:style>
    <style:style style:name="T133_3" style:family="text">
      <style:text-properties fo:font-style="italic" style:font-style-asian="italic" style:font-style-complex="italic"/>
    </style:style>
    <style:style style:name="T133_4" style:family="text">
      <style:text-properties fo:font-style="italic" style:font-style-asian="italic" style:font-style-complex="italic"/>
    </style:style>
    <style:style style:name="T133_5" style:family="text">
      <style:text-properties fo:font-style="italic" style:font-style-asian="italic" style:font-style-complex="italic"/>
    </style:style>
    <style:style style:name="T133_6" style:family="text">
      <style:text-properties fo:font-style="italic" style:font-style-asian="italic" style:font-style-complex="italic"/>
    </style:style>
    <style:style style:name="T133_7" style:family="text">
      <style:text-properties fo:font-style="italic" style:font-style-asian="italic" style:font-style-complex="italic"/>
    </style:style>
    <style:style style:name="T133_8" style:family="text">
      <style:text-properties fo:font-style="italic" style:font-style-asian="italic" style:font-style-complex="italic"/>
    </style:style>
    <style:style style:name="T133_9" style:family="text">
      <style:text-properties fo:font-style="italic" style:font-style-asian="italic" style:font-style-complex="italic"/>
    </style:style>
    <style:style style:name="T133_10" style:family="text">
      <style:text-properties fo:font-style="italic" style:font-style-asian="italic" style:font-style-complex="italic"/>
    </style:style>
    <style:style style:name="T133_11" style:family="text">
      <style:text-properties fo:font-style="italic" style:font-style-asian="italic" style:font-style-complex="italic"/>
    </style:style>
    <style:style style:name="T133_12" style:family="text">
      <style:text-properties fo:font-style="italic" style:font-style-asian="italic" style:font-style-complex="italic"/>
    </style:style>
    <style:style style:name="T133_13" style:family="text">
      <style:text-properties fo:font-style="italic" style:font-style-asian="italic" style:font-style-complex="italic"/>
    </style:style>
    <style:style style:name="T133_14" style:family="text">
      <style:text-properties fo:font-style="italic" style:font-style-asian="italic" style:font-style-complex="italic"/>
    </style:style>
    <style:style style:name="T133_15" style:family="text">
      <style:text-properties fo:font-style="italic" style:font-style-asian="italic" style:font-style-complex="italic"/>
    </style:style>
    <style:style style:name="T133_16" style:family="text">
      <style:text-properties fo:font-style="italic" style:font-style-asian="italic" style:font-style-complex="italic"/>
    </style:style>
    <style:style style:name="T133_17" style:family="text">
      <style:text-properties fo:font-style="italic" style:font-style-asian="italic" style:font-style-complex="italic"/>
    </style:style>
    <style:style style:name="T133_18" style:family="text">
      <style:text-properties fo:font-style="italic" style:font-style-asian="italic" style:font-style-complex="italic"/>
    </style:style>
    <style:style style:name="T133_19" style:family="text">
      <style:text-properties fo:font-style="italic" style:font-style-asian="italic" style:font-style-complex="italic"/>
    </style:style>
    <style:style style:name="T133_20" style:family="text">
      <style:text-properties fo:font-style="italic" style:font-style-asian="italic" style:font-style-complex="italic"/>
    </style:style>
    <style:style style:name="T133_21" style:family="text">
      <style:text-properties fo:font-style="italic" style:font-style-asian="italic" style:font-style-complex="italic"/>
    </style:style>
    <style:style style:name="T133_22" style:family="text">
      <style:text-properties fo:font-style="italic" style:font-style-asian="italic" style:font-style-complex="italic"/>
    </style:style>
    <style:style style:name="T133_23" style:family="text">
      <style:text-properties fo:font-style="italic" style:font-style-asian="italic" style:font-style-complex="italic"/>
    </style:style>
    <style:style style:name="T133_24" style:family="text">
      <style:text-properties fo:font-style="italic" style:font-style-asian="italic" style:font-style-complex="italic"/>
    </style:style>
    <style:style style:name="T133_25" style:family="text">
      <style:text-properties fo:font-style="italic" style:font-style-asian="italic" style:font-style-complex="italic"/>
    </style:style>
    <style:style style:name="P134" style:family="paragraph" style:parent-style-name="Standard">
      <style:paragraph-properties fo:break-before="auto" fo:line-height="100%" style:writing-mode="lr-tb"/>
    </style:style>
    <style:style style:name="T134_1" style:family="text">
      <style:text-properties fo:font-style="italic" style:font-style-asian="italic" style:font-style-complex="italic"/>
    </style:style>
    <style:style style:name="T134_2" style:family="text">
      <style:text-properties fo:font-style="italic" style:font-style-asian="italic" style:font-style-complex="italic"/>
    </style:style>
    <style:style style:name="T134_3" style:family="text">
      <style:text-properties fo:font-style="italic" style:font-style-asian="italic" style:font-style-complex="italic"/>
    </style:style>
    <style:style style:name="T134_4" style:family="text">
      <style:text-properties fo:font-style="italic" style:font-style-asian="italic" style:font-style-complex="italic"/>
    </style:style>
    <style:style style:name="T134_5" style:family="text">
      <style:text-properties fo:font-style="italic" style:font-style-asian="italic" style:font-style-complex="italic"/>
    </style:style>
    <style:style style:name="T134_6" style:family="text">
      <style:text-properties fo:font-style="italic" style:font-style-asian="italic" style:font-style-complex="italic"/>
    </style:style>
    <style:style style:name="T134_7" style:family="text">
      <style:text-properties fo:font-style="italic" style:font-style-asian="italic" style:font-style-complex="italic"/>
    </style:style>
    <style:style style:name="T134_8" style:family="text">
      <style:text-properties fo:font-style="italic" style:font-style-asian="italic" style:font-style-complex="italic"/>
    </style:style>
    <style:style style:name="T134_9" style:family="text">
      <style:text-properties fo:font-style="italic" style:font-style-asian="italic" style:font-style-complex="italic"/>
    </style:style>
    <style:style style:name="T134_10" style:family="text">
      <style:text-properties fo:font-style="italic" style:font-style-asian="italic" style:font-style-complex="italic"/>
    </style:style>
    <style:style style:name="T134_11" style:family="text">
      <style:text-properties fo:font-style="italic" style:font-style-asian="italic" style:font-style-complex="italic"/>
    </style:style>
    <style:style style:name="T134_12" style:family="text">
      <style:text-properties fo:font-style="italic" style:font-style-asian="italic" style:font-style-complex="italic"/>
    </style:style>
    <style:style style:name="T134_13" style:family="text">
      <style:text-properties fo:font-style="italic" style:font-style-asian="italic" style:font-style-complex="italic"/>
    </style:style>
    <style:style style:name="T134_14" style:family="text">
      <style:text-properties fo:font-style="italic" style:font-style-asian="italic" style:font-style-complex="italic"/>
    </style:style>
    <style:style style:name="T134_15" style:family="text">
      <style:text-properties fo:font-style="italic" style:font-style-asian="italic" style:font-style-complex="italic"/>
    </style:style>
    <style:style style:name="T134_16" style:family="text">
      <style:text-properties fo:font-style="italic" style:font-style-asian="italic" style:font-style-complex="italic"/>
    </style:style>
    <style:style style:name="T134_17" style:family="text">
      <style:text-properties fo:font-style="italic" style:font-style-asian="italic" style:font-style-complex="italic"/>
    </style:style>
    <style:style style:name="T134_18" style:family="text">
      <style:text-properties fo:font-style="italic" style:font-style-asian="italic" style:font-style-complex="italic"/>
    </style:style>
    <style:style style:name="T134_19" style:family="text">
      <style:text-properties fo:font-style="italic" style:font-style-asian="italic" style:font-style-complex="italic"/>
    </style:style>
    <style:style style:name="T134_20" style:family="text">
      <style:text-properties fo:font-style="italic" style:font-style-asian="italic" style:font-style-complex="italic"/>
    </style:style>
    <style:style style:name="T134_21" style:family="text">
      <style:text-properties fo:font-style="italic" style:font-style-asian="italic" style:font-style-complex="italic"/>
    </style:style>
    <style:style style:name="T134_22" style:family="text">
      <style:text-properties fo:font-style="italic" style:font-style-asian="italic" style:font-style-complex="italic"/>
    </style:style>
    <style:style style:name="T134_23" style:family="text">
      <style:text-properties fo:font-style="italic" style:font-style-asian="italic" style:font-style-complex="italic"/>
    </style:style>
    <style:style style:name="T134_24" style:family="text">
      <style:text-properties fo:font-style="italic" style:font-style-asian="italic" style:font-style-complex="italic"/>
    </style:style>
    <style:style style:name="T134_25" style:family="text">
      <style:text-properties fo:font-style="italic" style:font-style-asian="italic" style:font-style-complex="italic"/>
    </style:style>
    <style:style style:name="T134_26" style:family="text">
      <style:text-properties fo:font-style="italic" style:font-style-asian="italic" style:font-style-complex="italic"/>
    </style:style>
    <style:style style:name="T134_27" style:family="text">
      <style:text-properties fo:font-style="italic" style:font-style-asian="italic" style:font-style-complex="italic"/>
    </style:style>
    <style:style style:name="T134_28" style:family="text">
      <style:text-properties fo:font-style="italic" style:font-style-asian="italic" style:font-style-complex="italic"/>
    </style:style>
    <style:style style:name="T134_29" style:family="text">
      <style:text-properties fo:font-style="italic" style:font-style-asian="italic" style:font-style-complex="italic"/>
    </style:style>
    <style:style style:name="T134_30" style:family="text">
      <style:text-properties fo:font-style="italic" style:font-style-asian="italic" style:font-style-complex="italic"/>
    </style:style>
    <style:style style:name="T134_31" style:family="text">
      <style:text-properties fo:font-style="italic" style:font-style-asian="italic" style:font-style-complex="italic"/>
    </style:style>
    <style:style style:name="P135" style:family="paragraph" style:parent-style-name="Standard">
      <style:paragraph-properties fo:break-before="auto" fo:line-height="100%" style:writing-mode="lr-tb"/>
    </style:style>
    <style:style style:name="T135_1" style:family="text">
      <style:text-properties fo:font-style="italic" style:font-style-asian="italic" style:font-style-complex="italic"/>
    </style:style>
    <style:style style:name="T135_2" style:family="text">
      <style:text-properties fo:font-style="italic" style:font-style-asian="italic" style:font-style-complex="italic"/>
    </style:style>
    <style:style style:name="T135_3" style:family="text">
      <style:text-properties fo:font-style="italic" style:font-style-asian="italic" style:font-style-complex="italic"/>
    </style:style>
    <style:style style:name="T135_4" style:family="text">
      <style:text-properties fo:font-style="italic" style:font-style-asian="italic" style:font-style-complex="italic"/>
    </style:style>
    <style:style style:name="T135_5" style:family="text">
      <style:text-properties fo:font-style="italic" style:font-style-asian="italic" style:font-style-complex="italic"/>
    </style:style>
    <style:style style:name="T135_6" style:family="text">
      <style:text-properties fo:font-style="italic" style:font-style-asian="italic" style:font-style-complex="italic"/>
    </style:style>
    <style:style style:name="T135_7" style:family="text">
      <style:text-properties fo:font-style="italic" style:font-style-asian="italic" style:font-style-complex="italic"/>
    </style:style>
    <style:style style:name="T135_8" style:family="text">
      <style:text-properties fo:font-style="italic" style:font-style-asian="italic" style:font-style-complex="italic"/>
    </style:style>
    <style:style style:name="T135_9" style:family="text">
      <style:text-properties fo:font-style="italic" style:font-style-asian="italic" style:font-style-complex="italic"/>
    </style:style>
    <style:style style:name="T135_10" style:family="text">
      <style:text-properties fo:font-style="italic" style:font-style-asian="italic" style:font-style-complex="italic"/>
    </style:style>
    <style:style style:name="T135_11" style:family="text">
      <style:text-properties fo:font-style="italic" style:font-style-asian="italic" style:font-style-complex="italic"/>
    </style:style>
    <style:style style:name="T135_12" style:family="text">
      <style:text-properties fo:font-style="italic" style:font-style-asian="italic" style:font-style-complex="italic"/>
    </style:style>
    <style:style style:name="T135_13" style:family="text">
      <style:text-properties fo:font-style="italic" style:font-style-asian="italic" style:font-style-complex="italic"/>
    </style:style>
    <style:style style:name="T135_14" style:family="text">
      <style:text-properties fo:font-style="italic" style:font-style-asian="italic" style:font-style-complex="italic"/>
    </style:style>
    <style:style style:name="T135_15" style:family="text">
      <style:text-properties fo:font-style="italic" style:font-style-asian="italic" style:font-style-complex="italic"/>
    </style:style>
    <style:style style:name="T135_16" style:family="text">
      <style:text-properties fo:font-style="italic" style:font-style-asian="italic" style:font-style-complex="italic"/>
    </style:style>
    <style:style style:name="T135_17" style:family="text">
      <style:text-properties fo:font-style="italic" style:font-style-asian="italic" style:font-style-complex="italic"/>
    </style:style>
    <style:style style:name="T135_18" style:family="text">
      <style:text-properties fo:font-style="italic" style:font-style-asian="italic" style:font-style-complex="italic"/>
    </style:style>
    <style:style style:name="T135_19" style:family="text">
      <style:text-properties fo:font-style="italic" style:font-style-asian="italic" style:font-style-complex="italic"/>
    </style:style>
    <style:style style:name="T135_20" style:family="text">
      <style:text-properties fo:font-style="italic" style:font-style-asian="italic" style:font-style-complex="italic"/>
    </style:style>
    <style:style style:name="P136" style:family="paragraph" style:parent-style-name="Heading_20_2">
      <style:paragraph-properties fo:break-before="auto" fo:line-height="100%" style:writing-mode="lr-tb"/>
    </style:style>
    <style:style style:name="T136_1" style:family="text">
      <style:text-properties fo:font-weight="bold" style:font-weight-asian="bold" style:font-weight-complex="bold"/>
    </style:style>
    <style:style style:name="T136_2" style:family="text">
      <style:text-properties fo:font-weight="bold" style:font-weight-asian="bold" style:font-weight-complex="bold"/>
    </style:style>
    <style:style style:name="P137" style:family="paragraph" style:parent-style-name="Standard">
      <style:paragraph-properties fo:break-before="auto" fo:line-height="100%" style:writing-mode="lr-tb"/>
    </style:style>
    <style:style style:name="T137_1" style:family="text">
      <style:text-properties fo:font-style="italic" style:font-style-asian="italic" style:font-style-complex="italic"/>
    </style:style>
    <style:style style:name="T137_2" style:family="text">
      <style:text-properties fo:font-style="italic" style:font-style-asian="italic" style:font-style-complex="italic"/>
    </style:style>
    <style:style style:name="T137_3" style:family="text">
      <style:text-properties fo:font-style="italic" style:font-style-asian="italic" style:font-style-complex="italic"/>
    </style:style>
    <style:style style:name="T137_4" style:family="text">
      <style:text-properties fo:font-style="italic" style:font-style-asian="italic" style:font-style-complex="italic"/>
    </style:style>
    <style:style style:name="T137_5" style:family="text">
      <style:text-properties fo:font-style="italic" style:font-style-asian="italic" style:font-style-complex="italic"/>
    </style:style>
    <style:style style:name="T137_6" style:family="text">
      <style:text-properties fo:font-style="italic" style:font-style-asian="italic" style:font-style-complex="italic"/>
    </style:style>
    <style:style style:name="T137_7" style:family="text">
      <style:text-properties fo:font-style="italic" style:font-style-asian="italic" style:font-style-complex="italic"/>
    </style:style>
    <style:style style:name="T137_8" style:family="text">
      <style:text-properties fo:font-style="italic" style:font-style-asian="italic" style:font-style-complex="italic"/>
    </style:style>
    <style:style style:name="T137_9" style:family="text">
      <style:text-properties fo:font-style="italic" style:font-style-asian="italic" style:font-style-complex="italic"/>
    </style:style>
    <style:style style:name="T137_10" style:family="text">
      <style:text-properties fo:font-style="italic" style:font-style-asian="italic" style:font-style-complex="italic"/>
    </style:style>
    <style:style style:name="T137_11" style:family="text">
      <style:text-properties fo:font-style="italic" style:font-style-asian="italic" style:font-style-complex="italic"/>
    </style:style>
    <style:style style:name="T137_12" style:family="text">
      <style:text-properties fo:font-style="italic" style:font-style-asian="italic" style:font-style-complex="italic"/>
    </style:style>
    <style:style style:name="T137_13" style:family="text">
      <style:text-properties fo:font-style="italic" style:font-style-asian="italic" style:font-style-complex="italic"/>
    </style:style>
    <style:style style:name="T137_14" style:family="text">
      <style:text-properties fo:font-style="italic" style:font-style-asian="italic" style:font-style-complex="italic"/>
    </style:style>
    <style:style style:name="T137_15" style:family="text">
      <style:text-properties fo:font-style="italic" style:font-style-asian="italic" style:font-style-complex="italic"/>
    </style:style>
    <style:style style:name="T137_16" style:family="text">
      <style:text-properties fo:font-style="italic" style:font-style-asian="italic" style:font-style-complex="italic"/>
    </style:style>
    <style:style style:name="T137_17" style:family="text">
      <style:text-properties fo:font-style="italic" style:font-style-asian="italic" style:font-style-complex="italic"/>
    </style:style>
    <style:style style:name="T137_18" style:family="text">
      <style:text-properties fo:font-style="italic" style:font-style-asian="italic" style:font-style-complex="italic"/>
    </style:style>
    <style:style style:name="T137_19" style:family="text">
      <style:text-properties fo:font-style="italic" style:font-style-asian="italic" style:font-style-complex="italic"/>
    </style:style>
    <style:style style:name="T137_20" style:family="text">
      <style:text-properties fo:font-style="italic" style:font-style-asian="italic" style:font-style-complex="italic"/>
    </style:style>
    <style:style style:name="T137_21" style:family="text">
      <style:text-properties fo:font-style="italic" style:font-style-asian="italic" style:font-style-complex="italic"/>
    </style:style>
    <style:style style:name="T137_22" style:family="text">
      <style:text-properties fo:font-style="italic" style:font-style-asian="italic" style:font-style-complex="italic"/>
    </style:style>
    <style:style style:name="T137_23" style:family="text">
      <style:text-properties fo:font-style="italic" style:font-style-asian="italic" style:font-style-complex="italic"/>
    </style:style>
    <style:style style:name="T137_24" style:family="text">
      <style:text-properties fo:font-style="italic" style:font-style-asian="italic" style:font-style-complex="italic"/>
    </style:style>
    <style:style style:name="T137_25" style:family="text">
      <style:text-properties fo:font-style="italic" style:font-style-asian="italic" style:font-style-complex="italic"/>
    </style:style>
    <style:style style:name="P138" style:family="paragraph" style:parent-style-name="Standard">
      <style:paragraph-properties fo:break-before="auto" fo:line-height="100%" style:writing-mode="lr-tb"/>
    </style:style>
    <style:style style:name="T138_1" style:family="text">
      <style:text-properties fo:font-style="italic" style:font-style-asian="italic" style:font-style-complex="italic"/>
    </style:style>
    <style:style style:name="T138_2" style:family="text">
      <style:text-properties fo:font-style="italic" style:font-style-asian="italic" style:font-style-complex="italic"/>
    </style:style>
    <style:style style:name="T138_3" style:family="text">
      <style:text-properties fo:font-style="italic" style:font-style-asian="italic" style:font-style-complex="italic"/>
    </style:style>
    <style:style style:name="T138_4" style:family="text">
      <style:text-properties fo:font-style="italic" style:font-style-asian="italic" style:font-style-complex="italic"/>
    </style:style>
    <style:style style:name="T138_5" style:family="text">
      <style:text-properties fo:font-style="italic" style:font-style-asian="italic" style:font-style-complex="italic"/>
    </style:style>
    <style:style style:name="T138_6" style:family="text">
      <style:text-properties fo:font-style="italic" style:font-style-asian="italic" style:font-style-complex="italic"/>
    </style:style>
    <style:style style:name="T138_7" style:family="text">
      <style:text-properties fo:font-style="italic" style:font-style-asian="italic" style:font-style-complex="italic"/>
    </style:style>
    <style:style style:name="T138_8" style:family="text">
      <style:text-properties fo:font-style="italic" style:font-style-asian="italic" style:font-style-complex="italic"/>
    </style:style>
    <style:style style:name="T138_9" style:family="text">
      <style:text-properties fo:font-style="italic" style:font-style-asian="italic" style:font-style-complex="italic"/>
    </style:style>
    <style:style style:name="T138_10" style:family="text">
      <style:text-properties fo:font-style="italic" style:font-style-asian="italic" style:font-style-complex="italic"/>
    </style:style>
    <style:style style:name="T138_11" style:family="text">
      <style:text-properties fo:font-style="italic" style:font-style-asian="italic" style:font-style-complex="italic"/>
    </style:style>
    <style:style style:name="T138_12" style:family="text">
      <style:text-properties fo:font-style="italic" style:font-style-asian="italic" style:font-style-complex="italic"/>
    </style:style>
    <style:style style:name="T138_13" style:family="text">
      <style:text-properties fo:font-style="italic" style:font-style-asian="italic" style:font-style-complex="italic"/>
    </style:style>
    <style:style style:name="T138_14" style:family="text">
      <style:text-properties fo:font-style="italic" style:font-style-asian="italic" style:font-style-complex="italic"/>
    </style:style>
    <style:style style:name="T138_15" style:family="text">
      <style:text-properties fo:font-style="italic" style:font-style-asian="italic" style:font-style-complex="italic"/>
    </style:style>
    <style:style style:name="T138_16" style:family="text">
      <style:text-properties fo:font-style="italic" style:font-style-asian="italic" style:font-style-complex="italic"/>
    </style:style>
    <style:style style:name="T138_17" style:family="text">
      <style:text-properties fo:font-style="italic" style:font-style-asian="italic" style:font-style-complex="italic"/>
    </style:style>
    <style:style style:name="T138_18" style:family="text">
      <style:text-properties fo:font-style="italic" style:font-style-asian="italic" style:font-style-complex="italic"/>
    </style:style>
    <style:style style:name="T138_19" style:family="text">
      <style:text-properties fo:font-style="italic" style:font-style-asian="italic" style:font-style-complex="italic"/>
    </style:style>
    <style:style style:name="T138_20" style:family="text">
      <style:text-properties fo:font-style="italic" style:font-style-asian="italic" style:font-style-complex="italic"/>
    </style:style>
    <style:style style:name="T138_21" style:family="text">
      <style:text-properties fo:font-style="italic" style:font-style-asian="italic" style:font-style-complex="italic"/>
    </style:style>
    <style:style style:name="T138_22" style:family="text">
      <style:text-properties fo:font-style="italic" style:font-style-asian="italic" style:font-style-complex="italic"/>
    </style:style>
    <style:style style:name="T138_23" style:family="text">
      <style:text-properties fo:font-style="italic" style:font-style-asian="italic" style:font-style-complex="italic"/>
    </style:style>
    <style:style style:name="T138_24" style:family="text">
      <style:text-properties fo:font-style="italic" style:font-style-asian="italic" style:font-style-complex="italic"/>
    </style:style>
    <style:style style:name="T138_25" style:family="text">
      <style:text-properties fo:font-style="italic" style:font-style-asian="italic" style:font-style-complex="italic"/>
    </style:style>
    <style:style style:name="T138_26" style:family="text">
      <style:text-properties fo:font-style="italic" style:font-style-asian="italic" style:font-style-complex="italic"/>
    </style:style>
    <style:style style:name="T138_27" style:family="text">
      <style:text-properties fo:font-style="italic" style:font-style-asian="italic" style:font-style-complex="italic"/>
    </style:style>
    <style:style style:name="T138_28" style:family="text">
      <style:text-properties fo:font-style="italic" style:font-style-asian="italic" style:font-style-complex="italic"/>
    </style:style>
    <style:style style:name="T138_29" style:family="text">
      <style:text-properties fo:font-style="italic" style:font-style-asian="italic" style:font-style-complex="italic"/>
    </style:style>
    <style:style style:name="T138_30" style:family="text">
      <style:text-properties fo:font-style="italic" style:font-style-asian="italic" style:font-style-complex="italic"/>
    </style:style>
    <style:style style:name="T138_31" style:family="text">
      <style:text-properties fo:font-style="italic" style:font-style-asian="italic" style:font-style-complex="italic"/>
    </style:style>
    <style:style style:name="P139" style:family="paragraph" style:parent-style-name="Standard">
      <style:paragraph-properties fo:break-before="auto" fo:line-height="100%" style:writing-mode="lr-tb"/>
    </style:style>
    <style:style style:name="T139_1" style:family="text">
      <style:text-properties fo:font-style="italic" style:font-style-asian="italic" style:font-style-complex="italic"/>
    </style:style>
    <style:style style:name="T139_2" style:family="text">
      <style:text-properties fo:font-style="italic" style:font-style-asian="italic" style:font-style-complex="italic"/>
    </style:style>
    <style:style style:name="T139_3" style:family="text">
      <style:text-properties fo:font-style="italic" style:font-style-asian="italic" style:font-style-complex="italic"/>
    </style:style>
    <style:style style:name="T139_4" style:family="text">
      <style:text-properties fo:font-style="italic" style:font-style-asian="italic" style:font-style-complex="italic"/>
    </style:style>
    <style:style style:name="T139_5" style:family="text">
      <style:text-properties fo:font-style="italic" style:font-style-asian="italic" style:font-style-complex="italic"/>
    </style:style>
    <style:style style:name="T139_6" style:family="text">
      <style:text-properties fo:font-style="italic" style:font-style-asian="italic" style:font-style-complex="italic"/>
    </style:style>
    <style:style style:name="T139_7" style:family="text">
      <style:text-properties fo:font-style="italic" style:font-style-asian="italic" style:font-style-complex="italic"/>
    </style:style>
    <style:style style:name="T139_8" style:family="text">
      <style:text-properties fo:font-style="italic" style:font-style-asian="italic" style:font-style-complex="italic"/>
    </style:style>
    <style:style style:name="T139_9" style:family="text">
      <style:text-properties fo:font-style="italic" style:font-style-asian="italic" style:font-style-complex="italic"/>
    </style:style>
    <style:style style:name="T139_10" style:family="text">
      <style:text-properties fo:font-style="italic" style:font-style-asian="italic" style:font-style-complex="italic"/>
    </style:style>
    <style:style style:name="T139_11" style:family="text">
      <style:text-properties fo:font-style="italic" style:font-style-asian="italic" style:font-style-complex="italic"/>
    </style:style>
    <style:style style:name="T139_12" style:family="text">
      <style:text-properties fo:font-style="italic" style:font-style-asian="italic" style:font-style-complex="italic"/>
    </style:style>
    <style:style style:name="T139_13" style:family="text">
      <style:text-properties fo:font-style="italic" style:font-style-asian="italic" style:font-style-complex="italic"/>
    </style:style>
    <style:style style:name="T139_14" style:family="text">
      <style:text-properties fo:font-style="italic" style:font-style-asian="italic" style:font-style-complex="italic"/>
    </style:style>
    <style:style style:name="T139_15" style:family="text">
      <style:text-properties fo:font-style="italic" style:font-style-asian="italic" style:font-style-complex="italic"/>
    </style:style>
    <style:style style:name="T139_16" style:family="text">
      <style:text-properties fo:font-style="italic" style:font-style-asian="italic" style:font-style-complex="italic"/>
    </style:style>
    <style:style style:name="T139_17" style:family="text">
      <style:text-properties fo:font-style="italic" style:font-style-asian="italic" style:font-style-complex="italic"/>
    </style:style>
    <style:style style:name="T139_18" style:family="text">
      <style:text-properties fo:font-style="italic" style:font-style-asian="italic" style:font-style-complex="italic"/>
    </style:style>
    <style:style style:name="T139_19" style:family="text">
      <style:text-properties fo:font-style="italic" style:font-style-asian="italic" style:font-style-complex="italic"/>
    </style:style>
    <style:style style:name="T139_20" style:family="text">
      <style:text-properties fo:font-style="italic" style:font-style-asian="italic" style:font-style-complex="italic"/>
    </style:style>
    <style:style style:name="P140" style:family="paragraph" style:parent-style-name="Heading_20_1">
      <style:paragraph-properties fo:break-before="page" fo:line-height="100%" style:writing-mode="lr-tb"/>
    </style:style>
    <style:style style:name="T140_1" style:family="text">
      <style:text-properties fo:font-weight="bold" style:font-weight-asian="bold" style:font-weight-complex="bold"/>
    </style:style>
    <style:style style:name="T140_2" style:family="text">
      <style:text-properties fo:font-weight="bold" style:font-weight-asian="bold" style:font-weight-complex="bold"/>
    </style:style>
    <style:style style:name="T140_3" style:family="text">
      <style:text-properties fo:font-weight="bold" style:font-weight-asian="bold" style:font-weight-complex="bold"/>
    </style:style>
    <style:style style:name="T140_4" style:family="text">
      <style:text-properties fo:font-weight="bold" style:font-weight-asian="bold" style:font-weight-complex="bold"/>
    </style:style>
    <style:style style:name="P141" style:family="paragraph" style:parent-style-name="Standard">
      <style:paragraph-properties fo:break-before="auto" fo:line-height="100%" style:writing-mode="lr-tb"/>
    </style:style>
    <style:style style:name="P142" style:family="paragraph" style:parent-style-name="Heading_20_2">
      <style:paragraph-properties fo:break-before="auto" fo:line-height="100%" style:writing-mode="lr-tb"/>
    </style:style>
    <style:style style:name="T142_1" style:family="text">
      <style:text-properties fo:font-weight="bold" style:font-weight-asian="bold" style:font-weight-complex="bold"/>
    </style:style>
    <style:style style:name="T142_2" style:family="text">
      <style:text-properties fo:font-weight="bold" style:font-weight-asian="bold" style:font-weight-complex="bold"/>
    </style:style>
    <style:style style:name="T142_3" style:family="text">
      <style:text-properties fo:font-weight="bold" style:font-weight-asian="bold" style:font-weight-complex="bold"/>
    </style:style>
    <style:style style:name="T142_4" style:family="text">
      <style:text-properties fo:font-weight="bold" style:font-weight-asian="bold" style:font-weight-complex="bold"/>
    </style:style>
    <style:style style:name="P143" style:family="paragraph" style:parent-style-name="Standard">
      <style:paragraph-properties fo:break-before="auto" fo:line-height="100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P144" style:family="paragraph" style:parent-style-name="Heading_20_2">
      <style:paragraph-properties fo:break-before="auto" fo:line-height="100%" style:writing-mode="lr-tb"/>
    </style:style>
    <style:style style:name="T144_1" style:family="text">
      <style:text-properties fo:font-weight="bold" style:font-weight-asian="bold" style:font-weight-complex="bold"/>
    </style:style>
    <style:style style:name="T144_2" style:family="text">
      <style:text-properties fo:font-weight="bold" style:font-weight-asian="bold" style:font-weight-complex="bold"/>
    </style:style>
    <style:style style:name="T144_3" style:family="text">
      <style:text-properties fo:font-weight="bold" style:font-weight-asian="bold" style:font-weight-complex="bold"/>
    </style:style>
    <style:style style:name="T144_4" style:family="text">
      <style:text-properties fo:font-weight="bold" style:font-weight-asian="bold" style:font-weight-complex="bold"/>
    </style:style>
    <style:style style:name="P145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T145_55" style:family="text"/>
    <style:style style:name="T145_56" style:family="text"/>
    <style:style style:name="P146" style:family="paragraph" style:parent-style-name="Heading_20_2">
      <style:paragraph-properties fo:break-before="auto" fo:line-height="100%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>
      <style:text-properties fo:font-weight="bold" style:font-weight-asian="bold" style:font-weight-complex="bold"/>
    </style:style>
    <style:style style:name="P147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/>
    <style:style style:name="T147_65" style:family="text"/>
    <style:style style:name="T147_66" style:family="text"/>
    <style:style style:name="T147_67" style:family="text"/>
    <style:style style:name="P148" style:family="paragraph" style:parent-style-name="Heading_20_2">
      <style:paragraph-properties fo:break-before="auto" fo:line-height="100%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>
      <style:text-properties fo:font-weight="bold" style:font-weight-asian="bold" style:font-weight-complex="bold"/>
    </style:style>
    <style:style style:name="T148_3" style:family="text">
      <style:text-properties fo:font-weight="bold" style:font-weight-asian="bold" style:font-weight-complex="bold"/>
    </style:style>
    <style:style style:name="T148_4" style:family="text">
      <style:text-properties fo:font-weight="bold" style:font-weight-asian="bold" style:font-weight-complex="bold"/>
    </style:style>
    <style:style style:name="P149" style:family="paragraph" style:parent-style-name="Standard">
      <style:paragraph-properties fo:break-before="auto" fo:line-height="100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T149_93" style:family="text"/>
    <style:style style:name="P150" style:family="paragraph" style:parent-style-name="Heading_20_2">
      <style:paragraph-properties fo:break-before="auto" fo:line-height="100%" style:writing-mode="lr-tb"/>
    </style:style>
    <style:style style:name="T150_1" style:family="text">
      <style:text-properties fo:font-weight="bold" style:font-weight-asian="bold" style:font-weight-complex="bold"/>
    </style:style>
    <style:style style:name="T150_2" style:family="text">
      <style:text-properties fo:font-weight="bold" style:font-weight-asian="bold" style:font-weight-complex="bold"/>
    </style:style>
    <style:style style:name="T150_3" style:family="text">
      <style:text-properties fo:font-weight="bold" style:font-weight-asian="bold" style:font-weight-complex="bold"/>
    </style:style>
    <style:style style:name="T150_4" style:family="text">
      <style:text-properties fo:font-weight="bold" style:font-weight-asian="bold" style:font-weight-complex="bold"/>
    </style:style>
    <style:style style:name="T150_5" style:family="text">
      <style:text-properties fo:font-weight="bold" style:font-weight-asian="bold" style:font-weight-complex="bold"/>
    </style:style>
    <style:style style:name="T150_6" style:family="text">
      <style:text-properties fo:font-weight="bold" style:font-weight-asian="bold" style:font-weight-complex="bold"/>
    </style:style>
    <style:style style:name="P151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P152" style:family="paragraph" style:parent-style-name="Heading_20_1">
      <style:paragraph-properties fo:break-before="auto" fo:line-height="100%" style:writing-mode="lr-tb"/>
    </style:style>
    <style:style style:name="P153" style:family="paragraph" style:parent-style-name="Heading_20_1">
      <style:paragraph-properties fo:break-before="auto" fo:line-height="100%" style:writing-mode="lr-tb"/>
    </style:style>
    <style:style style:name="P154" style:family="paragraph" style:parent-style-name="Heading_20_1">
      <style:paragraph-properties fo:break-before="auto" fo:line-height="100%" style:writing-mode="lr-tb"/>
    </style:style>
    <style:style style:name="P155" style:family="paragraph" style:parent-style-name="Standard">
      <style:paragraph-properties fo:break-before="auto" fo:line-height="100%" style:writing-mode="lr-tb"/>
    </style:style>
    <style:style style:name="P156" style:family="paragraph" style:parent-style-name="Standard">
      <style:paragraph-properties fo:break-before="auto" fo:line-height="100%" style:writing-mode="lr-tb"/>
    </style:style>
    <style:style style:name="P157" style:family="paragraph" style:parent-style-name="Standard">
      <style:paragraph-properties fo:break-before="auto" fo:line-height="100%" style:writing-mode="lr-tb"/>
    </style:style>
    <style:style style:name="P158" style:family="paragraph" style:parent-style-name="Standard">
      <style:paragraph-properties fo:break-before="auto" fo:line-height="100%" style:writing-mode="lr-tb"/>
    </style:style>
    <style:style style:name="P159" style:family="paragraph" style:parent-style-name="Standard">
      <style:paragraph-properties fo:break-before="auto" fo:line-height="100%" style:writing-mode="lr-tb"/>
    </style:style>
    <style:style style:name="P160" style:family="paragraph" style:parent-style-name="Standard">
      <style:paragraph-properties fo:break-before="auto" fo:line-height="100%" style:writing-mode="lr-tb"/>
    </style:style>
    <style:style style:name="P161" style:family="paragraph" style:parent-style-name="Standard">
      <style:paragraph-properties fo:break-before="auto" fo:line-height="100%" style:writing-mode="lr-tb"/>
    </style:style>
    <style:style style:name="P162" style:family="paragraph" style:parent-style-name="Heading_20_1">
      <style:paragraph-properties fo:break-before="auto" fo:line-height="100%" style:writing-mode="lr-tb"/>
    </style:style>
    <style:style style:name="P163" style:family="paragraph" style:parent-style-name="Heading_20_1">
      <style:paragraph-properties fo:break-before="auto" fo:line-height="100%" style:writing-mode="lr-tb"/>
    </style:style>
    <style:style style:name="P164" style:family="paragraph" style:parent-style-name="Heading_20_1">
      <style:paragraph-properties fo:break-before="auto" fo:line-height="100%" style:writing-mode="lr-tb"/>
    </style:style>
    <style:style style:name="T164_1" style:family="text">
      <style:text-properties fo:font-weight="bold" style:font-weight-asian="bold" style:font-weight-complex="bold"/>
    </style:style>
    <style:style style:name="T164_2" style:family="text">
      <style:text-properties fo:font-weight="bold" style:font-weight-asian="bold" style:font-weight-complex="bold"/>
    </style:style>
    <style:style style:name="T164_3" style:family="text">
      <style:text-properties fo:font-weight="bold" style:font-weight-asian="bold" style:font-weight-complex="bold"/>
    </style:style>
    <style:style style:name="T164_4" style:family="text">
      <style:text-properties fo:font-weight="bold" style:font-weight-asian="bold" style:font-weight-complex="bold"/>
    </style:style>
    <style:style style:name="P165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65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2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2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2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2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2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2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2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2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2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2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3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3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3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3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3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3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3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3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3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3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4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4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4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4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4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4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4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4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4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4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5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5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5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5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5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5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5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5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5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5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6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6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6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6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6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6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6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6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6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6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7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7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7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7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7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7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7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7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7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7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8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8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5_8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166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167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67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7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7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7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7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7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7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7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7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7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7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7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7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7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168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952cm"/>
          <style:tab-stop style:type="left" style:leader-style="none" style:position="-0.635cm"/>
        </style:tab-stops>
      </style:paragraph-properties>
    </style:style>
    <style:style style:name="T168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169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952cm"/>
          <style:tab-stop style:type="left" style:leader-style="none" style:position="-0.635cm"/>
        </style:tab-stops>
      </style:paragraph-properties>
    </style:style>
    <style:style style:name="T169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69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170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952cm"/>
          <style:tab-stop style:type="left" style:leader-style="none" style:position="-0.635cm"/>
        </style:tab-stops>
      </style:paragraph-properties>
    </style:style>
    <style:style style:name="T170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171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952cm"/>
          <style:tab-stop style:type="left" style:leader-style="none" style:position="-0.635cm"/>
        </style:tab-stops>
      </style:paragraph-properties>
    </style:style>
    <style:style style:name="T171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1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1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1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1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1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1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1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172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952cm"/>
          <style:tab-stop style:type="left" style:leader-style="none" style:position="-0.635cm"/>
        </style:tab-stops>
      </style:paragraph-properties>
    </style:style>
    <style:style style:name="T172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2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2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2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2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2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2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2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2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2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2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2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2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2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2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2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173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952cm"/>
          <style:tab-stop style:type="left" style:leader-style="none" style:position="-0.635cm"/>
        </style:tab-stops>
      </style:paragraph-properties>
    </style:style>
    <style:style style:name="T173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174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952cm"/>
          <style:tab-stop style:type="left" style:leader-style="none" style:position="-0.635cm"/>
        </style:tab-stops>
      </style:paragraph-properties>
    </style:style>
    <style:style style:name="T174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175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952cm"/>
          <style:tab-stop style:type="left" style:leader-style="none" style:position="-0.635cm"/>
        </style:tab-stops>
      </style:paragraph-properties>
    </style:style>
    <style:style style:name="T175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5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5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5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5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5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5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5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5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5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5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5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176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177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77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2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2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2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2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2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2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2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2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2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2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3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3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3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3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3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3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3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3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3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3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4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4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4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4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4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4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4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4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4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4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5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5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5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5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5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5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5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5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5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5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6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6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6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6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6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6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6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6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6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6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7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7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7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7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7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7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7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7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7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7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8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8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8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8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8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8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8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8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8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8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9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9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9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9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9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9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9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9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77_9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178" style:family="paragraph" style:parent-style-name="Heading_20_2">
      <style:paragraph-properties fo:break-before="auto" fo:line-height="100%" style:writing-mode="lr-tb"/>
    </style:style>
    <style:style style:name="T178_1" style:family="text">
      <style:text-properties fo:font-weight="bold" style:font-weight-asian="bold" style:font-weight-complex="bold"/>
    </style:style>
    <style:style style:name="T178_2" style:family="text">
      <style:text-properties fo:font-weight="bold" style:font-weight-asian="bold" style:font-weight-complex="bold"/>
    </style:style>
    <style:style style:name="T178_3" style:family="text">
      <style:text-properties fo:font-weight="bold" style:font-weight-asian="bold" style:font-weight-complex="bold"/>
    </style:style>
    <style:style style:name="T178_4" style:family="text">
      <style:text-properties fo:font-weight="bold" style:font-weight-asian="bold" style:font-weight-complex="bold"/>
    </style:style>
    <style:style style:name="T178_5" style:family="text">
      <style:text-properties fo:font-weight="bold" style:font-weight-asian="bold" style:font-weight-complex="bold"/>
    </style:style>
    <style:style style:name="T178_6" style:family="text">
      <style:text-properties fo:font-weight="bold" style:font-weight-asian="bold" style:font-weight-complex="bold"/>
    </style:style>
    <style:style style:name="P179" style:family="paragraph" style:parent-style-name="Heading_20_3">
      <style:paragraph-properties fo:break-before="auto" fo:line-height="100%" style:writing-mode="lr-tb"/>
    </style:style>
    <style:style style:name="T179_1" style:family="text">
      <style:text-properties fo:font-weight="bold" style:font-weight-asian="bold" style:font-weight-complex="bold"/>
    </style:style>
    <style:style style:name="T179_2" style:family="text">
      <style:text-properties fo:font-weight="bold" style:font-weight-asian="bold" style:font-weight-complex="bold"/>
    </style:style>
    <style:style style:name="T179_3" style:family="text">
      <style:text-properties fo:font-weight="bold" style:font-weight-asian="bold" style:font-weight-complex="bold"/>
    </style:style>
    <style:style style:name="T179_4" style:family="text">
      <style:text-properties fo:font-weight="bold" style:font-weight-asian="bold" style:font-weight-complex="bold"/>
    </style:style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P181" style:family="paragraph" style:parent-style-name="Heading_20_3">
      <style:paragraph-properties fo:break-before="auto" fo:line-height="100%" style:writing-mode="lr-tb"/>
    </style:style>
    <style:style style:name="T181_1" style:family="text">
      <style:text-properties fo:font-weight="bold" style:font-weight-asian="bold" style:font-weight-complex="bold"/>
    </style:style>
    <style:style style:name="T181_2" style:family="text">
      <style:text-properties fo:font-weight="bold" style:font-weight-asian="bold" style:font-weight-complex="bold"/>
    </style:style>
    <style:style style:name="T181_3" style:family="text">
      <style:text-properties fo:font-weight="bold" style:font-weight-asian="bold" style:font-weight-complex="bold"/>
    </style:style>
    <style:style style:name="T181_4" style:family="text">
      <style:text-properties fo:font-weight="bold" style:font-weight-asian="bold" style:font-weight-complex="bold"/>
    </style:style>
    <style:style style:name="P182" style:family="paragraph" style:parent-style-name="Standard">
      <style:paragraph-properties fo:break-before="auto" fo:line-height="10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P183" style:family="paragraph" style:parent-style-name="Heading_20_3">
      <style:paragraph-properties fo:break-before="auto" fo:line-height="100%" style:writing-mode="lr-tb"/>
    </style:style>
    <style:style style:name="T183_1" style:family="text">
      <style:text-properties fo:font-weight="bold" style:font-weight-asian="bold" style:font-weight-complex="bold"/>
    </style:style>
    <style:style style:name="T183_2" style:family="text">
      <style:text-properties fo:font-weight="bold" style:font-weight-asian="bold" style:font-weight-complex="bold"/>
    </style:style>
    <style:style style:name="T183_3" style:family="text">
      <style:text-properties fo:font-weight="bold" style:font-weight-asian="bold" style:font-weight-complex="bold"/>
    </style:style>
    <style:style style:name="T183_4" style:family="text">
      <style:text-properties fo:font-weight="bold" style:font-weight-asian="bold" style:font-weight-complex="bold"/>
    </style:style>
    <style:style style:name="P184" style:family="paragraph" style:parent-style-name="Standard">
      <style:paragraph-properties fo:break-before="auto" fo:line-height="100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P185" style:family="paragraph" style:parent-style-name="Heading_20_3">
      <style:paragraph-properties fo:break-before="auto" fo:line-height="100%" style:writing-mode="lr-tb"/>
    </style:style>
    <style:style style:name="T185_1" style:family="text">
      <style:text-properties fo:font-weight="bold" style:font-weight-asian="bold" style:font-weight-complex="bold"/>
    </style:style>
    <style:style style:name="T185_2" style:family="text">
      <style:text-properties fo:font-weight="bold" style:font-weight-asian="bold" style:font-weight-complex="bold"/>
    </style:style>
    <style:style style:name="T185_3" style:family="text">
      <style:text-properties fo:font-weight="bold" style:font-weight-asian="bold" style:font-weight-complex="bold"/>
    </style:style>
    <style:style style:name="T185_4" style:family="text">
      <style:text-properties fo:font-weight="bold" style:font-weight-asian="bold" style:font-weight-complex="bold"/>
    </style:style>
    <style:style style:name="P186" style:family="paragraph" style:parent-style-name="Standard">
      <style:paragraph-properties fo:break-before="auto" fo:line-height="100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P187" style:family="paragraph" style:parent-style-name="Heading_20_2">
      <style:paragraph-properties fo:break-before="auto" fo:line-height="100%" style:writing-mode="lr-tb"/>
    </style:style>
    <style:style style:name="T187_1" style:family="text">
      <style:text-properties fo:font-weight="bold" style:font-weight-asian="bold" style:font-weight-complex="bold"/>
    </style:style>
    <style:style style:name="T187_2" style:family="text">
      <style:text-properties fo:font-weight="bold" style:font-weight-asian="bold" style:font-weight-complex="bold"/>
    </style:style>
    <style:style style:name="T187_3" style:family="text">
      <style:text-properties fo:font-weight="bold" style:font-weight-asian="bold" style:font-weight-complex="bold"/>
    </style:style>
    <style:style style:name="T187_4" style:family="text">
      <style:text-properties fo:font-weight="bold" style:font-weight-asian="bold" style:font-weight-complex="bold"/>
    </style:style>
    <style:style style:name="P188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188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2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2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2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2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2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2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2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2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2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2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3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3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3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3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3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3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3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3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3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3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4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4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4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4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4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4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4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4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4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4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5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5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5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5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5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5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188_5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189" style:family="paragraph" style:parent-style-name="Heading_20_3">
      <style:paragraph-properties fo:break-before="auto" fo:line-height="100%" style:writing-mode="lr-tb"/>
    </style:style>
    <style:style style:name="T189_1" style:family="text">
      <style:text-properties fo:font-weight="bold" style:font-weight-asian="bold" style:font-weight-complex="bold"/>
    </style:style>
    <style:style style:name="T189_2" style:family="text"/>
    <style:style style:name="T189_3" style:family="text"/>
    <style:style style:name="T189_4" style:family="text"/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/>
    <style:style style:name="T190_2" style:family="text"/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P192" style:family="paragraph" style:parent-style-name="Standard">
      <style:paragraph-properties fo:break-before="auto" fo:line-height="100%" style:writing-mode="lr-tb"/>
    </style:style>
    <style:style style:name="T192_1" style:family="text"/>
    <style:style style:name="T192_2" style:family="text"/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/>
    <style:style style:name="T194_2" style:family="text"/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T195_39" style:family="text"/>
    <style:style style:name="T195_40" style:family="text"/>
    <style:style style:name="T195_41" style:family="text"/>
    <style:style style:name="T195_42" style:family="text"/>
    <style:style style:name="T195_43" style:family="text"/>
    <style:style style:name="T195_44" style:family="text"/>
    <style:style style:name="T195_45" style:family="text"/>
    <style:style style:name="T195_46" style:family="text"/>
    <style:style style:name="T195_47" style:family="text"/>
    <style:style style:name="T195_48" style:family="text"/>
    <style:style style:name="T195_49" style:family="text"/>
    <style:style style:name="T195_50" style:family="text"/>
    <style:style style:name="T195_51" style:family="text"/>
    <style:style style:name="T195_52" style:family="text"/>
    <style:style style:name="T195_53" style:family="text"/>
    <style:style style:name="T195_54" style:family="text"/>
    <style:style style:name="T195_55" style:family="text"/>
    <style:style style:name="T195_56" style:family="text"/>
    <style:style style:name="T195_57" style:family="text"/>
    <style:style style:name="T195_58" style:family="text"/>
    <style:style style:name="T195_59" style:family="text"/>
    <style:style style:name="T195_60" style:family="text"/>
    <style:style style:name="T195_61" style:family="text"/>
    <style:style style:name="T195_62" style:family="text"/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/>
    <style:style style:name="T196_2" style:family="text"/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P198" style:family="paragraph" style:parent-style-name="Standard">
      <style:paragraph-properties fo:break-before="auto" fo:line-height="100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P200" style:family="paragraph" style:parent-style-name="Heading_20_3">
      <style:paragraph-properties fo:break-before="auto" fo:line-height="100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P201" style:family="paragraph" style:parent-style-name="Standard">
      <style:paragraph-properties fo:break-before="auto" fo:line-height="100%" fo:margin-top="0cm" style:writing-mode="lr-tb"/>
    </style:style>
    <style:style style:name="T201_1" style:family="text"/>
    <style:style style:name="T201_2" style:family="text"/>
    <style:style style:name="P202" style:family="paragraph" style:parent-style-name="Standard">
      <style:paragraph-properties fo:break-before="auto" fo:line-height="100%" fo:margin-top="0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P203" style:family="paragraph" style:parent-style-name="Standard">
      <style:paragraph-properties fo:break-before="auto" fo:line-height="100%" fo:margin-top="0cm" style:writing-mode="lr-tb"/>
    </style:style>
    <style:style style:name="T203_1" style:family="text"/>
    <style:style style:name="T203_2" style:family="text"/>
    <style:style style:name="P204" style:family="paragraph" style:parent-style-name="Standard">
      <style:paragraph-properties fo:break-before="auto" fo:line-height="100%" fo:margin-top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P205" style:family="paragraph" style:parent-style-name="Standard">
      <style:paragraph-properties fo:break-before="auto" fo:line-height="100%" fo:margin-top="0cm" style:writing-mode="lr-tb"/>
    </style:style>
    <style:style style:name="T205_1" style:family="text"/>
    <style:style style:name="T205_2" style:family="text"/>
    <style:style style:name="P206" style:family="paragraph" style:parent-style-name="Standard">
      <style:paragraph-properties fo:break-before="auto" fo:line-height="100%" fo:margin-top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T206_46" style:family="text"/>
    <style:style style:name="T206_47" style:family="text"/>
    <style:style style:name="T206_48" style:family="text"/>
    <style:style style:name="T206_49" style:family="text"/>
    <style:style style:name="T206_50" style:family="text"/>
    <style:style style:name="T206_51" style:family="text"/>
    <style:style style:name="T206_52" style:family="text"/>
    <style:style style:name="T206_53" style:family="text"/>
    <style:style style:name="T206_54" style:family="text"/>
    <style:style style:name="T206_55" style:family="text"/>
    <style:style style:name="T206_56" style:family="text"/>
    <style:style style:name="T206_57" style:family="text"/>
    <style:style style:name="T206_58" style:family="text"/>
    <style:style style:name="T206_59" style:family="text"/>
    <style:style style:name="T206_60" style:family="text"/>
    <style:style style:name="T206_61" style:family="text"/>
    <style:style style:name="T206_62" style:family="text"/>
    <style:style style:name="T206_63" style:family="text"/>
    <style:style style:name="T206_64" style:family="text"/>
    <style:style style:name="T206_65" style:family="text"/>
    <style:style style:name="T206_66" style:family="text"/>
    <style:style style:name="P207" style:family="paragraph" style:parent-style-name="Standard">
      <style:paragraph-properties fo:break-before="auto" fo:line-height="100%" fo:margin-top="0cm" style:writing-mode="lr-tb"/>
    </style:style>
    <style:style style:name="T207_1" style:family="text"/>
    <style:style style:name="T207_2" style:family="text"/>
    <style:style style:name="P208" style:family="paragraph" style:parent-style-name="Standard">
      <style:paragraph-properties fo:break-before="auto" fo:line-height="100%" fo:margin-top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P209" style:family="paragraph" style:parent-style-name="Standard">
      <style:paragraph-properties fo:break-before="auto" fo:line-height="100%" fo:margin-top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P210" style:family="paragraph" style:parent-style-name="Standard">
      <style:paragraph-properties fo:break-before="auto" fo:line-height="100%" fo:margin-top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T210_35" style:family="text"/>
    <style:style style:name="T210_36" style:family="text"/>
    <style:style style:name="T210_37" style:family="text"/>
    <style:style style:name="T210_38" style:family="text"/>
    <style:style style:name="T210_39" style:family="text"/>
    <style:style style:name="T210_40" style:family="text"/>
    <style:style style:name="T210_41" style:family="text"/>
    <style:style style:name="T210_42" style:family="text"/>
    <style:style style:name="T210_43" style:family="text"/>
    <style:style style:name="T210_44" style:family="text"/>
    <style:style style:name="T210_45" style:family="text"/>
    <style:style style:name="T210_46" style:family="text"/>
    <style:style style:name="T210_47" style:family="text"/>
    <style:style style:name="T210_48" style:family="text"/>
    <style:style style:name="T210_49" style:family="text"/>
    <style:style style:name="T210_50" style:family="text"/>
    <style:style style:name="T210_51" style:family="text"/>
    <style:style style:name="T210_52" style:family="text"/>
    <style:style style:name="T210_53" style:family="text"/>
    <style:style style:name="T210_54" style:family="text"/>
    <style:style style:name="T210_55" style:family="text"/>
    <style:style style:name="T210_56" style:family="text"/>
    <style:style style:name="T210_57" style:family="text"/>
    <style:style style:name="T210_58" style:family="text"/>
    <style:style style:name="T210_59" style:family="text"/>
    <style:style style:name="T210_60" style:family="text"/>
    <style:style style:name="T210_61" style:family="text"/>
    <style:style style:name="T210_62" style:family="text"/>
    <style:style style:name="T210_63" style:family="text"/>
    <style:style style:name="T210_64" style:family="text"/>
    <style:style style:name="T210_65" style:family="text"/>
    <style:style style:name="T210_66" style:family="text"/>
    <style:style style:name="T210_67" style:family="text"/>
    <style:style style:name="T210_68" style:family="text"/>
    <style:style style:name="T210_69" style:family="text"/>
    <style:style style:name="T210_70" style:family="text"/>
    <style:style style:name="T210_71" style:family="text"/>
    <style:style style:name="T210_72" style:family="text"/>
    <style:style style:name="T210_73" style:family="text"/>
    <style:style style:name="T210_74" style:family="text"/>
    <style:style style:name="T210_75" style:family="text"/>
    <style:style style:name="P211" style:family="paragraph" style:parent-style-name="Heading_20_3">
      <style:paragraph-properties fo:break-before="auto" fo:line-height="100%" fo:margin-top="0.212cm" fo:margin-bottom="0.106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P212" style:family="paragraph" style:parent-style-name="Standard">
      <style:paragraph-properties fo:break-before="auto" fo:line-height="100%" style:writing-mode="lr-tb"/>
    </style:style>
    <style:style style:name="T212_1" style:family="text"/>
    <style:style style:name="T212_2" style:family="text"/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T213_49" style:family="text"/>
    <style:style style:name="T213_50" style:family="text"/>
    <style:style style:name="T213_51" style:family="text"/>
    <style:style style:name="T213_52" style:family="text"/>
    <style:style style:name="T213_53" style:family="text"/>
    <style:style style:name="T213_54" style:family="text"/>
    <style:style style:name="T213_55" style:family="text"/>
    <style:style style:name="T213_56" style:family="text"/>
    <style:style style:name="T213_57" style:family="text"/>
    <style:style style:name="T213_58" style:family="text"/>
    <style:style style:name="T213_59" style:family="text"/>
    <style:style style:name="T213_60" style:family="text"/>
    <style:style style:name="T213_61" style:family="text"/>
    <style:style style:name="T213_62" style:family="text"/>
    <style:style style:name="T213_63" style:family="text"/>
    <style:style style:name="T213_64" style:family="text"/>
    <style:style style:name="T213_65" style:family="text"/>
    <style:style style:name="T213_66" style:family="text"/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/>
    <style:style style:name="T214_2" style:family="text"/>
    <style:style style:name="P215" style:family="paragraph" style:parent-style-name="Standard">
      <style:paragraph-properties fo:break-before="auto" fo:line-height="100%" style:writing-mode="lr-tb"/>
    </style:style>
    <style:style style:name="T215_1" style:family="text"/>
    <style:style style:name="T215_2" style:family="text"/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/>
    <style:style style:name="T216_2" style:family="text"/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P218" style:family="paragraph" style:parent-style-name="Heading_20_2">
      <style:paragraph-properties fo:break-before="auto" fo:line-height="100%" style:writing-mode="lr-tb"/>
    </style:style>
    <style:style style:name="T218_1" style:family="text">
      <style:text-properties fo:font-weight="bold" style:font-weight-asian="bold" style:font-weight-complex="bold"/>
    </style:style>
    <style:style style:name="T218_2" style:family="text">
      <style:text-properties fo:font-weight="bold" style:font-weight-asian="bold" style:font-weight-complex="bold"/>
    </style:style>
    <style:style style:name="T218_3" style:family="text">
      <style:text-properties fo:font-weight="bold" style:font-weight-asian="bold" style:font-weight-complex="bold"/>
    </style:style>
    <style:style style:name="T218_4" style:family="text">
      <style:text-properties fo:font-weight="bold" style:font-weight-asian="bold" style:font-weight-complex="bold"/>
    </style:style>
    <style:style style:name="P219" style:family="paragraph" style:parent-style-name="Heading_20_3">
      <style:paragraph-properties fo:break-before="auto" fo:line-height="100%" style:writing-mode="lr-tb"/>
    </style:style>
    <style:style style:name="T219_1" style:family="text">
      <style:text-properties fo:font-weight="bold" style:font-weight-asian="bold" style:font-weight-complex="bold"/>
    </style:style>
    <style:style style:name="T219_2" style:family="text">
      <style:text-properties fo:font-weight="bold" style:font-weight-asian="bold" style:font-weight-complex="bold"/>
    </style:style>
    <style:style style:name="T219_3" style:family="text">
      <style:text-properties fo:font-weight="bold" style:font-weight-asian="bold" style:font-weight-complex="bold"/>
    </style:style>
    <style:style style:name="T219_4" style:family="text">
      <style:text-properties fo:font-weight="bold" style:font-weight-asian="bold" style:font-weight-complex="bold"/>
    </style:style>
    <style:style style:name="T219_5" style:family="text">
      <style:text-properties fo:font-weight="bold" style:font-weight-asian="bold" style:font-weight-complex="bold"/>
    </style:style>
    <style:style style:name="P220" style:family="paragraph" style:parent-style-name="Heading_20_3">
      <style:paragraph-properties fo:break-before="auto" fo:line-height="100%" style:writing-mode="lr-tb"/>
    </style:style>
    <style:style style:name="T220_1" style:family="text">
      <style:text-properties fo:font-weight="bold" style:font-weight-asian="bold" style:font-weight-complex="bold"/>
    </style:style>
    <style:style style:name="T220_2" style:family="text">
      <style:text-properties fo:font-weight="bold" style:font-weight-asian="bold" style:font-weight-complex="bold"/>
    </style:style>
    <style:style style:name="T220_3" style:family="text">
      <style:text-properties fo:font-weight="bold" style:font-weight-asian="bold" style:font-weight-complex="bold"/>
    </style:style>
    <style:style style:name="T220_4" style:family="text">
      <style:text-properties fo:font-weight="bold" style:font-weight-asian="bold" style:font-weight-complex="bold"/>
    </style:style>
    <style:style style:name="T220_5" style:family="text">
      <style:text-properties fo:font-weight="bold" style:font-weight-asian="bold" style:font-weight-complex="bold"/>
    </style:style>
    <style:style style:name="P221" style:family="paragraph" style:parent-style-name="Standard">
      <style:paragraph-properties fo:break-before="auto" fo:line-height="100%" style:writing-mode="lr-tb"/>
    </style:style>
    <style:style style:name="T221_1" style:family="text"/>
    <style:style style:name="P222" style:family="paragraph" style:parent-style-name="Heading_20_2">
      <style:paragraph-properties fo:break-before="auto" fo:line-height="100%" style:writing-mode="lr-tb"/>
    </style:style>
    <style:style style:name="T222_1" style:family="text">
      <style:text-properties fo:font-weight="bold" style:font-weight-asian="bold" style:font-weight-complex="bold"/>
    </style:style>
    <style:style style:name="T222_2" style:family="text">
      <style:text-properties fo:font-weight="bold" style:font-weight-asian="bold" style:font-weight-complex="bold"/>
    </style:style>
    <style:style style:name="T222_3" style:family="text">
      <style:text-properties fo:font-weight="bold" style:font-weight-asian="bold" style:font-weight-complex="bold"/>
    </style:style>
    <style:style style:name="T222_4" style:family="text">
      <style:text-properties fo:font-weight="bold" style:font-weight-asian="bold" style:font-weight-complex="bold"/>
    </style:style>
    <style:style style:name="P223" style:family="paragraph" style:parent-style-name="Heading_20_3">
      <style:paragraph-properties fo:break-before="auto" fo:line-height="100%" style:writing-mode="lr-tb"/>
    </style:style>
    <style:style style:name="T223_1" style:family="text">
      <style:text-properties fo:font-weight="bold" style:font-weight-asian="bold" style:font-weight-complex="bold"/>
    </style:style>
    <style:style style:name="T223_2" style:family="text">
      <style:text-properties fo:font-weight="bold" style:font-weight-asian="bold" style:font-weight-complex="bold"/>
    </style:style>
    <style:style style:name="T223_3" style:family="text">
      <style:text-properties fo:font-weight="bold" style:font-weight-asian="bold" style:font-weight-complex="bold"/>
    </style:style>
    <style:style style:name="T223_4" style:family="text">
      <style:text-properties fo:font-weight="bold" style:font-weight-asian="bold" style:font-weight-complex="bold"/>
    </style:style>
    <style:style style:name="T223_5" style:family="text">
      <style:text-properties fo:font-weight="bold" style:font-weight-asian="bold" style:font-weight-complex="bold"/>
    </style:style>
    <style:style style:name="P224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/>
    <style:style style:name="T225_2" style:family="text"/>
    <style:style style:name="P226" style:family="paragraph" style:parent-style-name="Standard">
      <style:paragraph-properties fo:break-before="auto" fo:line-height="100%" style:writing-mode="lr-tb"/>
    </style:style>
    <style:style style:name="T226_1" style:family="text"/>
    <style:style style:name="T226_2" style:family="text"/>
    <style:style style:name="P227" style:family="paragraph" style:parent-style-name="Standard">
      <style:paragraph-properties fo:break-before="auto" fo:line-height="100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P228" style:family="paragraph" style:parent-style-name="Heading_20_3">
      <style:paragraph-properties fo:break-before="auto" fo:line-height="100%" style:writing-mode="lr-tb"/>
    </style:style>
    <style:style style:name="T228_1" style:family="text">
      <style:text-properties fo:font-weight="bold" style:font-weight-asian="bold" style:font-weight-complex="bold"/>
    </style:style>
    <style:style style:name="T228_2" style:family="text">
      <style:text-properties fo:font-weight="bold" style:font-weight-asian="bold" style:font-weight-complex="bold"/>
    </style:style>
    <style:style style:name="T228_3" style:family="text">
      <style:text-properties fo:font-weight="bold" style:font-weight-asian="bold" style:font-weight-complex="bold"/>
    </style:style>
    <style:style style:name="T228_4" style:family="text">
      <style:text-properties fo:font-weight="bold" style:font-weight-asian="bold" style:font-weight-complex="bold"/>
    </style:style>
    <style:style style:name="T228_5" style:family="text">
      <style:text-properties fo:font-weight="bold" style:font-weight-asian="bold" style:font-weight-complex="bold"/>
    </style:style>
    <style:style style:name="P229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/>
    <style:style style:name="T230_2" style:family="text"/>
    <style:style style:name="P231" style:family="paragraph" style:parent-style-name="Standard">
      <style:paragraph-properties fo:break-before="auto" fo:line-height="100%" style:writing-mode="lr-tb"/>
    </style:style>
    <style:style style:name="T231_1" style:family="text"/>
    <style:style style:name="T231_2" style:family="text"/>
    <style:style style:name="P232" style:family="paragraph" style:parent-style-name="Standard">
      <style:paragraph-properties fo:break-before="auto" fo:line-height="100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P233" style:family="paragraph" style:parent-style-name="Heading_20_2">
      <style:paragraph-properties fo:break-before="auto" fo:line-height="100%" style:writing-mode="lr-tb"/>
    </style:style>
    <style:style style:name="T233_1" style:family="text">
      <style:text-properties fo:font-weight="bold" style:font-weight-asian="bold" style:font-weight-complex="bold"/>
    </style:style>
    <style:style style:name="T233_2" style:family="text">
      <style:text-properties fo:font-weight="bold" style:font-weight-asian="bold" style:font-weight-complex="bold"/>
    </style:style>
    <style:style style:name="T233_3" style:family="text">
      <style:text-properties fo:font-weight="bold" style:font-weight-asian="bold" style:font-weight-complex="bold"/>
    </style:style>
    <style:style style:name="T233_4" style:family="text">
      <style:text-properties fo:font-weight="bold" style:font-weight-asian="bold" style:font-weight-complex="bold"/>
    </style:style>
    <style:style style:name="T233_5" style:family="text">
      <style:text-properties fo:font-weight="bold" style:font-weight-asian="bold" style:font-weight-complex="bold"/>
    </style:style>
    <style:style style:name="T233_6" style:family="text">
      <style:text-properties fo:font-weight="bold" style:font-weight-asian="bold" style:font-weight-complex="bold"/>
    </style:style>
    <style:style style:name="P234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34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2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2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2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2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2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2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2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2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2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2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3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3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3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3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3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3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3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3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3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3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4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4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4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4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4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4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4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4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4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4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5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5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5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5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5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5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5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5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5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5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6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6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6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6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6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6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6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6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6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6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7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7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7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7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7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7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7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7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7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7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8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8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8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8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8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8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8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8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8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8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9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9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9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9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9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9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9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9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9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9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0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0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0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0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0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0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0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0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0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0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34_12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235" style:family="paragraph" style:parent-style-name="Heading_20_3">
      <style:paragraph-properties fo:break-before="auto" fo:line-height="100%" style:writing-mode="lr-tb"/>
    </style:style>
    <style:style style:name="T235_1" style:family="text">
      <style:text-properties fo:font-weight="bold" style:font-weight-asian="bold" style:font-weight-complex="bold"/>
    </style:style>
    <style:style style:name="T235_2" style:family="text">
      <style:text-properties fo:font-weight="bold" style:font-weight-asian="bold" style:font-weight-complex="bold"/>
    </style:style>
    <style:style style:name="P236" style:family="paragraph" style:parent-style-name="Standard">
      <style:paragraph-properties fo:break-before="auto" fo:line-height="100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P237" style:family="paragraph" style:parent-style-name="Heading_20_3">
      <style:paragraph-properties fo:break-before="auto" fo:line-height="100%" style:writing-mode="lr-tb"/>
    </style:style>
    <style:style style:name="T237_1" style:family="text">
      <style:text-properties fo:font-weight="bold" style:font-weight-asian="bold" style:font-weight-complex="bold"/>
    </style:style>
    <style:style style:name="T237_2" style:family="text">
      <style:text-properties fo:font-weight="bold" style:font-weight-asian="bold" style:font-weight-complex="bold"/>
    </style:style>
    <style:style style:name="P238" style:family="paragraph" style:parent-style-name="Standard">
      <style:paragraph-properties fo:break-before="auto" fo:line-height="100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T238_40" style:family="text"/>
    <style:style style:name="T238_41" style:family="text"/>
    <style:style style:name="T238_42" style:family="text"/>
    <style:style style:name="T238_43" style:family="text"/>
    <style:style style:name="T238_44" style:family="text"/>
    <style:style style:name="T238_45" style:family="text"/>
    <style:style style:name="T238_46" style:family="text"/>
    <style:style style:name="T238_47" style:family="text"/>
    <style:style style:name="T238_48" style:family="text"/>
    <style:style style:name="T238_49" style:family="text"/>
    <style:style style:name="T238_50" style:family="text"/>
    <style:style style:name="P239" style:family="paragraph" style:parent-style-name="Heading_20_3">
      <style:paragraph-properties fo:break-before="auto" fo:line-height="100%" style:writing-mode="lr-tb"/>
    </style:style>
    <style:style style:name="T239_1" style:family="text">
      <style:text-properties fo:font-weight="bold" style:font-weight-asian="bold" style:font-weight-complex="bold"/>
    </style:style>
    <style:style style:name="T239_2" style:family="text">
      <style:text-properties fo:font-weight="bold" style:font-weight-asian="bold" style:font-weight-complex="bold"/>
    </style:style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P241" style:family="paragraph" style:parent-style-name="Heading_20_3">
      <style:paragraph-properties fo:break-before="auto" fo:line-height="100%" style:writing-mode="lr-tb"/>
    </style:style>
    <style:style style:name="T241_1" style:family="text">
      <style:text-properties fo:font-weight="bold" style:font-weight-asian="bold" style:font-weight-complex="bold"/>
    </style:style>
    <style:style style:name="T241_2" style:family="text">
      <style:text-properties fo:font-weight="bold" style:font-weight-asian="bold" style:font-weight-complex="bold"/>
    </style:style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P243" style:family="paragraph" style:parent-style-name="Heading_20_3">
      <style:paragraph-properties fo:break-before="auto" fo:line-height="100%" style:writing-mode="lr-tb"/>
    </style:style>
    <style:style style:name="T243_1" style:family="text">
      <style:text-properties fo:font-weight="bold" style:font-weight-asian="bold" style:font-weight-complex="bold"/>
    </style:style>
    <style:style style:name="T243_2" style:family="text">
      <style:text-properties fo:font-weight="bold" style:font-weight-asian="bold" style:font-weight-complex="bold"/>
    </style:style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T244_34" style:family="text"/>
    <style:style style:name="T244_35" style:family="text"/>
    <style:style style:name="T244_36" style:family="text"/>
    <style:style style:name="P245" style:family="paragraph" style:parent-style-name="Heading_20_3">
      <style:paragraph-properties fo:break-before="auto" fo:line-height="100%" style:writing-mode="lr-tb"/>
    </style:style>
    <style:style style:name="T245_1" style:family="text">
      <style:text-properties fo:font-weight="bold" style:font-weight-asian="bold" style:font-weight-complex="bold"/>
    </style:style>
    <style:style style:name="T245_2" style:family="text">
      <style:text-properties fo:font-weight="bold" style:font-weight-asian="bold" style:font-weight-complex="bold"/>
    </style:style>
    <style:style style:name="P246" style:family="paragraph" style:parent-style-name="Standard">
      <style:paragraph-properties fo:break-before="auto" fo:line-height="100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P247" style:family="paragraph" style:parent-style-name="Heading_20_2">
      <style:paragraph-properties fo:break-before="auto" fo:line-height="100%" style:writing-mode="lr-tb"/>
    </style:style>
    <style:style style:name="T247_1" style:family="text">
      <style:text-properties fo:font-weight="bold" style:font-weight-asian="bold" style:font-weight-complex="bold"/>
    </style:style>
    <style:style style:name="T247_2" style:family="text">
      <style:text-properties fo:font-weight="bold" style:font-weight-asian="bold" style:font-weight-complex="bold"/>
    </style:style>
    <style:style style:name="T247_3" style:family="text">
      <style:text-properties fo:font-weight="bold" style:font-weight-asian="bold" style:font-weight-complex="bold"/>
    </style:style>
    <style:style style:name="T247_4" style:family="text">
      <style:text-properties fo:font-weight="bold" style:font-weight-asian="bold" style:font-weight-complex="bold"/>
    </style:style>
    <style:style style:name="P248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48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48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48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48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48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48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48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48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48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48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249" style:family="paragraph" style:parent-style-name="Heading_20_2">
      <style:paragraph-properties fo:break-before="auto" fo:line-height="100%" style:writing-mode="lr-tb"/>
    </style:style>
    <style:style style:name="T249_1" style:family="text">
      <style:text-properties fo:font-weight="bold" style:font-weight-asian="bold" style:font-weight-complex="bold"/>
    </style:style>
    <style:style style:name="T249_2" style:family="text">
      <style:text-properties fo:font-weight="bold" style:font-weight-asian="bold" style:font-weight-complex="bold"/>
    </style:style>
    <style:style style:name="T249_3" style:family="text">
      <style:text-properties fo:font-weight="bold" style:font-weight-asian="bold" style:font-weight-complex="bold"/>
    </style:style>
    <style:style style:name="T249_4" style:family="text">
      <style:text-properties fo:font-weight="bold" style:font-weight-asian="bold" style:font-weight-complex="bold"/>
    </style:style>
    <style:style style:name="P250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50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2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2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2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2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2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2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2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2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2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2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3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3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3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3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3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3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0_3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251" style:family="paragraph" style:parent-style-name="Heading_20_2">
      <style:paragraph-properties fo:break-before="auto" fo:line-height="100%" style:writing-mode="lr-tb"/>
    </style:style>
    <style:style style:name="T251_1" style:family="text">
      <style:text-properties fo:font-weight="bold" style:font-weight-asian="bold" style:font-weight-complex="bold"/>
    </style:style>
    <style:style style:name="T251_2" style:family="text">
      <style:text-properties fo:font-weight="bold" style:font-weight-asian="bold" style:font-weight-complex="bold"/>
    </style:style>
    <style:style style:name="T251_3" style:family="text">
      <style:text-properties fo:font-weight="bold" style:font-weight-asian="bold" style:font-weight-complex="bold"/>
    </style:style>
    <style:style style:name="T251_4" style:family="text">
      <style:text-properties fo:font-weight="bold" style:font-weight-asian="bold" style:font-weight-complex="bold"/>
    </style:style>
    <style:style style:name="T251_5" style:family="text">
      <style:text-properties fo:font-weight="bold" style:font-weight-asian="bold" style:font-weight-complex="bold"/>
    </style:style>
    <style:style style:name="T251_6" style:family="text">
      <style:text-properties fo:font-weight="bold" style:font-weight-asian="bold" style:font-weight-complex="bold"/>
    </style:style>
    <style:style style:name="P252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52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2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2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2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2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2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2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2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2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2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2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3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3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3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3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3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3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3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3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3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3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4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4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2_4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253" style:family="paragraph" style:parent-style-name="Heading_20_2">
      <style:paragraph-properties fo:break-before="auto" fo:line-height="100%" style:writing-mode="lr-tb"/>
    </style:style>
    <style:style style:name="T253_1" style:family="text">
      <style:text-properties fo:font-weight="bold" style:font-weight-asian="bold" style:font-weight-complex="bold"/>
    </style:style>
    <style:style style:name="T253_2" style:family="text">
      <style:text-properties fo:font-weight="bold" style:font-weight-asian="bold" style:font-weight-complex="bold"/>
    </style:style>
    <style:style style:name="T253_3" style:family="text">
      <style:text-properties fo:font-weight="bold" style:font-weight-asian="bold" style:font-weight-complex="bold"/>
    </style:style>
    <style:style style:name="T253_4" style:family="text">
      <style:text-properties fo:font-weight="bold" style:font-weight-asian="bold" style:font-weight-complex="bold"/>
    </style:style>
    <style:style style:name="P254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54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4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4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4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4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4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4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4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4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4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4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4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255" style:family="paragraph" style:parent-style-name="Heading_20_1">
      <style:paragraph-properties fo:break-before="auto" fo:line-height="100%" style:writing-mode="lr-tb"/>
    </style:style>
    <style:style style:name="T255_1" style:family="text">
      <style:text-properties fo:font-weight="bold" style:font-weight-asian="bold" style:font-weight-complex="bold"/>
    </style:style>
    <style:style style:name="T255_2" style:family="text">
      <style:text-properties fo:font-weight="bold" style:font-weight-asian="bold" style:font-weight-complex="bold"/>
    </style:style>
    <style:style style:name="T255_3" style:family="text">
      <style:text-properties fo:font-weight="bold" style:font-weight-asian="bold" style:font-weight-complex="bold"/>
    </style:style>
    <style:style style:name="T255_4" style:family="text">
      <style:text-properties fo:font-weight="bold" style:font-weight-asian="bold" style:font-weight-complex="bold"/>
    </style:style>
    <style:style style:name="P256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56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2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2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2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2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2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2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2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2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2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2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3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3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3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3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3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3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3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3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3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3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4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4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4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4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4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4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4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4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4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4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5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5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5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5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5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5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5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5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5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5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6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6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6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6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6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6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6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6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56_6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257" style:family="paragraph" style:parent-style-name="Heading_20_2">
      <style:paragraph-properties fo:break-before="auto" fo:line-height="100%" style:writing-mode="lr-tb"/>
    </style:style>
    <style:style style:name="T257_1" style:family="text">
      <style:text-properties fo:font-weight="bold" style:font-weight-asian="bold" style:font-weight-complex="bold"/>
    </style:style>
    <style:style style:name="T257_2" style:family="text">
      <style:text-properties fo:font-weight="bold" style:font-weight-asian="bold" style:font-weight-complex="bold"/>
    </style:style>
    <style:style style:name="T257_3" style:family="text">
      <style:text-properties fo:font-weight="bold" style:font-weight-asian="bold" style:font-weight-complex="bold"/>
    </style:style>
    <style:style style:name="T257_4" style:family="text">
      <style:text-properties fo:font-weight="bold" style:font-weight-asian="bold" style:font-weight-complex="bold"/>
    </style:style>
    <style:style style:name="P258" style:family="paragraph" style:parent-style-name="Heading_20_2">
      <style:paragraph-properties fo:break-before="auto" fo:line-height="100%" style:writing-mode="lr-tb"/>
    </style:style>
    <style:style style:name="T258_1" style:family="text">
      <style:text-properties fo:font-weight="bold" style:font-weight-asian="bold" style:font-weight-complex="bold"/>
    </style:style>
    <style:style style:name="T258_2" style:family="text">
      <style:text-properties fo:font-weight="bold" style:font-weight-asian="bold" style:font-weight-complex="bold"/>
    </style:style>
    <style:style style:name="T258_3" style:family="text">
      <style:text-properties fo:font-weight="bold" style:font-weight-asian="bold" style:font-weight-complex="bold"/>
    </style:style>
    <style:style style:name="T258_4" style:family="text">
      <style:text-properties fo:font-weight="bold" style:font-weight-asian="bold" style:font-weight-complex="bold"/>
    </style:style>
    <style:style style:name="T258_5" style:family="text">
      <style:text-properties fo:font-weight="bold" style:font-weight-asian="bold" style:font-weight-complex="bold"/>
    </style:style>
    <style:style style:name="T258_6" style:family="text">
      <style:text-properties fo:font-weight="bold" style:font-weight-asian="bold" style:font-weight-complex="bold"/>
    </style:style>
    <style:style style:name="T258_7" style:family="text">
      <style:text-properties fo:font-weight="bold" style:font-weight-asian="bold" style:font-weight-complex="bold"/>
    </style:style>
    <style:style style:name="T258_8" style:family="text">
      <style:text-properties fo:font-weight="bold" style:font-weight-asian="bold" style:font-weight-complex="bold"/>
    </style:style>
    <style:style style:name="T258_9" style:family="text">
      <style:text-properties fo:font-weight="bold" style:font-weight-asian="bold" style:font-weight-complex="bold"/>
    </style:style>
    <style:style style:name="P259" style:family="paragraph" style:parent-style-name="Heading_20_2">
      <style:paragraph-properties fo:break-before="auto" fo:line-height="100%" style:writing-mode="lr-tb"/>
    </style:style>
    <style:style style:name="T259_1" style:family="text">
      <style:text-properties fo:font-weight="bold" style:font-weight-asian="bold" style:font-weight-complex="bold"/>
    </style:style>
    <style:style style:name="T259_2" style:family="text">
      <style:text-properties fo:font-weight="bold" style:font-weight-asian="bold" style:font-weight-complex="bold"/>
    </style:style>
    <style:style style:name="T259_3" style:family="text">
      <style:text-properties fo:font-weight="bold" style:font-weight-asian="bold" style:font-weight-complex="bold"/>
    </style:style>
    <style:style style:name="T259_4" style:family="text">
      <style:text-properties fo:font-weight="bold" style:font-weight-asian="bold" style:font-weight-complex="bold"/>
    </style:style>
    <style:style style:name="T259_5" style:family="text">
      <style:text-properties fo:font-weight="bold" style:font-weight-asian="bold" style:font-weight-complex="bold"/>
    </style:style>
    <style:style style:name="T259_6" style:family="text">
      <style:text-properties fo:font-weight="bold" style:font-weight-asian="bold" style:font-weight-complex="bold"/>
    </style:style>
    <style:style style:name="T259_7" style:family="text">
      <style:text-properties fo:font-weight="bold" style:font-weight-asian="bold" style:font-weight-complex="bold"/>
    </style:style>
    <style:style style:name="T259_8" style:family="text">
      <style:text-properties fo:font-weight="bold" style:font-weight-asian="bold" style:font-weight-complex="bold"/>
    </style:style>
    <style:style style:name="T259_9" style:family="text">
      <style:text-properties fo:font-weight="bold" style:font-weight-asian="bold" style:font-weight-complex="bold"/>
    </style:style>
    <style:style style:name="P260" style:family="paragraph" style:parent-style-name="Heading_20_1">
      <style:paragraph-properties fo:break-before="page" fo:line-height="100%" style:writing-mode="lr-tb"/>
    </style:style>
    <style:style style:name="T260_1" style:family="text">
      <style:text-properties fo:font-weight="bold" style:font-weight-asian="bold" style:font-weight-complex="bold"/>
    </style:style>
    <style:style style:name="T260_2" style:family="text">
      <style:text-properties fo:font-weight="bold" style:font-weight-asian="bold" style:font-weight-complex="bold"/>
    </style:style>
    <style:style style:name="T260_3" style:family="text">
      <style:text-properties fo:font-weight="bold" style:font-weight-asian="bold" style:font-weight-complex="bold"/>
    </style:style>
    <style:style style:name="T260_4" style:family="text">
      <style:text-properties fo:font-weight="bold" style:font-weight-asian="bold" style:font-weight-complex="bold"/>
    </style:style>
    <style:style style:name="T260_5" style:family="text">
      <style:text-properties fo:font-weight="bold" style:font-weight-asian="bold" style:font-weight-complex="bold"/>
    </style:style>
    <style:style style:name="T260_6" style:family="text">
      <style:text-properties fo:font-weight="bold" style:font-weight-asian="bold" style:font-weight-complex="bold"/>
    </style:style>
    <style:style style:name="P261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61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2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2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2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2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2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2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2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2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2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2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3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3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3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3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3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3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3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3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3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3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4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4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4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4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4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4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4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4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4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4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5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5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5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5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5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5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5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5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5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5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6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6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6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6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6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6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6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6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6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6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7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7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1_7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262" style:family="paragraph" style:parent-style-name="Heading_20_1">
      <style:paragraph-properties fo:break-before="page" fo:line-height="100%" style:writing-mode="lr-tb"/>
    </style:style>
    <style:style style:name="T262_1" style:family="text">
      <style:text-properties fo:font-weight="bold" style:font-weight-asian="bold" style:font-weight-complex="bold"/>
    </style:style>
    <style:style style:name="T262_2" style:family="text">
      <style:text-properties fo:font-weight="bold" style:font-weight-asian="bold" style:font-weight-complex="bold"/>
    </style:style>
    <style:style style:name="T262_3" style:family="text">
      <style:text-properties fo:font-weight="bold" style:font-weight-asian="bold" style:font-weight-complex="bold"/>
    </style:style>
    <style:style style:name="P263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</style:style>
    <style:style style:name="T263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2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2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2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2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2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2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2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2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2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2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3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3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3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3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3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3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3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3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3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3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4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4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4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4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4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4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4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4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4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4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5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5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5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5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5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5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5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5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5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5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6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6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6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6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6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6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6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6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6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6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7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7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7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7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7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7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7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7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7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7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63_8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26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265" style:family="paragraph" style:parent-style-name="Standard">
      <style:paragraph-properties fo:break-before="auto" fo:line-height="100%" style:writing-mode="lr-tb"/>
    </style:style>
    <style:style style:name="T265_1" style:family="text">
      <style:text-properties fo:font-style="italic" style:font-style-asian="italic" style:font-style-complex="italic"/>
    </style:style>
    <style:style style:name="T265_2" style:family="text">
      <style:text-properties fo:font-style="italic" style:font-style-asian="italic" style:font-style-complex="italic"/>
    </style:style>
    <style:style style:name="T265_3" style:family="text">
      <style:text-properties fo:font-style="italic" style:font-style-asian="italic" style:font-style-complex="italic"/>
    </style:style>
    <style:style style:name="T265_4" style:family="text">
      <style:text-properties fo:font-style="italic" style:font-style-asian="italic" style:font-style-complex="italic"/>
    </style:style>
    <style:style style:name="T265_5" style:family="text">
      <style:text-properties fo:font-style="italic" style:font-style-asian="italic" style:font-style-complex="italic"/>
    </style:style>
    <style:style style:name="T265_6" style:family="text">
      <style:text-properties fo:font-style="italic" style:font-style-asian="italic" style:font-style-complex="italic"/>
    </style:style>
    <style:style style:name="T265_7" style:family="text">
      <style:text-properties fo:font-style="italic" style:font-style-asian="italic" style:font-style-complex="italic"/>
    </style:style>
    <style:style style:name="T265_8" style:family="text">
      <style:text-properties fo:font-style="italic" style:font-style-asian="italic" style:font-style-complex="italic"/>
    </style:style>
    <style:style style:name="T265_9" style:family="text">
      <style:text-properties fo:font-style="italic" style:font-style-asian="italic" style:font-style-complex="italic"/>
    </style:style>
    <style:style style:name="T265_10" style:family="text">
      <style:text-properties fo:font-style="italic" style:font-style-asian="italic" style:font-style-complex="italic"/>
    </style:style>
    <style:style style:name="T265_11" style:family="text">
      <style:text-properties fo:font-style="italic" style:font-style-asian="italic" style:font-style-complex="italic"/>
    </style:style>
    <style:style style:name="T265_12" style:family="text">
      <style:text-properties fo:font-style="italic" style:font-style-asian="italic" style:font-style-complex="italic"/>
    </style:style>
    <style:style style:name="T265_13" style:family="text">
      <style:text-properties fo:font-style="italic" style:font-style-asian="italic" style:font-style-complex="italic"/>
    </style:style>
    <style:style style:name="T265_14" style:family="text">
      <style:text-properties fo:font-style="italic" style:font-style-asian="italic" style:font-style-complex="italic"/>
    </style:style>
    <style:style style:name="T265_15" style:family="text">
      <style:text-properties fo:font-style="italic" style:font-style-asian="italic" style:font-style-complex="italic"/>
    </style:style>
    <style:style style:name="T265_16" style:family="text">
      <style:text-properties fo:font-style="italic" style:font-style-asian="italic" style:font-style-complex="italic"/>
    </style:style>
    <style:style style:name="T265_17" style:family="text">
      <style:text-properties fo:font-style="italic" style:font-style-asian="italic" style:font-style-complex="italic"/>
    </style:style>
    <style:style style:name="T265_18" style:family="text">
      <style:text-properties fo:font-style="italic" style:font-style-asian="italic" style:font-style-complex="italic"/>
    </style:style>
    <style:style style:name="T265_19" style:family="text">
      <style:text-properties fo:font-style="italic" style:font-style-asian="italic" style:font-style-complex="italic"/>
    </style:style>
    <style:style style:name="T265_20" style:family="text">
      <style:text-properties fo:font-style="italic" style:font-style-asian="italic" style:font-style-complex="italic"/>
    </style:style>
    <style:style style:name="T265_21" style:family="text">
      <style:text-properties fo:font-style="italic" style:font-style-asian="italic" style:font-style-complex="italic"/>
    </style:style>
    <style:style style:name="T265_22" style:family="text">
      <style:text-properties fo:font-style="italic" style:font-style-asian="italic" style:font-style-complex="italic"/>
    </style:style>
    <style:style style:name="T265_23" style:family="text">
      <style:text-properties fo:font-style="italic" style:font-style-asian="italic" style:font-style-complex="italic"/>
    </style:style>
    <style:style style:name="T265_24" style:family="text">
      <style:text-properties fo:font-style="italic" style:font-style-asian="italic" style:font-style-complex="italic"/>
    </style:style>
    <style:style style:name="T265_25" style:family="text">
      <style:text-properties fo:font-style="italic" style:font-style-asian="italic" style:font-style-complex="italic"/>
    </style:style>
    <style:style style:name="T265_26" style:family="text">
      <style:text-properties fo:font-style="italic" style:font-style-asian="italic" style:font-style-complex="italic"/>
    </style:style>
    <style:style style:name="T265_27" style:family="text">
      <style:text-properties fo:font-style="italic" style:font-style-asian="italic" style:font-style-complex="italic"/>
    </style:style>
    <style:style style:name="T265_28" style:family="text">
      <style:text-properties fo:font-style="italic" style:font-style-asian="italic" style:font-style-complex="italic"/>
    </style:style>
    <style:style style:name="T265_29" style:family="text">
      <style:text-properties fo:font-style="italic" style:font-style-asian="italic" style:font-style-complex="italic"/>
    </style:style>
    <style:style style:name="T265_30" style:family="text">
      <style:text-properties fo:font-style="italic" style:font-style-asian="italic" style:font-style-complex="italic"/>
    </style:style>
    <style:style style:name="T265_31" style:family="text">
      <style:text-properties fo:font-style="italic" style:font-style-asian="italic" style:font-style-complex="italic"/>
    </style:style>
    <style:style style:name="T265_32" style:family="text">
      <style:text-properties fo:font-style="italic" style:font-style-asian="italic" style:font-style-complex="italic"/>
    </style:style>
    <style:style style:name="T265_33" style:family="text">
      <style:text-properties fo:font-style="italic" style:font-style-asian="italic" style:font-style-complex="italic"/>
    </style:style>
    <style:style style:name="T265_34" style:family="text">
      <style:text-properties fo:font-style="italic" style:font-style-asian="italic" style:font-style-complex="italic"/>
    </style:style>
    <style:style style:name="T265_35" style:family="text">
      <style:text-properties fo:font-style="italic" style:font-style-asian="italic" style:font-style-complex="italic"/>
    </style:style>
    <style:style style:name="T265_36" style:family="text">
      <style:text-properties fo:font-style="italic" style:font-style-asian="italic" style:font-style-complex="italic"/>
    </style:style>
    <style:style style:name="T265_37" style:family="text">
      <style:text-properties fo:font-style="italic" style:font-style-asian="italic" style:font-style-complex="italic"/>
    </style:style>
    <style:style style:name="T265_38" style:family="text">
      <style:text-properties fo:font-style="italic" style:font-style-asian="italic" style:font-style-complex="italic"/>
    </style:style>
    <style:style style:name="T265_39" style:family="text">
      <style:text-properties fo:font-style="italic" style:font-style-asian="italic" style:font-style-complex="italic"/>
    </style:style>
    <style:style style:name="T265_40" style:family="text">
      <style:text-properties fo:font-style="italic" style:font-style-asian="italic" style:font-style-complex="italic"/>
    </style:style>
    <style:style style:name="T265_41" style:family="text">
      <style:text-properties fo:font-style="italic" style:font-style-asian="italic" style:font-style-complex="italic"/>
    </style:style>
    <style:style style:name="T265_42" style:family="text">
      <style:text-properties fo:font-style="italic" style:font-style-asian="italic" style:font-style-complex="italic"/>
    </style:style>
    <style:style style:name="P266" style:family="paragraph" style:parent-style-name="Heading_20_2">
      <style:paragraph-properties fo:break-before="auto" fo:line-height="100%" style:writing-mode="lr-tb"/>
    </style:style>
    <style:style style:name="T266_1" style:family="text">
      <style:text-properties fo:font-weight="bold" style:font-weight-asian="bold" style:font-weight-complex="bold"/>
    </style:style>
    <style:style style:name="T266_2" style:family="text">
      <style:text-properties fo:font-weight="bold" style:font-weight-asian="bold" style:font-weight-complex="bold"/>
    </style:style>
    <style:style style:name="T266_3" style:family="text">
      <style:text-properties fo:font-weight="bold" style:font-weight-asian="bold" style:font-weight-complex="bold"/>
    </style:style>
    <style:style style:name="T266_4" style:family="text">
      <style:text-properties fo:font-weight="bold" style:font-weight-asian="bold" style:font-weight-complex="bold"/>
    </style:style>
    <style:style style:name="P267" style:family="paragraph" style:parent-style-name="Heading_20_2">
      <style:paragraph-properties fo:break-before="auto" fo:line-height="100%" style:writing-mode="lr-tb"/>
    </style:style>
    <style:style style:name="T267_1" style:family="text">
      <style:text-properties fo:font-weight="bold" style:font-weight-asian="bold" style:font-weight-complex="bold"/>
    </style:style>
    <style:style style:name="T267_2" style:family="text">
      <style:text-properties fo:font-weight="bold" style:font-weight-asian="bold" style:font-weight-complex="bold"/>
    </style:style>
    <style:style style:name="T267_3" style:family="text">
      <style:text-properties fo:font-weight="bold" style:font-weight-asian="bold" style:font-weight-complex="bold"/>
    </style:style>
    <style:style style:name="T267_4" style:family="text">
      <style:text-properties fo:font-weight="bold" style:font-weight-asian="bold" style:font-weight-complex="bold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text:span text:style-name="T6_1">NetworkPlayer</text:span></text:p>
      <text:p text:style-name="P7"/>
      <text:p text:style-name="P8"/>
      <text:p text:style-name="P9"/>
      <text:p text:style-name="P10"><text:span text:style-name="T10_1">Software</text:span><text:span text:style-name="T10_2"><text:s/></text:span><text:span text:style-name="T10_3">Requirements</text:span><text:span text:style-name="T10_4"><text:s/></text:span><text:span text:style-name="T10_5">Specifications</text:span></text:p>
      <text:p text:style-name="P11"/>
      <text:p text:style-name="P12"><text:span text:style-name="T12_1">0.1</text:span></text:p>
      <text:p text:style-name="P13"/>
      <text:p text:style-name="P14"><text:span text:style-name="T14_1">March</text:span><text:span text:style-name="T14_2"><text:s/>9,<text:s/>2013</text:span></text:p>
      <text:p text:style-name="P15"/>
      <text:p text:style-name="P16"/>
      <text:p text:style-name="P17"/>
      <text:p text:style-name="P18"><text:span text:style-name="T18_1">Daniel</text:span><text:span text:style-name="T18_2"><text:s/></text:span><text:span text:style-name="T18_3">LaGesse</text:span><text:span text:style-name="T18_4"><text:s/>&amp;<text:s/></text:span><text:span text:style-name="T18_5">Ron</text:span><text:span text:style-name="T18_6"><text:s/></text:span><text:span text:style-name="T18_7">Pyka</text:span></text:p>
      <text:p text:style-name="P19"><text:span text:style-name="T19_1">Team</text:span><text:span text:style-name="T19_2"><text:s/></text:span><text:span text:style-name="T19_3">1</text:span></text:p>
      <text:p text:style-name="P20"><text:span text:style-name="T20_1">Mobile</text:span><text:span text:style-name="T20_2"><text:s/></text:span><text:span text:style-name="T20_3">Application</text:span><text:span text:style-name="T20_4"><text:s/></text:span><text:span text:style-name="T20_5">Development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7_1">CS</text:span><text:span text:style-name="T27_2">442-02<text:s/></text:span><text:span text:style-name="T27_3">Android</text:span><text:span text:style-name="T27_4"><text:s/></text:span><text:span text:style-name="T27_5">Project</text:span></text:p>
      <text:p text:style-name="P28"/>
      <text:p text:style-name="P29"><text:span text:style-name="T29_1">Instructor</text:span><text:span text:style-name="T29_2">:<text:s/></text:span><text:span text:style-name="T29_3">Simon</text:span><text:span text:style-name="T29_4"><text:s/></text:span><text:span text:style-name="T29_5">Hao</text:span></text:p>
      <text:p text:style-name="P30"><text:span text:style-name="T30_1">Spring</text:span><text:span text:style-name="T30_2"><text:s/>2013</text:span></text:p>
      <text:p text:style-name="P31"/>
      <text:h text:style-name="P32" text:outline-level="10"><text:bookmark-start text:name="h.gjdgxs"/><text:bookmark-end text:name="h.gjdgxs"/><text:span text:style-name="T32_1">Revision</text:span><text:span text:style-name="T32_2"><text:s/></text:span><text:span text:style-name="T32_3">History</text:span></text:h>
      <text:p text:style-name="P33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4"><text:span text:style-name="T34_1">Date</text:span></text:p>
          </table:table-cell>
          <table:table-cell table:style-name="Cell2">
            <text:p text:style-name="P35"><text:span text:style-name="T35_1">Description</text:span></text:p>
          </table:table-cell>
          <table:table-cell table:style-name="Cell3">
            <text:p text:style-name="P36"><text:span text:style-name="T36_1">Author</text:span></text:p>
          </table:table-cell>
          <table:table-cell table:style-name="Cell4">
            <text:p text:style-name="P37"><text:span text:style-name="T37_1">Comments</text:span></text:p>
          </table:table-cell>
        </table:table-row>
        <table:table-row table:style-name="Row2">
          <table:table-cell table:style-name="Cell5">
            <text:p text:style-name="P38"><text:span text:style-name="T38_1">&lt;</text:span><text:span text:style-name="T38_2">date</text:span><text:span text:style-name="T38_3">&gt;</text:span></text:p>
          </table:table-cell>
          <table:table-cell table:style-name="Cell6">
            <text:p text:style-name="P39"><text:span text:style-name="T39_1">&lt;</text:span><text:span text:style-name="T39_2">Version</text:span><text:span text:style-name="T39_3"><text:s/>1&gt;</text:span></text:p>
          </table:table-cell>
          <table:table-cell table:style-name="Cell7">
            <text:p text:style-name="P40"><text:span text:style-name="T40_1">&lt;</text:span><text:span text:style-name="T40_2">Your</text:span><text:span text:style-name="T40_3"><text:s/></text:span><text:span text:style-name="T40_4">Name</text:span><text:span text:style-name="T40_5">&gt;</text:span></text:p>
          </table:table-cell>
          <table:table-cell table:style-name="Cell8">
            <text:p text:style-name="P41"><text:span text:style-name="T41_1">&lt;</text:span><text:span text:style-name="T41_2">First</text:span><text:span text:style-name="T41_3"><text:s/></text:span><text:span text:style-name="T41_4">Revision</text:span><text:span text:style-name="T41_5">&gt;</text:span></text:p>
          </table:table-cell>
        </table:table-row>
        <table:table-row table:style-name="Row3">
          <table:table-cell table:style-name="Cell9">
            <text:p text:style-name="P42"><text:span text:style-name="T42_1">3/9/13</text:span></text:p>
          </table:table-cell>
          <table:table-cell table:style-name="Cell10">
            <text:p text:style-name="P43"><text:span text:style-name="T43_1">Version</text:span><text:span text:style-name="T43_2"><text:s/>1</text:span></text:p>
          </table:table-cell>
          <table:table-cell table:style-name="Cell11">
            <text:p text:style-name="P44"><text:span text:style-name="T44_1">Ron</text:span><text:span text:style-name="T44_2"><text:s/></text:span><text:span text:style-name="T44_3">Pyka</text:span></text:p>
          </table:table-cell>
          <table:table-cell table:style-name="Cell12">
            <text:p text:style-name="P45"/>
          </table:table-cell>
        </table:table-row>
        <table:table-row table:style-name="Row4">
          <table:table-cell table:style-name="Cell13">
            <text:p text:style-name="P46"/>
          </table:table-cell>
          <table:table-cell table:style-name="Cell14">
            <text:p text:style-name="P47"/>
          </table:table-cell>
          <table:table-cell table:style-name="Cell15">
            <text:p text:style-name="P48"/>
          </table:table-cell>
          <table:table-cell table:style-name="Cell16">
            <text:p text:style-name="P49"/>
          </table:table-cell>
        </table:table-row>
        <table:table-row table:style-name="Row5">
          <table:table-cell table:style-name="Cell17">
            <text:p text:style-name="P50"/>
          </table:table-cell>
          <table:table-cell table:style-name="Cell18">
            <text:p text:style-name="P51"/>
          </table:table-cell>
          <table:table-cell table:style-name="Cell19">
            <text:p text:style-name="P52"/>
          </table:table-cell>
          <table:table-cell table:style-name="Cell20">
            <text:p text:style-name="P53"/>
          </table:table-cell>
        </table:table-row>
      </table:table>
      <text:p text:style-name="P54"/>
      <text:p text:style-name="P55"><text:bookmark-start text:name="h.30j0zll"/><text:bookmark-end text:name="h.30j0zll"/></text:p>
      <text:h text:style-name="P56" text:outline-level="10"><text:span text:style-name="T56_1">Document</text:span><text:span text:style-name="T56_2"><text:s/></text:span><text:span text:style-name="T56_3">Approval</text:span></text:h>
      <text:p text:style-name="P57"/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6">
          <table:table-cell table:style-name="Cell21">
            <text:p text:style-name="P58"><text:span text:style-name="T58_1">Signature</text:span></text:p>
          </table:table-cell>
          <table:table-cell table:style-name="Cell22">
            <text:p text:style-name="P59"><text:span text:style-name="T59_1">Printed</text:span><text:span text:style-name="T59_2"><text:s/></text:span><text:span text:style-name="T59_3">Name</text:span></text:p>
          </table:table-cell>
          <table:table-cell table:style-name="Cell23">
            <text:p text:style-name="P60"><text:span text:style-name="T60_1">Title</text:span></text:p>
          </table:table-cell>
          <table:table-cell table:style-name="Cell24">
            <text:p text:style-name="P61"><text:span text:style-name="T61_1">Date</text:span></text:p>
          </table:table-cell>
        </table:table-row>
        <table:table-row table:style-name="Row7">
          <table:table-cell table:style-name="Cell25">
            <text:p text:style-name="P62"/>
          </table:table-cell>
          <table:table-cell table:style-name="Cell26">
            <text:p text:style-name="P63"><text:span text:style-name="T63_1">&lt;</text:span><text:span text:style-name="T63_2">Your</text:span><text:span text:style-name="T63_3"><text:s/></text:span><text:span text:style-name="T63_4">Name</text:span><text:span text:style-name="T63_5">&gt;</text:span></text:p>
          </table:table-cell>
          <table:table-cell table:style-name="Cell27">
            <text:p text:style-name="P64"/>
          </table:table-cell>
          <table:table-cell table:style-name="Cell28">
            <text:p text:style-name="P65"/>
          </table:table-cell>
        </table:table-row>
        <table:table-row table:style-name="Row8">
          <table:table-cell table:style-name="Cell29">
            <text:p text:style-name="P66"/>
          </table:table-cell>
          <table:table-cell table:style-name="Cell30">
            <text:p text:style-name="P67"><text:span text:style-name="T67_1">Simon</text:span><text:span text:style-name="T67_2"><text:s/></text:span><text:span text:style-name="T67_3">Hao</text:span></text:p>
          </table:table-cell>
          <table:table-cell table:style-name="Cell31">
            <text:p text:style-name="P68"><text:span text:style-name="T68_1">Instructor</text:span></text:p>
          </table:table-cell>
          <table:table-cell table:style-name="Cell32">
            <text:p text:style-name="P69"/>
          </table:table-cell>
        </table:table-row>
        <table:table-row table:style-name="Row9">
          <table:table-cell table:style-name="Cell33">
            <text:p text:style-name="P70"/>
          </table:table-cell>
          <table:table-cell table:style-name="Cell34">
            <text:p text:style-name="P71"/>
          </table:table-cell>
          <table:table-cell table:style-name="Cell35">
            <text:p text:style-name="P72"/>
          </table:table-cell>
          <table:table-cell table:style-name="Cell36">
            <text:p text:style-name="P73"/>
          </table:table-cell>
        </table:table-row>
      </table:table>
      <text:p text:style-name="P74"><text:span text:style-name="T74_1"><text:tab/><text:tab/><text:tab/><text:tab/><text:tab/></text:span></text:p>
      <text:p text:style-name="P75"><text:span text:style-name="T75_1">Table</text:span><text:span text:style-name="T75_2"><text:s/></text:span><text:span text:style-name="T75_3">of</text:span><text:span text:style-name="T75_4"><text:s/></text:span><text:span text:style-name="T75_5">Contents</text:span></text:p>
      <text:p text:style-name="P76"/>
      <text:p text:style-name="P77"><text:span text:style-name="T77_1">Revision</text:span><text:span text:style-name="T77_2"><text:s/></text:span><text:span text:style-name="T77_3">History</text:span><text:span text:style-name="T77_4"><text:tab/></text:span></text:p>
      <text:p text:style-name="P78"><text:span text:style-name="T78_1">Document</text:span><text:span text:style-name="T78_2"><text:s/></text:span><text:span text:style-name="T78_3">Approval</text:span><text:span text:style-name="T78_4"><text:tab/></text:span></text:p>
      <text:p text:style-name="P79"><text:span text:style-name="T79_1">1.<text:s/></text:span><text:span text:style-name="T79_2">Introduction</text:span><text:span text:style-name="T79_3"><text:tab/></text:span></text:p>
      <text:p text:style-name="P80"><text:span text:style-name="T80_1">1.1<text:s/></text:span><text:span text:style-name="T80_2">Purpose</text:span><text:span text:style-name="T80_3"><text:tab/></text:span></text:p>
      <text:p text:style-name="P81"><text:span text:style-name="T81_1">1.2<text:s/></text:span><text:span text:style-name="T81_2">Scope</text:span><text:span text:style-name="T81_3"><text:tab/></text:span></text:p>
      <text:p text:style-name="P82"><text:span text:style-name="T82_1">1.3<text:s/></text:span><text:span text:style-name="T82_2">Definitions</text:span><text:span text:style-name="T82_3">,<text:s/></text:span><text:span text:style-name="T82_4">Acronyms</text:span><text:span text:style-name="T82_5">,<text:s/></text:span><text:span text:style-name="T82_6">and</text:span><text:span text:style-name="T82_7"><text:s/></text:span><text:span text:style-name="T82_8">Abbreviations</text:span><text:span text:style-name="T82_9"><text:tab/></text:span></text:p>
      <text:p text:style-name="P83"><text:span text:style-name="T83_1">1.4<text:s/></text:span><text:span text:style-name="T83_2">References</text:span><text:span text:style-name="T83_3"><text:tab/></text:span></text:p>
      <text:p text:style-name="P84"><text:span text:style-name="T84_1">2.<text:s/></text:span><text:span text:style-name="T84_2">General</text:span><text:span text:style-name="T84_3"><text:s/></text:span><text:span text:style-name="T84_4">Description</text:span><text:span text:style-name="T84_5"><text:tab/></text:span></text:p>
      <text:p text:style-name="P85"><text:span text:style-name="T85_1">2.1<text:s/></text:span><text:span text:style-name="T85_2">Product</text:span><text:span text:style-name="T85_3"><text:s/></text:span><text:span text:style-name="T85_4">Perspective</text:span><text:span text:style-name="T85_5"><text:tab/></text:span></text:p>
      <text:p text:style-name="P86"><text:span text:style-name="T86_1">2.2<text:s/></text:span><text:span text:style-name="T86_2">Product</text:span><text:span text:style-name="T86_3"><text:s/></text:span><text:span text:style-name="T86_4">Functions</text:span><text:span text:style-name="T86_5"><text:tab/></text:span></text:p>
      <text:p text:style-name="P87"><text:span text:style-name="T87_1">2.3<text:s/></text:span><text:span text:style-name="T87_2">User</text:span><text:span text:style-name="T87_3"><text:s/></text:span><text:span text:style-name="T87_4">Characteristics</text:span><text:span text:style-name="T87_5"><text:tab/></text:span></text:p>
      <text:p text:style-name="P88"><text:span text:style-name="T88_1">2.4<text:s/></text:span><text:span text:style-name="T88_2">General</text:span><text:span text:style-name="T88_3"><text:s/></text:span><text:span text:style-name="T88_4">Constraints</text:span><text:span text:style-name="T88_5"><text:tab/></text:span></text:p>
      <text:p text:style-name="P89"><text:span text:style-name="T89_1">2.5<text:s/></text:span><text:span text:style-name="T89_2">Assumptions</text:span><text:span text:style-name="T89_3"><text:s/></text:span><text:span text:style-name="T89_4">and</text:span><text:span text:style-name="T89_5"><text:s/></text:span><text:span text:style-name="T89_6">Dependencies</text:span><text:span text:style-name="T89_7"><text:tab/></text:span></text:p>
      <text:p text:style-name="P90"><text:span text:style-name="T90_1">3.<text:s/></text:span><text:span text:style-name="T90_2">Specific</text:span><text:span text:style-name="T90_3"><text:s/></text:span><text:span text:style-name="T90_4">Requirements</text:span><text:span text:style-name="T90_5"><text:tab/></text:span></text:p>
      <text:p text:style-name="P91"><text:span text:style-name="T91_1">3.1<text:s/></text:span><text:span text:style-name="T91_2">External</text:span><text:span text:style-name="T91_3"><text:s/></text:span><text:span text:style-name="T91_4">Interface</text:span><text:span text:style-name="T91_5"><text:s/></text:span><text:span text:style-name="T91_6">Requirements</text:span><text:span text:style-name="T91_7"><text:tab/></text:span></text:p>
      <text:p text:style-name="P92"><text:span text:style-name="T92_1">3.1.1<text:s/></text:span><text:span text:style-name="T92_2">User</text:span><text:span text:style-name="T92_3"><text:s/></text:span><text:span text:style-name="T92_4">Interfaces</text:span><text:span text:style-name="T92_5"><text:tab/></text:span></text:p>
      <text:p text:style-name="P93"><text:span text:style-name="T93_1">3.1.2<text:s/></text:span><text:span text:style-name="T93_2">Hardware</text:span><text:span text:style-name="T93_3"><text:s/></text:span><text:span text:style-name="T93_4">Interfaces</text:span><text:span text:style-name="T93_5"><text:tab/></text:span></text:p>
      <text:p text:style-name="P94"><text:span text:style-name="T94_1">3.1.3<text:s/></text:span><text:span text:style-name="T94_2">Software</text:span><text:span text:style-name="T94_3"><text:s/></text:span><text:span text:style-name="T94_4">Interfaces</text:span><text:span text:style-name="T94_5"><text:tab/></text:span></text:p>
      <text:p text:style-name="P95"><text:span text:style-name="T95_1">3.1.4<text:s/></text:span><text:span text:style-name="T95_2">Communications</text:span><text:span text:style-name="T95_3"><text:s/></text:span><text:span text:style-name="T95_4">Interfaces</text:span><text:span text:style-name="T95_5"><text:tab/></text:span></text:p>
      <text:p text:style-name="P96"><text:span text:style-name="T96_1">3.2<text:s/></text:span><text:span text:style-name="T96_2">Functional</text:span><text:span text:style-name="T96_3"><text:s/></text:span><text:span text:style-name="T96_4">Requirements</text:span><text:span text:style-name="T96_5"><text:tab/></text:span></text:p>
      <text:p text:style-name="P97"><text:span text:style-name="T97_1">3.2.1<text:s/>&lt;</text:span><text:span text:style-name="T97_2">Functional</text:span><text:span text:style-name="T97_3"><text:s/></text:span><text:span text:style-name="T97_4">Requirement</text:span><text:span text:style-name="T97_5"><text:s/></text:span><text:span text:style-name="T97_6">or</text:span><text:span text:style-name="T97_7"><text:s/></text:span><text:span text:style-name="T97_8">Feature</text:span><text:span text:style-name="T97_9"><text:s/>#1&gt;<text:tab/></text:span></text:p>
      <text:p text:style-name="P98"><text:span text:style-name="T98_1">3.2.2<text:s/>&lt;</text:span><text:span text:style-name="T98_2">Functional</text:span><text:span text:style-name="T98_3"><text:s/></text:span><text:span text:style-name="T98_4">Requirement</text:span><text:span text:style-name="T98_5"><text:s/></text:span><text:span text:style-name="T98_6">or</text:span><text:span text:style-name="T98_7"><text:s/></text:span><text:span text:style-name="T98_8">Feature</text:span><text:span text:style-name="T98_9"><text:s/>#2&gt;<text:tab/></text:span></text:p>
      <text:p text:style-name="P99"><text:span text:style-name="T99_1">3.3<text:s/></text:span><text:span text:style-name="T99_2">Use</text:span><text:span text:style-name="T99_3"><text:s/></text:span><text:span text:style-name="T99_4">Cases</text:span><text:span text:style-name="T99_5"><text:tab/></text:span></text:p>
      <text:p text:style-name="P100"><text:span text:style-name="T100_1">3.3.1<text:s/></text:span><text:span text:style-name="T100_2">Use</text:span><text:span text:style-name="T100_3"><text:s/></text:span><text:span text:style-name="T100_4">Case</text:span><text:span text:style-name="T100_5"><text:s/>#1<text:tab/></text:span></text:p>
      <text:p text:style-name="P101"><text:span text:style-name="T101_1">3.3.2<text:s/></text:span><text:span text:style-name="T101_2">Use</text:span><text:span text:style-name="T101_3"><text:s/></text:span><text:span text:style-name="T101_4">Case</text:span><text:span text:style-name="T101_5"><text:s/>#2<text:tab/></text:span></text:p>
      <text:p text:style-name="P102"><text:span text:style-name="T102_1">3.4<text:s/></text:span><text:span text:style-name="T102_2">Classes</text:span><text:span text:style-name="T102_3"><text:s/>/<text:s/></text:span><text:span text:style-name="T102_4">Objects</text:span><text:span text:style-name="T102_5"><text:tab/></text:span></text:p>
      <text:p text:style-name="P103"><text:span text:style-name="T103_1">3.4.1<text:s/>&lt;</text:span><text:span text:style-name="T103_2">Class</text:span><text:span text:style-name="T103_3"><text:s/>/<text:s/></text:span><text:span text:style-name="T103_4">Object</text:span><text:span text:style-name="T103_5"><text:s/>#1&gt;<text:tab/></text:span></text:p>
      <text:p text:style-name="P104"><text:span text:style-name="T104_1">3.4.2<text:s/>&lt;</text:span><text:span text:style-name="T104_2">Class</text:span><text:span text:style-name="T104_3"><text:s/>/<text:s/></text:span><text:span text:style-name="T104_4">Object</text:span><text:span text:style-name="T104_5"><text:s/>#2&gt;<text:tab/></text:span></text:p>
      <text:p text:style-name="P105"><text:span text:style-name="T105_1">3.5<text:s/></text:span><text:span text:style-name="T105_2">Non</text:span><text:span text:style-name="T105_3">-</text:span><text:span text:style-name="T105_4">Functional</text:span><text:span text:style-name="T105_5"><text:s/></text:span><text:span text:style-name="T105_6">Requirements</text:span><text:span text:style-name="T105_7"><text:tab/></text:span></text:p>
      <text:p text:style-name="P106"><text:span text:style-name="T106_1">3.5.1<text:s/></text:span><text:span text:style-name="T106_2">Performance</text:span><text:span text:style-name="T106_3"><text:tab/></text:span></text:p>
      <text:p text:style-name="P107"><text:span text:style-name="T107_1">3.5.2<text:s/></text:span><text:span text:style-name="T107_2">Reliability</text:span><text:span text:style-name="T107_3"><text:tab/></text:span></text:p>
      <text:p text:style-name="P108"><text:span text:style-name="T108_1">3.5.3<text:s/></text:span><text:span text:style-name="T108_2">Availability</text:span><text:span text:style-name="T108_3"><text:tab/></text:span></text:p>
      <text:p text:style-name="P109"><text:span text:style-name="T109_1">3.5.4<text:s/></text:span><text:span text:style-name="T109_2">Security</text:span><text:span text:style-name="T109_3"><text:tab/></text:span></text:p>
      <text:p text:style-name="P110"><text:span text:style-name="T110_1">3.5.5<text:s/></text:span><text:span text:style-name="T110_2">Maintainability</text:span><text:span text:style-name="T110_3"><text:tab/></text:span></text:p>
      <text:p text:style-name="P111"><text:span text:style-name="T111_1">3.5.6<text:s/></text:span><text:span text:style-name="T111_2">Portability</text:span><text:span text:style-name="T111_3"><text:tab/></text:span></text:p>
      <text:p text:style-name="P112"><text:span text:style-name="T112_1">3.6<text:s/></text:span><text:span text:style-name="T112_2">Inverse</text:span><text:span text:style-name="T112_3"><text:s/></text:span><text:span text:style-name="T112_4">Requirements</text:span><text:span text:style-name="T112_5"><text:tab/></text:span></text:p>
      <text:p text:style-name="P113"><text:span text:style-name="T113_1">3.7<text:s/></text:span><text:span text:style-name="T113_2">Design</text:span><text:span text:style-name="T113_3"><text:s/></text:span><text:span text:style-name="T113_4">Constraints</text:span><text:span text:style-name="T113_5"><text:tab/></text:span></text:p>
      <text:p text:style-name="P114"><text:span text:style-name="T114_1">3.8<text:s/></text:span><text:span text:style-name="T114_2">Logical</text:span><text:span text:style-name="T114_3"><text:s/></text:span><text:span text:style-name="T114_4">Database</text:span><text:span text:style-name="T114_5"><text:s/></text:span><text:span text:style-name="T114_6">Requirements</text:span><text:span text:style-name="T114_7"><text:tab/></text:span></text:p>
      <text:p text:style-name="P115"><text:span text:style-name="T115_1">3.9<text:s/></text:span><text:span text:style-name="T115_2">Other</text:span><text:span text:style-name="T115_3"><text:s/></text:span><text:span text:style-name="T115_4">Requirements</text:span><text:span text:style-name="T115_5"><text:tab/></text:span></text:p>
      <text:p text:style-name="P116"><text:span text:style-name="T116_1">4.<text:s/></text:span><text:span text:style-name="T116_2">Analysis</text:span><text:span text:style-name="T116_3"><text:s/></text:span><text:span text:style-name="T116_4">Models</text:span><text:span text:style-name="T116_5"><text:tab/></text:span></text:p>
      <text:p text:style-name="P117"><text:span text:style-name="T117_1">4.1<text:s/></text:span><text:span text:style-name="T117_2">Sequence</text:span><text:span text:style-name="T117_3"><text:s/></text:span><text:span text:style-name="T117_4">Diagrams</text:span><text:span text:style-name="T117_5"><text:tab/></text:span></text:p>
      <text:p text:style-name="P118"><text:span text:style-name="T118_1">4.3<text:s/></text:span><text:span text:style-name="T118_2">Data</text:span><text:span text:style-name="T118_3"><text:s/></text:span><text:span text:style-name="T118_4">Flow</text:span><text:span text:style-name="T118_5"><text:s/></text:span><text:span text:style-name="T118_6">Diagrams</text:span><text:span text:style-name="T118_7"><text:s/>(</text:span><text:span text:style-name="T118_8">DFD</text:span><text:span text:style-name="T118_9">)<text:tab/></text:span></text:p>
      <text:p text:style-name="P119"><text:span text:style-name="T119_1">4.2<text:s/></text:span><text:span text:style-name="T119_2">State</text:span><text:span text:style-name="T119_3">-</text:span><text:span text:style-name="T119_4">Transition</text:span><text:span text:style-name="T119_5"><text:s/></text:span><text:span text:style-name="T119_6">Diagrams</text:span><text:span text:style-name="T119_7"><text:s/>(</text:span><text:span text:style-name="T119_8">STD</text:span><text:span text:style-name="T119_9">)<text:tab/></text:span></text:p>
      <text:p text:style-name="P120"><text:span text:style-name="T120_1">5.<text:s/></text:span><text:span text:style-name="T120_2">Change</text:span><text:span text:style-name="T120_3"><text:s/></text:span><text:span text:style-name="T120_4">Management</text:span><text:span text:style-name="T120_5"><text:s/></text:span><text:span text:style-name="T120_6">Process</text:span><text:span text:style-name="T120_7"><text:tab/></text:span></text:p>
      <text:p text:style-name="P121"><text:span text:style-name="T121_1">A</text:span><text:span text:style-name="T121_2">.<text:s/></text:span><text:span text:style-name="T121_3">Appendices</text:span><text:span text:style-name="T121_4"><text:tab/></text:span></text:p>
      <text:p text:style-name="P122"><text:span text:style-name="T122_1">A</text:span><text:span text:style-name="T122_2">.1<text:s/></text:span><text:span text:style-name="T122_3">Appendix</text:span><text:span text:style-name="T122_4"><text:s/>1<text:tab/></text:span></text:p>
      <text:p text:style-name="P123"><text:span text:style-name="T123_1">A</text:span><text:span text:style-name="T123_2">.2<text:s/></text:span><text:span text:style-name="T123_3">Appendix</text:span><text:span text:style-name="T123_4"><text:s/>2<text:tab/></text:span></text:p>
      <text:p text:style-name="P124"/>
      <text:p text:style-name="P125"/>
      <text:p text:style-name="P126"><text:bookmark-start text:name="h.1fob9te"/><text:bookmark-end text:name="h.1fob9te"/></text:p>
      <text:h text:style-name="P127" text:outline-level="10"><text:span text:style-name="T127_1">1.<text:s/></text:span><text:span text:style-name="T127_2">Introduction</text:span></text:h>
      <text:h text:style-name="P128" text:outline-level="10"><text:bookmark-start text:name="h.hd3eka58f73t"/><text:bookmark-end text:name="h.hd3eka58f73t"/><text:span text:style-name="T128_1">1.1<text:s/></text:span><text:span text:style-name="T128_2">Purpose</text:span></text:h>
      <text:p text:style-name="P129"><text:span text:style-name="T129_1">This</text:span><text:span text:style-name="T129_2"><text:s/></text:span><text:span text:style-name="T129_3">document</text:span><text:span text:style-name="T129_4"><text:s/></text:span><text:span text:style-name="T129_5">is</text:span><text:span text:style-name="T129_6"><text:s/></text:span><text:span text:style-name="T129_7">intended</text:span><text:span text:style-name="T129_8"><text:s/></text:span><text:span text:style-name="T129_9">to</text:span><text:span text:style-name="T129_10"><text:s/></text:span><text:span text:style-name="T129_11">define</text:span><text:span text:style-name="T129_12"><text:s/></text:span><text:span text:style-name="T129_13">and</text:span><text:span text:style-name="T129_14"><text:s/></text:span><text:span text:style-name="T129_15">detail</text:span><text:span text:style-name="T129_16"><text:s/></text:span><text:span text:style-name="T129_17">the</text:span><text:span text:style-name="T129_18"><text:s/></text:span><text:span text:style-name="T129_19">requirements</text:span><text:span text:style-name="T129_20"><text:s/></text:span><text:span text:style-name="T129_21">for</text:span><text:span text:style-name="T129_22"><text:s/></text:span><text:span text:style-name="T129_23">out</text:span><text:span text:style-name="T129_24"><text:s/></text:span><text:span text:style-name="T129_25">CS</text:span><text:span text:style-name="T129_26">442<text:s/></text:span><text:span text:style-name="T129_27">project</text:span><text:span text:style-name="T129_28"><text:s/></text:span><text:span text:style-name="T129_29">application</text:span><text:span text:style-name="T129_30">,<text:s/></text:span><text:span text:style-name="T129_31">NetworkPlayer</text:span><text:span text:style-name="T129_32">.</text:span></text:p>
      <text:h text:style-name="P130" text:outline-level="10"><text:span text:style-name="T130_1">1.2<text:s/></text:span><text:span text:style-name="T130_2">Scope</text:span></text:h>
      <text:p text:style-name="P131"><text:span text:style-name="T131_1">NetworkPlayer</text:span><text:span text:style-name="T131_2"><text:s/></text:span><text:span text:style-name="T131_3">is</text:span><text:span text:style-name="T131_4"><text:s/></text:span><text:span text:style-name="T131_5">a</text:span><text:span text:style-name="T131_6"><text:s/></text:span><text:span text:style-name="T131_7">music</text:span><text:span text:style-name="T131_8"><text:s/></text:span><text:span text:style-name="T131_9">playing</text:span><text:span text:style-name="T131_10"><text:s/></text:span><text:span text:style-name="T131_11">application</text:span><text:span text:style-name="T131_12"><text:s/></text:span><text:span text:style-name="T131_13">that</text:span><text:span text:style-name="T131_14"><text:s/></text:span><text:span text:style-name="T131_15">allows</text:span><text:span text:style-name="T131_16"><text:s/></text:span><text:span text:style-name="T131_17">you</text:span><text:span text:style-name="T131_18"><text:s/></text:span><text:span text:style-name="T131_19">to</text:span><text:span text:style-name="T131_20"><text:s/></text:span><text:span text:style-name="T131_21">play</text:span><text:span text:style-name="T131_22"><text:s/></text:span><text:span text:style-name="T131_23">music</text:span><text:span text:style-name="T131_24"><text:s/></text:span><text:span text:style-name="T131_25">shared</text:span><text:span text:style-name="T131_26"><text:s/></text:span><text:span text:style-name="T131_27">on</text:span><text:span text:style-name="T131_28"><text:s/></text:span><text:span text:style-name="T131_29">the</text:span><text:span text:style-name="T131_30"><text:s/></text:span><text:span text:style-name="T131_31">local</text:span><text:span text:style-name="T131_32"><text:s/></text:span><text:span text:style-name="T131_33">network</text:span><text:span text:style-name="T131_34"><text:s/></text:span><text:span text:style-name="T131_35">as</text:span><text:span text:style-name="T131_36"><text:s/></text:span><text:span text:style-name="T131_37">if</text:span><text:span text:style-name="T131_38"><text:s/></text:span><text:span text:style-name="T131_39">it</text:span><text:span text:style-name="T131_40"><text:s/></text:span><text:span text:style-name="T131_41">is</text:span><text:span text:style-name="T131_42"><text:s/></text:span><text:span text:style-name="T131_43">stored</text:span><text:span text:style-name="T131_44"><text:s/></text:span><text:span text:style-name="T131_45">locally</text:span><text:span text:style-name="T131_46"><text:s/></text:span><text:span text:style-name="T131_47">on</text:span><text:span text:style-name="T131_48"><text:s/></text:span><text:span text:style-name="T131_49">the</text:span><text:span text:style-name="T131_50"><text:s/></text:span><text:span text:style-name="T131_51">device</text:span><text:span text:style-name="T131_52">.<text:s/></text:span><text:span text:style-name="T131_53">This</text:span><text:span text:style-name="T131_54"><text:s/></text:span><text:span text:style-name="T131_55">allows</text:span><text:span text:style-name="T131_56"><text:s/></text:span><text:span text:style-name="T131_57">users</text:span><text:span text:style-name="T131_58"><text:s/></text:span><text:span text:style-name="T131_59">to</text:span><text:span text:style-name="T131_60"><text:s/></text:span><text:span text:style-name="T131_61">play</text:span><text:span text:style-name="T131_62"><text:s/></text:span><text:span text:style-name="T131_63">far</text:span><text:span text:style-name="T131_64"><text:s/></text:span><text:span text:style-name="T131_65">more</text:span><text:span text:style-name="T131_66"><text:s/></text:span><text:span text:style-name="T131_67">music</text:span><text:span text:style-name="T131_68"><text:s/></text:span><text:span text:style-name="T131_69">than</text:span><text:span text:style-name="T131_70"><text:s/></text:span><text:span text:style-name="T131_71">they</text:span><text:span text:style-name="T131_72"><text:s/></text:span><text:span text:style-name="T131_73">could</text:span><text:span text:style-name="T131_74"><text:s/></text:span><text:span text:style-name="T131_75">normally</text:span><text:span text:style-name="T131_76"><text:s/></text:span><text:span text:style-name="T131_77">store</text:span><text:span text:style-name="T131_78"><text:s/></text:span><text:span text:style-name="T131_79">on</text:span><text:span text:style-name="T131_80"><text:s/></text:span><text:span text:style-name="T131_81">the</text:span><text:span text:style-name="T131_82"><text:s/></text:span><text:span text:style-name="T131_83">limited</text:span><text:span text:style-name="T131_84"><text:s/></text:span><text:span text:style-name="T131_85">local</text:span><text:span text:style-name="T131_86"><text:s/></text:span><text:span text:style-name="T131_87">storage</text:span><text:span text:style-name="T131_88"><text:s/></text:span><text:span text:style-name="T131_89">on</text:span><text:span text:style-name="T131_90"><text:s/></text:span><text:span text:style-name="T131_91">most</text:span><text:span text:style-name="T131_92"><text:s/></text:span><text:span text:style-name="T131_93">mobile</text:span><text:span text:style-name="T131_94"><text:s/></text:span><text:span text:style-name="T131_95">devices</text:span><text:span text:style-name="T131_96"><text:s/></text:span><text:span text:style-name="T131_97">as</text:span><text:span text:style-name="T131_98"><text:s/></text:span><text:span text:style-name="T131_99">long</text:span><text:span text:style-name="T131_100"><text:s/></text:span><text:span text:style-name="T131_101">as</text:span><text:span text:style-name="T131_102"><text:s/></text:span><text:span text:style-name="T131_103">they</text:span><text:span text:style-name="T131_104"><text:s/></text:span><text:span text:style-name="T131_105">are</text:span><text:span text:style-name="T131_106"><text:s/></text:span><text:span text:style-name="T131_107">on</text:span><text:span text:style-name="T131_108"><text:s/></text:span><text:span text:style-name="T131_109">the</text:span><text:span text:style-name="T131_110"><text:s/></text:span><text:span text:style-name="T131_111">same</text:span><text:span text:style-name="T131_112"><text:s/></text:span><text:span text:style-name="T131_113">network</text:span><text:span text:style-name="T131_114"><text:s/></text:span><text:span text:style-name="T131_115">as</text:span><text:span text:style-name="T131_116"><text:s/></text:span><text:span text:style-name="T131_117">the</text:span><text:span text:style-name="T131_118"><text:s/></text:span><text:span text:style-name="T131_119">PC</text:span><text:span text:style-name="T131_120"><text:s/></text:span><text:span text:style-name="T131_121">sharing</text:span><text:span text:style-name="T131_122"><text:s/></text:span><text:span text:style-name="T131_123">music</text:span><text:span text:style-name="T131_124">.<text:s/></text:span><text:span text:style-name="T131_125">Music</text:span><text:span text:style-name="T131_126"><text:s/></text:span><text:span text:style-name="T131_127">should</text:span><text:span text:style-name="T131_128"><text:s/></text:span><text:span text:style-name="T131_129">also</text:span><text:span text:style-name="T131_130"><text:s/></text:span><text:span text:style-name="T131_131">be</text:span><text:span text:style-name="T131_132"><text:s/></text:span><text:span text:style-name="T131_133">presented</text:span><text:span text:style-name="T131_134"><text:s/></text:span><text:span text:style-name="T131_135">as</text:span><text:span text:style-name="T131_136"><text:s/></text:span><text:span text:style-name="T131_137">it</text:span><text:span text:style-name="T131_138"><text:s/></text:span><text:span text:style-name="T131_139">would</text:span><text:span text:style-name="T131_140"><text:s/></text:span><text:span text:style-name="T131_141">normally</text:span><text:span text:style-name="T131_142"><text:s/></text:span><text:span text:style-name="T131_143">be</text:span><text:span text:style-name="T131_144"><text:s/></text:span><text:span text:style-name="T131_145">in</text:span><text:span text:style-name="T131_146"><text:s/></text:span><text:span text:style-name="T131_147">a</text:span><text:span text:style-name="T131_148"><text:s/></text:span><text:span text:style-name="T131_149">music</text:span><text:span text:style-name="T131_150"><text:s/></text:span><text:span text:style-name="T131_151">player</text:span><text:span text:style-name="T131_152">,<text:s/></text:span><text:span text:style-name="T131_153">sorted</text:span><text:span text:style-name="T131_154"><text:s/></text:span><text:span text:style-name="T131_155">by</text:span><text:span text:style-name="T131_156"><text:s/></text:span><text:span text:style-name="T131_157">artist</text:span><text:span text:style-name="T131_158"><text:s/></text:span><text:span text:style-name="T131_159">and</text:span><text:span text:style-name="T131_160"><text:s/></text:span><text:span text:style-name="T131_161">album</text:span><text:span text:style-name="T131_162">,<text:s/></text:span><text:span text:style-name="T131_163">rather</text:span><text:span text:style-name="T131_164"><text:s/></text:span><text:span text:style-name="T131_165">than</text:span><text:span text:style-name="T131_166"><text:s/></text:span><text:span text:style-name="T131_167">as</text:span><text:span text:style-name="T131_168"><text:s/></text:span><text:span text:style-name="T131_169">files</text:span><text:span text:style-name="T131_170"><text:s/></text:span><text:span text:style-name="T131_171">that</text:span><text:span text:style-name="T131_172"><text:s/></text:span><text:span text:style-name="T131_173">are</text:span><text:span text:style-name="T131_174"><text:s/></text:span><text:span text:style-name="T131_175">unlikely</text:span><text:span text:style-name="T131_176"><text:s/></text:span><text:span text:style-name="T131_177">to</text:span><text:span text:style-name="T131_178"><text:s/></text:span><text:span text:style-name="T131_179">be</text:span><text:span text:style-name="T131_180"><text:s/></text:span><text:span text:style-name="T131_181">well</text:span><text:span text:style-name="T131_182"><text:s/></text:span><text:span text:style-name="T131_183">organized</text:span><text:span text:style-name="T131_184">.</text:span></text:p>
      <text:h text:style-name="P132" text:outline-level="10"><text:span text:style-name="T132_1">1.3<text:s/></text:span><text:span text:style-name="T132_2">Definitions</text:span><text:span text:style-name="T132_3">,<text:s/></text:span><text:span text:style-name="T132_4">Acronyms</text:span><text:span text:style-name="T132_5">,<text:s/></text:span><text:span text:style-name="T132_6">and</text:span><text:span text:style-name="T132_7"><text:s/></text:span><text:span text:style-name="T132_8">Abbreviations</text:span></text:h>
      <text:p text:style-name="P133"><text:bookmark-start text:name="h.8nj6mgc3arfm"/><text:bookmark-end text:name="h.8nj6mgc3arfm"/><text:span text:style-name="T133_1">This</text:span><text:span text:style-name="T133_2"><text:s/></text:span><text:span text:style-name="T133_3">subsection</text:span><text:span text:style-name="T133_4"><text:s/></text:span><text:span text:style-name="T133_5">should</text:span><text:span text:style-name="T133_6"><text:s/></text:span><text:span text:style-name="T133_7">provide</text:span><text:span text:style-name="T133_8"><text:s/></text:span><text:span text:style-name="T133_9">the</text:span><text:span text:style-name="T133_10"><text:s/></text:span><text:span text:style-name="T133_11">definitions</text:span><text:span text:style-name="T133_12"><text:s/></text:span><text:span text:style-name="T133_13">of</text:span><text:span text:style-name="T133_14"><text:s/></text:span><text:span text:style-name="T133_15">all</text:span><text:span text:style-name="T133_16"><text:s/></text:span><text:span text:style-name="T133_17">terms</text:span><text:span text:style-name="T133_18">,<text:s/></text:span><text:span text:style-name="T133_19">acronyms</text:span><text:span text:style-name="T133_20">,<text:s/></text:span><text:span text:style-name="T133_21">and</text:span><text:span text:style-name="T133_22"><text:s/></text:span><text:span text:style-name="T133_23">abbreviations</text:span><text:span text:style-name="T133_24"><text:s/></text:span><text:span text:style-name="T133_25">required</text:span></text:p>
      <text:p text:style-name="P134"><text:bookmark-start text:name="h.if9zjngc4ujd"/><text:bookmark-end text:name="h.if9zjngc4ujd"/><text:span text:style-name="T134_1">to</text:span><text:span text:style-name="T134_2"><text:s/></text:span><text:span text:style-name="T134_3">properly</text:span><text:span text:style-name="T134_4"><text:s/></text:span><text:span text:style-name="T134_5">interpret</text:span><text:span text:style-name="T134_6"><text:s/></text:span><text:span text:style-name="T134_7">the</text:span><text:span text:style-name="T134_8"><text:s/></text:span><text:span text:style-name="T134_9">SRS</text:span><text:span text:style-name="T134_10">.<text:s/></text:span><text:span text:style-name="T134_11">This</text:span><text:span text:style-name="T134_12"><text:s/></text:span><text:span text:style-name="T134_13">information</text:span><text:span text:style-name="T134_14"><text:s/></text:span><text:span text:style-name="T134_15">may</text:span><text:span text:style-name="T134_16"><text:s/></text:span><text:span text:style-name="T134_17">be</text:span><text:span text:style-name="T134_18"><text:s/></text:span><text:span text:style-name="T134_19">provided</text:span><text:span text:style-name="T134_20"><text:s/></text:span><text:span text:style-name="T134_21">by</text:span><text:span text:style-name="T134_22"><text:s/></text:span><text:span text:style-name="T134_23">reference</text:span><text:span text:style-name="T134_24"><text:s/></text:span><text:span text:style-name="T134_25">to</text:span><text:span text:style-name="T134_26"><text:s/></text:span><text:span text:style-name="T134_27">one</text:span><text:span text:style-name="T134_28"><text:s/></text:span><text:span text:style-name="T134_29">or</text:span><text:span text:style-name="T134_30"><text:s/></text:span><text:span text:style-name="T134_31">more</text:span></text:p>
      <text:p text:style-name="P135"><text:bookmark-start text:name="h.3dy6vkm"/><text:bookmark-end text:name="h.3dy6vkm"/><text:span text:style-name="T135_1">appendixes</text:span><text:span text:style-name="T135_2"><text:s/></text:span><text:span text:style-name="T135_3">in</text:span><text:span text:style-name="T135_4"><text:s/></text:span><text:span text:style-name="T135_5">the</text:span><text:span text:style-name="T135_6"><text:s/></text:span><text:span text:style-name="T135_7">SRS</text:span><text:span text:style-name="T135_8"><text:s/></text:span><text:span text:style-name="T135_9">or</text:span><text:span text:style-name="T135_10"><text:s/></text:span><text:span text:style-name="T135_11">by</text:span><text:span text:style-name="T135_12"><text:s/></text:span><text:span text:style-name="T135_13">reference</text:span><text:span text:style-name="T135_14"><text:s/></text:span><text:span text:style-name="T135_15">to</text:span><text:span text:style-name="T135_16"><text:s/></text:span><text:span text:style-name="T135_17">other</text:span><text:span text:style-name="T135_18"><text:s/></text:span><text:span text:style-name="T135_19">documents</text:span><text:span text:style-name="T135_20">.</text:span></text:p>
      <text:h text:style-name="P136" text:outline-level="10"><text:span text:style-name="T136_1">1.4<text:s/></text:span><text:span text:style-name="T136_2">References</text:span></text:h>
      <text:p text:style-name="P137"><text:span text:style-name="T137_1">This</text:span><text:span text:style-name="T137_2"><text:s/></text:span><text:span text:style-name="T137_3">subsection</text:span><text:span text:style-name="T137_4"><text:s/></text:span><text:span text:style-name="T137_5">should</text:span><text:span text:style-name="T137_6"><text:s/></text:span><text:span text:style-name="T137_7">provide</text:span><text:span text:style-name="T137_8"><text:s/></text:span><text:span text:style-name="T137_9">the</text:span><text:span text:style-name="T137_10"><text:s/></text:span><text:span text:style-name="T137_11">definitions</text:span><text:span text:style-name="T137_12"><text:s/></text:span><text:span text:style-name="T137_13">of</text:span><text:span text:style-name="T137_14"><text:s/></text:span><text:span text:style-name="T137_15">all</text:span><text:span text:style-name="T137_16"><text:s/></text:span><text:span text:style-name="T137_17">terms</text:span><text:span text:style-name="T137_18">,<text:s/></text:span><text:span text:style-name="T137_19">acronyms</text:span><text:span text:style-name="T137_20">,<text:s/></text:span><text:span text:style-name="T137_21">and</text:span><text:span text:style-name="T137_22"><text:s/></text:span><text:span text:style-name="T137_23">abbreviations</text:span><text:span text:style-name="T137_24"><text:s/></text:span><text:span text:style-name="T137_25">required</text:span></text:p>
      <text:p text:style-name="P138"><text:span text:style-name="T138_1">to</text:span><text:span text:style-name="T138_2"><text:s/></text:span><text:span text:style-name="T138_3">properly</text:span><text:span text:style-name="T138_4"><text:s/></text:span><text:span text:style-name="T138_5">interpret</text:span><text:span text:style-name="T138_6"><text:s/></text:span><text:span text:style-name="T138_7">the</text:span><text:span text:style-name="T138_8"><text:s/></text:span><text:span text:style-name="T138_9">SRS</text:span><text:span text:style-name="T138_10">.<text:s/></text:span><text:span text:style-name="T138_11">This</text:span><text:span text:style-name="T138_12"><text:s/></text:span><text:span text:style-name="T138_13">information</text:span><text:span text:style-name="T138_14"><text:s/></text:span><text:span text:style-name="T138_15">may</text:span><text:span text:style-name="T138_16"><text:s/></text:span><text:span text:style-name="T138_17">be</text:span><text:span text:style-name="T138_18"><text:s/></text:span><text:span text:style-name="T138_19">provided</text:span><text:span text:style-name="T138_20"><text:s/></text:span><text:span text:style-name="T138_21">by</text:span><text:span text:style-name="T138_22"><text:s/></text:span><text:span text:style-name="T138_23">reference</text:span><text:span text:style-name="T138_24"><text:s/></text:span><text:span text:style-name="T138_25">to</text:span><text:span text:style-name="T138_26"><text:s/></text:span><text:span text:style-name="T138_27">one</text:span><text:span text:style-name="T138_28"><text:s/></text:span><text:span text:style-name="T138_29">or</text:span><text:span text:style-name="T138_30"><text:s/></text:span><text:span text:style-name="T138_31">more</text:span></text:p>
      <text:p text:style-name="P139"><text:span text:style-name="T139_1">appendixes</text:span><text:span text:style-name="T139_2"><text:s/></text:span><text:span text:style-name="T139_3">in</text:span><text:span text:style-name="T139_4"><text:s/></text:span><text:span text:style-name="T139_5">the</text:span><text:span text:style-name="T139_6"><text:s/></text:span><text:span text:style-name="T139_7">SRS</text:span><text:span text:style-name="T139_8"><text:s/></text:span><text:span text:style-name="T139_9">or</text:span><text:span text:style-name="T139_10"><text:s/></text:span><text:span text:style-name="T139_11">by</text:span><text:span text:style-name="T139_12"><text:s/></text:span><text:span text:style-name="T139_13">reference</text:span><text:span text:style-name="T139_14"><text:s/></text:span><text:span text:style-name="T139_15">to</text:span><text:span text:style-name="T139_16"><text:s/></text:span><text:span text:style-name="T139_17">other</text:span><text:span text:style-name="T139_18"><text:s/></text:span><text:span text:style-name="T139_19">documents</text:span><text:span text:style-name="T139_20">.</text:span></text:p>
      <text:h text:style-name="P140" text:outline-level="10"><text:bookmark-start text:name="h.1t3h5sf"/><text:bookmark-end text:name="h.1t3h5sf"/><text:span text:style-name="T140_1">2.<text:s/></text:span><text:span text:style-name="T140_2">General</text:span><text:span text:style-name="T140_3"><text:s/></text:span><text:span text:style-name="T140_4">Description</text:span></text:h>
      <text:p text:style-name="P141"><text:bookmark-start text:name="h.4d34og8"/><text:bookmark-end text:name="h.4d34og8"/></text:p>
      <text:h text:style-name="P142" text:outline-level="10"><text:span text:style-name="T142_1">2.1<text:s/></text:span><text:span text:style-name="T142_2">Product</text:span><text:span text:style-name="T142_3"><text:s/></text:span><text:span text:style-name="T142_4">Perspective</text:span></text:h>
      <text:p text:style-name="P143"><text:bookmark-start text:name="h.2s8eyo1"/><text:bookmark-end text:name="h.2s8eyo1"/><text:span text:style-name="T143_1">This</text:span><text:span text:style-name="T143_2"><text:s/></text:span><text:span text:style-name="T143_3">project</text:span><text:span text:style-name="T143_4"><text:s/></text:span><text:span text:style-name="T143_5">is</text:span><text:span text:style-name="T143_6"><text:s/></text:span><text:span text:style-name="T143_7">independent</text:span><text:span text:style-name="T143_8"><text:s/></text:span><text:span text:style-name="T143_9">and</text:span><text:span text:style-name="T143_10"><text:s/></text:span><text:span text:style-name="T143_11">self</text:span><text:span text:style-name="T143_12">-</text:span><text:span text:style-name="T143_13">contained</text:span><text:span text:style-name="T143_14">.<text:s/></text:span><text:span text:style-name="T143_15">It</text:span><text:span text:style-name="T143_16"><text:s/></text:span><text:span text:style-name="T143_17">does</text:span><text:span text:style-name="T143_18"><text:s/></text:span><text:span text:style-name="T143_19">not</text:span><text:span text:style-name="T143_20"><text:s/></text:span><text:span text:style-name="T143_21">need</text:span><text:span text:style-name="T143_22"><text:s/></text:span><text:span text:style-name="T143_23">any</text:span><text:span text:style-name="T143_24"><text:s/></text:span><text:span text:style-name="T143_25">other</text:span><text:span text:style-name="T143_26"><text:s/></text:span><text:span text:style-name="T143_27">devices</text:span><text:span text:style-name="T143_28"><text:s/></text:span><text:span text:style-name="T143_29">or</text:span><text:span text:style-name="T143_30"><text:s/></text:span><text:span text:style-name="T143_31">software</text:span><text:span text:style-name="T143_32"><text:s/></text:span><text:span text:style-name="T143_33">in</text:span><text:span text:style-name="T143_34"><text:s/></text:span><text:span text:style-name="T143_35">order</text:span><text:span text:style-name="T143_36"><text:s/></text:span><text:span text:style-name="T143_37">to</text:span><text:span text:style-name="T143_38"><text:s/></text:span><text:span text:style-name="T143_39">function</text:span></text:p>
      <text:h text:style-name="P144" text:outline-level="10"><text:span text:style-name="T144_1">2.2<text:s/></text:span><text:span text:style-name="T144_2">Product</text:span><text:span text:style-name="T144_3"><text:s/></text:span><text:span text:style-name="T144_4">Functions</text:span></text:h>
      <text:p text:style-name="P145"><text:bookmark-start text:name="h.17dp8vu"/><text:bookmark-end text:name="h.17dp8vu"/><text:span text:style-name="T145_1">The</text:span><text:span text:style-name="T145_2"><text:s/></text:span><text:span text:style-name="T145_3">software</text:span><text:span text:style-name="T145_4"><text:s/></text:span><text:span text:style-name="T145_5">will</text:span><text:span text:style-name="T145_6"><text:s/></text:span><text:span text:style-name="T145_7">find</text:span><text:span text:style-name="T145_8"><text:s/></text:span><text:span text:style-name="T145_9">world</text:span><text:span text:style-name="T145_10">-</text:span><text:span text:style-name="T145_11">readable</text:span><text:span text:style-name="T145_12"><text:s/></text:span><text:span text:style-name="T145_13">music</text:span><text:span text:style-name="T145_14"><text:s/></text:span><text:span text:style-name="T145_15">files</text:span><text:span text:style-name="T145_16"><text:s/></text:span><text:span text:style-name="T145_17">on</text:span><text:span text:style-name="T145_18"><text:s/></text:span><text:span text:style-name="T145_19">the</text:span><text:span text:style-name="T145_20"><text:s/></text:span><text:span text:style-name="T145_21">network</text:span><text:span text:style-name="T145_22"><text:s/></text:span><text:span text:style-name="T145_23">and</text:span><text:span text:style-name="T145_24"><text:s/></text:span><text:span text:style-name="T145_25">play</text:span><text:span text:style-name="T145_26"><text:s/></text:span><text:span text:style-name="T145_27">them</text:span><text:span text:style-name="T145_28">.<text:s/></text:span><text:span text:style-name="T145_29">This</text:span><text:span text:style-name="T145_30"><text:s/></text:span><text:span text:style-name="T145_31">software</text:span><text:span text:style-name="T145_32"><text:s/></text:span><text:span text:style-name="T145_33">will</text:span><text:span text:style-name="T145_34"><text:s/></text:span><text:span text:style-name="T145_35">also</text:span><text:span text:style-name="T145_36"><text:s/></text:span><text:span text:style-name="T145_37">have</text:span><text:span text:style-name="T145_38"><text:s/></text:span><text:span text:style-name="T145_39">functions</text:span><text:span text:style-name="T145_40"><text:s/></text:span><text:span text:style-name="T145_41">for</text:span><text:span text:style-name="T145_42"><text:s/></text:span><text:span text:style-name="T145_43">pausing</text:span><text:span text:style-name="T145_44">,<text:s/></text:span><text:span text:style-name="T145_45">stopping</text:span><text:span text:style-name="T145_46">,<text:s/></text:span><text:span text:style-name="T145_47">and</text:span><text:span text:style-name="T145_48"><text:s/></text:span><text:span text:style-name="T145_49">resuming</text:span><text:span text:style-name="T145_50"><text:s/></text:span><text:span text:style-name="T145_51">play</text:span><text:span text:style-name="T145_52"><text:s/></text:span><text:span text:style-name="T145_53">of</text:span><text:span text:style-name="T145_54"><text:s/></text:span><text:span text:style-name="T145_55">music</text:span><text:span text:style-name="T145_56">.</text:span></text:p>
      <text:h text:style-name="P146" text:outline-level="10"><text:span text:style-name="T146_1">2.3<text:s/></text:span><text:span text:style-name="T146_2">User</text:span><text:span text:style-name="T146_3"><text:s/></text:span><text:span text:style-name="T146_4">Characteristics</text:span></text:h>
      <text:p text:style-name="P147"><text:bookmark-start text:name="h.3rdcrjn"/><text:bookmark-end text:name="h.3rdcrjn"/><text:span text:style-name="T147_1">This</text:span><text:span text:style-name="T147_2"><text:s/></text:span><text:span text:style-name="T147_3">product</text:span><text:span text:style-name="T147_4"><text:s/></text:span><text:span text:style-name="T147_5">will</text:span><text:span text:style-name="T147_6"><text:s/></text:span><text:span text:style-name="T147_7">be</text:span><text:span text:style-name="T147_8"><text:s/></text:span><text:span text:style-name="T147_9">used</text:span><text:span text:style-name="T147_10"><text:s/></text:span><text:span text:style-name="T147_11">by</text:span><text:span text:style-name="T147_12"><text:s/></text:span><text:span text:style-name="T147_13">the</text:span><text:span text:style-name="T147_14"><text:s/></text:span><text:span text:style-name="T147_15">developers</text:span><text:span text:style-name="T147_16"><text:s/></text:span><text:span text:style-name="T147_17">and</text:span><text:span text:style-name="T147_18"><text:s/></text:span><text:span text:style-name="T147_19">mostly</text:span><text:span text:style-name="T147_20"><text:s/></text:span><text:span text:style-name="T147_21">computer</text:span><text:span text:style-name="T147_22">-</text:span><text:span text:style-name="T147_23">saavy</text:span><text:span text:style-name="T147_24"><text:s/></text:span><text:span text:style-name="T147_25">individuals</text:span><text:span text:style-name="T147_26">,<text:s/></text:span><text:span text:style-name="T147_27">due</text:span><text:span text:style-name="T147_28"><text:s/></text:span><text:span text:style-name="T147_29">to</text:span><text:span text:style-name="T147_30"><text:s/></text:span><text:span text:style-name="T147_31">the</text:span><text:span text:style-name="T147_32"><text:s/></text:span><text:span text:style-name="T147_33">networking</text:span><text:span text:style-name="T147_34"><text:s/></text:span><text:span text:style-name="T147_35">aspects</text:span><text:span text:style-name="T147_36">.<text:s/></text:span><text:span text:style-name="T147_37">This</text:span><text:span text:style-name="T147_38"><text:s/></text:span><text:span text:style-name="T147_39">will</text:span><text:span text:style-name="T147_40"><text:s/></text:span><text:span text:style-name="T147_41">not</text:span><text:span text:style-name="T147_42"><text:s/></text:span><text:span text:style-name="T147_43">effect</text:span><text:span text:style-name="T147_44"><text:s/></text:span><text:span text:style-name="T147_45">our</text:span><text:span text:style-name="T147_46"><text:s/></text:span><text:span text:style-name="T147_47">requirements</text:span><text:span text:style-name="T147_48">,<text:s/></text:span><text:span text:style-name="T147_49">and</text:span><text:span text:style-name="T147_50"><text:s/></text:span><text:span text:style-name="T147_51">we</text:span><text:span text:style-name="T147_52"><text:s/></text:span><text:span text:style-name="T147_53">should</text:span><text:span text:style-name="T147_54"><text:s/></text:span><text:span text:style-name="T147_55">not</text:span><text:span text:style-name="T147_56"><text:s/></text:span><text:span text:style-name="T147_57">need</text:span><text:span text:style-name="T147_58"><text:s/></text:span><text:span text:style-name="T147_59">to</text:span><text:span text:style-name="T147_60"><text:s/></text:span><text:span text:style-name="T147_61">fool</text:span><text:span text:style-name="T147_62">-</text:span><text:span text:style-name="T147_63">proof</text:span><text:span text:style-name="T147_64"><text:s/></text:span><text:span text:style-name="T147_65">our</text:span><text:span text:style-name="T147_66"><text:s/></text:span><text:span text:style-name="T147_67">interface</text:span></text:p>
      <text:h text:style-name="P148" text:outline-level="10"><text:span text:style-name="T148_1">2.4<text:s/></text:span><text:span text:style-name="T148_2">General</text:span><text:span text:style-name="T148_3"><text:s/></text:span><text:span text:style-name="T148_4">Constraints</text:span></text:h>
      <text:p text:style-name="P149"><text:bookmark-start text:name="h.26in1rg"/><text:bookmark-end text:name="h.26in1rg"/><text:span text:style-name="T149_1">Networks</text:span><text:span text:style-name="T149_2"><text:s/></text:span><text:span text:style-name="T149_3">speeds</text:span><text:span text:style-name="T149_4"><text:s/></text:span><text:span text:style-name="T149_5">can</text:span><text:span text:style-name="T149_6"><text:s/></text:span><text:span text:style-name="T149_7">be</text:span><text:span text:style-name="T149_8"><text:s/></text:span><text:span text:style-name="T149_9">a</text:span><text:span text:style-name="T149_10"><text:s/></text:span><text:span text:style-name="T149_11">limiting</text:span><text:span text:style-name="T149_12"><text:s/></text:span><text:span text:style-name="T149_13">factor</text:span><text:span text:style-name="T149_14"><text:s/></text:span><text:span text:style-name="T149_15">in</text:span><text:span text:style-name="T149_16"><text:s/></text:span><text:span text:style-name="T149_17">the</text:span><text:span text:style-name="T149_18"><text:s/></text:span><text:span text:style-name="T149_19">functioning</text:span><text:span text:style-name="T149_20"><text:s/></text:span><text:span text:style-name="T149_21">of</text:span><text:span text:style-name="T149_22"><text:s/></text:span><text:span text:style-name="T149_23">the</text:span><text:span text:style-name="T149_24"><text:s/></text:span><text:span text:style-name="T149_25">program</text:span><text:span text:style-name="T149_26">.<text:s/></text:span><text:span text:style-name="T149_27">Due</text:span><text:span text:style-name="T149_28"><text:s/></text:span><text:span text:style-name="T149_29">to</text:span><text:span text:style-name="T149_30"><text:s/></text:span><text:span text:style-name="T149_31">the</text:span><text:span text:style-name="T149_32"><text:s/></text:span><text:span text:style-name="T149_33">way</text:span><text:span text:style-name="T149_34"><text:s/></text:span><text:span text:style-name="T149_35">the</text:span><text:span text:style-name="T149_36"><text:s/></text:span><text:span text:style-name="T149_37">songs</text:span><text:span text:style-name="T149_38"><text:s/></text:span><text:span text:style-name="T149_39">are</text:span><text:span text:style-name="T149_40"><text:s/></text:span><text:span text:style-name="T149_41">cached</text:span><text:span text:style-name="T149_42"><text:s/></text:span><text:span text:style-name="T149_43">before</text:span><text:span text:style-name="T149_44"><text:s/></text:span><text:span text:style-name="T149_45">being</text:span><text:span text:style-name="T149_46"><text:s/></text:span><text:span text:style-name="T149_47">played</text:span><text:span text:style-name="T149_48"><text:s/></text:span><text:span text:style-name="T149_49">and</text:span><text:span text:style-name="T149_50"><text:s/></text:span><text:span text:style-name="T149_51">removed</text:span><text:span text:style-name="T149_52"><text:s/></text:span><text:span text:style-name="T149_53">after</text:span><text:span text:style-name="T149_54">,<text:s/></text:span><text:span text:style-name="T149_55">skipping</text:span><text:span text:style-name="T149_56"><text:s/></text:span><text:span text:style-name="T149_57">backwards</text:span><text:span text:style-name="T149_58"><text:s/></text:span><text:span text:style-name="T149_59">would</text:span><text:span text:style-name="T149_60"><text:s/></text:span><text:span text:style-name="T149_61">be</text:span><text:span text:style-name="T149_62"><text:s/></text:span><text:span text:style-name="T149_63">hard</text:span><text:span text:style-name="T149_64"><text:s/></text:span><text:span text:style-name="T149_65">to</text:span><text:span text:style-name="T149_66"><text:s/></text:span><text:span text:style-name="T149_67">implement</text:span><text:span text:style-name="T149_68">.<text:s/></text:span><text:span text:style-name="T149_69">Playlists</text:span><text:span text:style-name="T149_70"><text:s/></text:span><text:span text:style-name="T149_71">would</text:span><text:span text:style-name="T149_72"><text:s/></text:span><text:span text:style-name="T149_73">also</text:span><text:span text:style-name="T149_74"><text:s/></text:span><text:span text:style-name="T149_75">be</text:span><text:span text:style-name="T149_76"><text:s/></text:span><text:span text:style-name="T149_77">impractical</text:span><text:span text:style-name="T149_78">,<text:s/></text:span><text:span text:style-name="T149_79">with</text:span><text:span text:style-name="T149_80"><text:s/></text:span><text:span text:style-name="T149_81">the</text:span><text:span text:style-name="T149_82"><text:s/></text:span><text:span text:style-name="T149_83">phone</text:span><text:span text:style-name="T149_84"><text:s/></text:span><text:span text:style-name="T149_85">moving</text:span><text:span text:style-name="T149_86"><text:s/></text:span><text:span text:style-name="T149_87">from</text:span><text:span text:style-name="T149_88"><text:s/></text:span><text:span text:style-name="T149_89">network</text:span><text:span text:style-name="T149_90"><text:s/></text:span><text:span text:style-name="T149_91">to</text:span><text:span text:style-name="T149_92"><text:s/></text:span><text:span text:style-name="T149_93">network</text:span></text:p>
      <text:h text:style-name="P150" text:outline-level="10"><text:span text:style-name="T150_1">2.5<text:s/></text:span><text:span text:style-name="T150_2">Assumptions</text:span><text:span text:style-name="T150_3"><text:s/></text:span><text:span text:style-name="T150_4">and</text:span><text:span text:style-name="T150_5"><text:s/></text:span><text:span text:style-name="T150_6">Dependencies</text:span></text:h>
      <text:p text:style-name="P151"><text:bookmark-start text:name="h.lnxbz9"/><text:bookmark-end text:name="h.lnxbz9"/><text:span text:style-name="T151_1">This</text:span><text:span text:style-name="T151_2"><text:s/></text:span><text:span text:style-name="T151_3">software</text:span><text:span text:style-name="T151_4"><text:s/></text:span><text:span text:style-name="T151_5">works</text:span><text:span text:style-name="T151_6"><text:s/></text:span><text:span text:style-name="T151_7">on</text:span><text:span text:style-name="T151_8"><text:s/></text:span><text:span text:style-name="T151_9">the</text:span><text:span text:style-name="T151_10"><text:s/></text:span><text:span text:style-name="T151_11">assumption</text:span><text:span text:style-name="T151_12"><text:s/></text:span><text:span text:style-name="T151_13">that</text:span><text:span text:style-name="T151_14"><text:s/></text:span><text:span text:style-name="T151_15">it</text:span><text:span text:style-name="T151_16"><text:s/></text:span><text:span text:style-name="T151_17">will</text:span><text:span text:style-name="T151_18"><text:s/></text:span><text:span text:style-name="T151_19">be</text:span><text:span text:style-name="T151_20"><text:s/></text:span><text:span text:style-name="T151_21">installed</text:span><text:span text:style-name="T151_22"><text:s/></text:span><text:span text:style-name="T151_23">on</text:span><text:span text:style-name="T151_24"><text:s/></text:span><text:span text:style-name="T151_25">an</text:span><text:span text:style-name="T151_26"><text:s/></text:span><text:span text:style-name="T151_27">android</text:span><text:span text:style-name="T151_28"><text:s/></text:span><text:span text:style-name="T151_29">device</text:span><text:span text:style-name="T151_30"><text:s/></text:span><text:span text:style-name="T151_31">with</text:span><text:span text:style-name="T151_32"><text:s/></text:span><text:span text:style-name="T151_33">at</text:span><text:span text:style-name="T151_34"><text:s/></text:span><text:span text:style-name="T151_35">at</text:span><text:span text:style-name="T151_36"><text:s/></text:span><text:span text:style-name="T151_37">least</text:span><text:span text:style-name="T151_38"><text:s/></text:span><text:span text:style-name="T151_39">API</text:span><text:span text:style-name="T151_40"><text:s/></text:span><text:span text:style-name="T151_41">version</text:span><text:span text:style-name="T151_42"><text:s/>10.<text:s/></text:span><text:span text:style-name="T151_43">We</text:span><text:span text:style-name="T151_44"><text:s/></text:span><text:span text:style-name="T151_45">will</text:span><text:span text:style-name="T151_46"><text:s/></text:span><text:span text:style-name="T151_47">not</text:span><text:span text:style-name="T151_48"><text:s/></text:span><text:span text:style-name="T151_49">alter</text:span><text:span text:style-name="T151_50"><text:s/></text:span><text:span text:style-name="T151_51">our</text:span><text:span text:style-name="T151_52"><text:s/></text:span><text:span text:style-name="T151_53">program</text:span><text:span text:style-name="T151_54"><text:s/></text:span><text:span text:style-name="T151_55">to</text:span><text:span text:style-name="T151_56"><text:s/></text:span><text:span text:style-name="T151_57">accommodate</text:span><text:span text:style-name="T151_58"><text:s/></text:span><text:span text:style-name="T151_59">other</text:span><text:span text:style-name="T151_60"><text:s/></text:span><text:span text:style-name="T151_61">systems</text:span></text:p>
      <text:h text:style-name="P152" text:outline-level="10"><text:bookmark-start text:name="h.p9xvj9vc3qry"/><text:bookmark-end text:name="h.p9xvj9vc3qry"/></text:h>
      <text:h text:style-name="P153" text:outline-level="10"><text:bookmark-start text:name="h.stffmuag3wxu"/><text:bookmark-end text:name="h.stffmuag3wxu"/></text:h>
      <text:h text:style-name="P154" text:outline-level="10"><text:bookmark-start text:name="h.so53zyqrcnpu"/><text:bookmark-end text:name="h.so53zyqrcnpu"/></text:h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h text:style-name="P162" text:outline-level="10"><text:bookmark-start text:name="h.ptfcthpfwshj"/><text:bookmark-end text:name="h.ptfcthpfwshj"/></text:h>
      <text:h text:style-name="P163" text:outline-level="10"><text:bookmark-start text:name="h.jsvhtsrmhdq0"/><text:bookmark-end text:name="h.jsvhtsrmhdq0"/></text:h>
      <text:h text:style-name="P164" text:outline-level="10"><text:bookmark-start text:name="h.35nkun2"/><text:bookmark-end text:name="h.35nkun2"/><text:span text:style-name="T164_1">3.<text:s/></text:span><text:span text:style-name="T164_2">Specific</text:span><text:span text:style-name="T164_3"><text:s/></text:span><text:span text:style-name="T164_4">Requirements</text:span></text:h>
      <text:p text:style-name="P165"><text:span text:style-name="T165_1">This</text:span><text:span text:style-name="T165_2"><text:s/></text:span><text:span text:style-name="T165_3">will</text:span><text:span text:style-name="T165_4"><text:s/></text:span><text:span text:style-name="T165_5">be</text:span><text:span text:style-name="T165_6"><text:s/></text:span><text:span text:style-name="T165_7">the</text:span><text:span text:style-name="T165_8"><text:s/></text:span><text:span text:style-name="T165_9">largest</text:span><text:span text:style-name="T165_10"><text:s/></text:span><text:span text:style-name="T165_11">and</text:span><text:span text:style-name="T165_12"><text:s/></text:span><text:span text:style-name="T165_13">most</text:span><text:span text:style-name="T165_14"><text:s/></text:span><text:span text:style-name="T165_15">important</text:span><text:span text:style-name="T165_16"><text:s/></text:span><text:span text:style-name="T165_17">section</text:span><text:span text:style-name="T165_18"><text:s/></text:span><text:span text:style-name="T165_19">of</text:span><text:span text:style-name="T165_20"><text:s/></text:span><text:span text:style-name="T165_21">the</text:span><text:span text:style-name="T165_22"><text:s/></text:span><text:span text:style-name="T165_23">SRS</text:span><text:span text:style-name="T165_24">.<text:s text:c="2"/></text:span><text:span text:style-name="T165_25">The</text:span><text:span text:style-name="T165_26"><text:s/></text:span><text:span text:style-name="T165_27">customer</text:span><text:span text:style-name="T165_28"><text:s/></text:span><text:span text:style-name="T165_29">requirements</text:span><text:span text:style-name="T165_30"><text:s/></text:span><text:span text:style-name="T165_31">will</text:span><text:span text:style-name="T165_32"><text:s/></text:span><text:span text:style-name="T165_33">be</text:span><text:span text:style-name="T165_34"><text:s/></text:span><text:span text:style-name="T165_35">embodied</text:span><text:span text:style-name="T165_36"><text:s/></text:span><text:span text:style-name="T165_37">within</text:span><text:span text:style-name="T165_38"><text:s/></text:span><text:span text:style-name="T165_39">Section</text:span><text:span text:style-name="T165_40"><text:s/>2,<text:s/></text:span><text:span text:style-name="T165_41">but</text:span><text:span text:style-name="T165_42"><text:s/></text:span><text:span text:style-name="T165_43">this</text:span><text:span text:style-name="T165_44"><text:s/></text:span><text:span text:style-name="T165_45">section</text:span><text:span text:style-name="T165_46"><text:s/></text:span><text:span text:style-name="T165_47">will</text:span><text:span text:style-name="T165_48"><text:s/></text:span><text:span text:style-name="T165_49">give</text:span><text:span text:style-name="T165_50"><text:s/></text:span><text:span text:style-name="T165_51">the</text:span><text:span text:style-name="T165_52"><text:s/></text:span><text:span text:style-name="T165_53">D</text:span><text:span text:style-name="T165_54">-</text:span><text:span text:style-name="T165_55">requirements</text:span><text:span text:style-name="T165_56"><text:s/></text:span><text:span text:style-name="T165_57">that</text:span><text:span text:style-name="T165_58"><text:s/></text:span><text:span text:style-name="T165_59">are</text:span><text:span text:style-name="T165_60"><text:s/></text:span><text:span text:style-name="T165_61">used</text:span><text:span text:style-name="T165_62"><text:s/></text:span><text:span text:style-name="T165_63">to</text:span><text:span text:style-name="T165_64"><text:s/></text:span><text:span text:style-name="T165_65">guide</text:span><text:span text:style-name="T165_66"><text:s/></text:span><text:span text:style-name="T165_67">the</text:span><text:span text:style-name="T165_68"><text:s/></text:span><text:span text:style-name="T165_69">project</text:span><text:span text:style-name="T165_70">’</text:span><text:span text:style-name="T165_71">s</text:span><text:span text:style-name="T165_72"><text:s/></text:span><text:span text:style-name="T165_73">software</text:span><text:span text:style-name="T165_74"><text:s/></text:span><text:span text:style-name="T165_75">design</text:span><text:span text:style-name="T165_76">,<text:s/></text:span><text:span text:style-name="T165_77">implementation</text:span><text:span text:style-name="T165_78">,<text:s/></text:span><text:span text:style-name="T165_79">and</text:span><text:span text:style-name="T165_80"><text:s/></text:span><text:span text:style-name="T165_81">testing</text:span><text:span text:style-name="T165_82">.</text:span></text:p>
      <text:p text:style-name="P166"/>
      <text:p text:style-name="P167"><text:span text:style-name="T167_1">Each</text:span><text:span text:style-name="T167_2"><text:s/></text:span><text:span text:style-name="T167_3">requirement</text:span><text:span text:style-name="T167_4"><text:s/></text:span><text:span text:style-name="T167_5">in</text:span><text:span text:style-name="T167_6"><text:s/></text:span><text:span text:style-name="T167_7">this</text:span><text:span text:style-name="T167_8"><text:s/></text:span><text:span text:style-name="T167_9">section</text:span><text:span text:style-name="T167_10"><text:s/></text:span><text:span text:style-name="T167_11">should</text:span><text:span text:style-name="T167_12"><text:s/></text:span><text:span text:style-name="T167_13">be</text:span><text:span text:style-name="T167_14">:</text:span></text:p>
      <text:list text:style-name="LS1" xml:id="list0">
        <text:list-item>
          <text:p text:style-name="P168"><text:span text:style-name="T168_1">Correct</text:span></text:p>
        </text:list-item>
        <text:list-item>
          <text:p text:style-name="P169"><text:span text:style-name="T169_1">Traceable</text:span><text:span text:style-name="T169_2"><text:s/>(</text:span><text:span text:style-name="T169_3">both</text:span><text:span text:style-name="T169_4"><text:s/></text:span><text:span text:style-name="T169_5">forward</text:span><text:span text:style-name="T169_6"><text:s/></text:span><text:span text:style-name="T169_7">and</text:span><text:span text:style-name="T169_8"><text:s/></text:span><text:span text:style-name="T169_9">backward</text:span><text:span text:style-name="T169_10"><text:s/></text:span><text:span text:style-name="T169_11">to</text:span><text:span text:style-name="T169_12"><text:s/></text:span><text:span text:style-name="T169_13">prior</text:span><text:span text:style-name="T169_14">/</text:span><text:span text:style-name="T169_15">future</text:span><text:span text:style-name="T169_16"><text:s/></text:span><text:span text:style-name="T169_17">artifacts</text:span><text:span text:style-name="T169_18">)</text:span></text:p>
        </text:list-item>
        <text:list-item>
          <text:p text:style-name="P170"><text:span text:style-name="T170_1">Unambiguous</text:span></text:p>
        </text:list-item>
        <text:list-item>
          <text:p text:style-name="P171"><text:span text:style-name="T171_1">Verifiable</text:span><text:span text:style-name="T171_2"><text:s/>(</text:span><text:span text:style-name="T171_3">i</text:span><text:span text:style-name="T171_4">.</text:span><text:span text:style-name="T171_5">e</text:span><text:span text:style-name="T171_6">.,<text:s/></text:span><text:span text:style-name="T171_7">testable</text:span><text:span text:style-name="T171_8">)</text:span></text:p>
        </text:list-item>
        <text:list-item>
          <text:p text:style-name="P172"><text:span text:style-name="T172_1">Prioritized</text:span><text:span text:style-name="T172_2"><text:s/>(</text:span><text:span text:style-name="T172_3">with</text:span><text:span text:style-name="T172_4"><text:s/></text:span><text:span text:style-name="T172_5">respect</text:span><text:span text:style-name="T172_6"><text:s/></text:span><text:span text:style-name="T172_7">to</text:span><text:span text:style-name="T172_8"><text:s/></text:span><text:span text:style-name="T172_9">importance</text:span><text:span text:style-name="T172_10"><text:s/></text:span><text:span text:style-name="T172_11">and</text:span><text:span text:style-name="T172_12">/</text:span><text:span text:style-name="T172_13">or</text:span><text:span text:style-name="T172_14"><text:s/></text:span><text:span text:style-name="T172_15">stability</text:span><text:span text:style-name="T172_16">)</text:span></text:p>
        </text:list-item>
        <text:list-item>
          <text:p text:style-name="P173"><text:span text:style-name="T173_1">Complete</text:span></text:p>
        </text:list-item>
        <text:list-item>
          <text:p text:style-name="P174"><text:span text:style-name="T174_1">Consistent</text:span></text:p>
        </text:list-item>
        <text:list-item>
          <text:p text:style-name="P175"><text:span text:style-name="T175_1">Uniquely</text:span><text:span text:style-name="T175_2"><text:s/></text:span><text:span text:style-name="T175_3">identifiable</text:span><text:span text:style-name="T175_4"><text:s/>(</text:span><text:span text:style-name="T175_5">usually</text:span><text:span text:style-name="T175_6"><text:s/></text:span><text:span text:style-name="T175_7">via</text:span><text:span text:style-name="T175_8"><text:s/></text:span><text:span text:style-name="T175_9">numbering</text:span><text:span text:style-name="T175_10"><text:s/></text:span><text:span text:style-name="T175_11">like</text:span><text:span text:style-name="T175_12"><text:s/>3.4.5.6)</text:span></text:p>
        </text:list-item>
      </text:list>
      <text:p text:style-name="P176"/>
      <text:p text:style-name="P177"><text:bookmark-start text:name="h.1ksv4uv"/><text:bookmark-end text:name="h.1ksv4uv"/><text:span text:style-name="T177_1">Attention</text:span><text:span text:style-name="T177_2"><text:s/></text:span><text:span text:style-name="T177_3">should</text:span><text:span text:style-name="T177_4"><text:s/></text:span><text:span text:style-name="T177_5">be</text:span><text:span text:style-name="T177_6"><text:s/></text:span><text:span text:style-name="T177_7">paid</text:span><text:span text:style-name="T177_8"><text:s/></text:span><text:span text:style-name="T177_9">to</text:span><text:span text:style-name="T177_10"><text:s/></text:span><text:span text:style-name="T177_11">the</text:span><text:span text:style-name="T177_12"><text:s/></text:span><text:span text:style-name="T177_13">carefuly</text:span><text:span text:style-name="T177_14"><text:s/></text:span><text:span text:style-name="T177_15">organize</text:span><text:span text:style-name="T177_16"><text:s/></text:span><text:span text:style-name="T177_17">the</text:span><text:span text:style-name="T177_18"><text:s/></text:span><text:span text:style-name="T177_19">requirements</text:span><text:span text:style-name="T177_20"><text:s/></text:span><text:span text:style-name="T177_21">presented</text:span><text:span text:style-name="T177_22"><text:s/></text:span><text:span text:style-name="T177_23">in</text:span><text:span text:style-name="T177_24"><text:s/></text:span><text:span text:style-name="T177_25">this</text:span><text:span text:style-name="T177_26"><text:s/></text:span><text:span text:style-name="T177_27">section</text:span><text:span text:style-name="T177_28"><text:s/></text:span><text:span text:style-name="T177_29">so</text:span><text:span text:style-name="T177_30"><text:s/></text:span><text:span text:style-name="T177_31">that</text:span><text:span text:style-name="T177_32"><text:s/></text:span><text:span text:style-name="T177_33">they</text:span><text:span text:style-name="T177_34"><text:s/></text:span><text:span text:style-name="T177_35">may</text:span><text:span text:style-name="T177_36"><text:s/></text:span><text:span text:style-name="T177_37">easily</text:span><text:span text:style-name="T177_38"><text:s/></text:span><text:span text:style-name="T177_39">accessed</text:span><text:span text:style-name="T177_40"><text:s/></text:span><text:span text:style-name="T177_41">and</text:span><text:span text:style-name="T177_42"><text:s/></text:span><text:span text:style-name="T177_43">understood</text:span><text:span text:style-name="T177_44">.<text:s text:c="2"/></text:span><text:span text:style-name="T177_45">Furthermore</text:span><text:span text:style-name="T177_46">,<text:s/></text:span><text:span text:style-name="T177_47">this</text:span><text:span text:style-name="T177_48"><text:s/></text:span><text:span text:style-name="T177_49">SRS</text:span><text:span text:style-name="T177_50"><text:s/></text:span><text:span text:style-name="T177_51">is</text:span><text:span text:style-name="T177_52"><text:s/></text:span><text:span text:style-name="T177_53">not</text:span><text:span text:style-name="T177_54"><text:s/></text:span><text:span text:style-name="T177_55">the</text:span><text:span text:style-name="T177_56"><text:s/></text:span><text:span text:style-name="T177_57">software</text:span><text:span text:style-name="T177_58"><text:s/></text:span><text:span text:style-name="T177_59">design</text:span><text:span text:style-name="T177_60"><text:s/></text:span><text:span text:style-name="T177_61">document</text:span><text:span text:style-name="T177_62">,<text:s/></text:span><text:span text:style-name="T177_63">therefore</text:span><text:span text:style-name="T177_64"><text:s/></text:span><text:span text:style-name="T177_65">one</text:span><text:span text:style-name="T177_66"><text:s/></text:span><text:span text:style-name="T177_67">should</text:span><text:span text:style-name="T177_68"><text:s/></text:span><text:span text:style-name="T177_69">avoid</text:span><text:span text:style-name="T177_70"><text:s/></text:span><text:span text:style-name="T177_71">the</text:span><text:span text:style-name="T177_72"><text:s/></text:span><text:span text:style-name="T177_73">tendency</text:span><text:span text:style-name="T177_74"><text:s/></text:span><text:span text:style-name="T177_75">to</text:span><text:span text:style-name="T177_76"><text:s/></text:span><text:span text:style-name="T177_77">over</text:span><text:span text:style-name="T177_78">-</text:span><text:span text:style-name="T177_79">constrain</text:span><text:span text:style-name="T177_80"><text:s/>(</text:span><text:span text:style-name="T177_81">and</text:span><text:span text:style-name="T177_82"><text:s/></text:span><text:span text:style-name="T177_83">therefore</text:span><text:span text:style-name="T177_84"><text:s/></text:span><text:span text:style-name="T177_85">design</text:span><text:span text:style-name="T177_86">)<text:s/></text:span><text:span text:style-name="T177_87">the</text:span><text:span text:style-name="T177_88"><text:s/></text:span><text:span text:style-name="T177_89">software</text:span><text:span text:style-name="T177_90"><text:s/></text:span><text:span text:style-name="T177_91">project</text:span><text:span text:style-name="T177_92"><text:s/></text:span><text:span text:style-name="T177_93">within</text:span><text:span text:style-name="T177_94"><text:s/></text:span><text:span text:style-name="T177_95">this</text:span><text:span text:style-name="T177_96"><text:s/></text:span><text:span text:style-name="T177_97">SRS</text:span><text:span text:style-name="T177_98">.</text:span></text:p>
      <text:h text:style-name="P178" text:outline-level="10"><text:span text:style-name="T178_1">3.1<text:s/></text:span><text:span text:style-name="T178_2">External</text:span><text:span text:style-name="T178_3"><text:s/></text:span><text:span text:style-name="T178_4">Interface</text:span><text:span text:style-name="T178_5"><text:s/></text:span><text:span text:style-name="T178_6">Requirements</text:span></text:h>
      <text:h text:style-name="P179" text:outline-level="10"><text:bookmark-start text:name="h.vrcm093mlsgj"/><text:bookmark-end text:name="h.vrcm093mlsgj"/><text:span text:style-name="T179_1">3.1.1<text:s/></text:span><text:span text:style-name="T179_2">User</text:span><text:span text:style-name="T179_3"><text:s/></text:span><text:span text:style-name="T179_4">Interfaces</text:span></text:h>
      <text:p text:style-name="P180"><text:span text:style-name="T180_1">This</text:span><text:span text:style-name="T180_2"><text:s/></text:span><text:span text:style-name="T180_3">project</text:span><text:span text:style-name="T180_4"><text:s/></text:span><text:span text:style-name="T180_5">requires</text:span><text:span text:style-name="T180_6"><text:s/></text:span><text:span text:style-name="T180_7">several</text:span><text:span text:style-name="T180_8"><text:s/></text:span><text:span text:style-name="T180_9">user</text:span><text:span text:style-name="T180_10"><text:s/></text:span><text:span text:style-name="T180_11">interface</text:span><text:span text:style-name="T180_12"><text:s/></text:span><text:span text:style-name="T180_13">elements</text:span><text:span text:style-name="T180_14">,<text:s/></text:span><text:span text:style-name="T180_15">these</text:span><text:span text:style-name="T180_16"><text:s/></text:span><text:span text:style-name="T180_17">include</text:span><text:span text:style-name="T180_18"><text:s/></text:span><text:span text:style-name="T180_19">the</text:span><text:span text:style-name="T180_20"><text:s/></text:span><text:span text:style-name="T180_21">file</text:span><text:span text:style-name="T180_22"><text:s/></text:span><text:span text:style-name="T180_23">browsing</text:span><text:span text:style-name="T180_24"><text:s/></text:span><text:span text:style-name="T180_25">portion</text:span><text:span text:style-name="T180_26">,<text:s/></text:span><text:span text:style-name="T180_27">as</text:span><text:span text:style-name="T180_28"><text:s/></text:span><text:span text:style-name="T180_29">well</text:span><text:span text:style-name="T180_30"><text:s/></text:span><text:span text:style-name="T180_31">as</text:span><text:span text:style-name="T180_32"><text:s/></text:span><text:span text:style-name="T180_33">the</text:span><text:span text:style-name="T180_34"><text:s/></text:span><text:span text:style-name="T180_35">music</text:span><text:span text:style-name="T180_36"><text:s/></text:span><text:span text:style-name="T180_37">playing</text:span><text:span text:style-name="T180_38"><text:s/></text:span><text:span text:style-name="T180_39">portion</text:span><text:span text:style-name="T180_40">.<text:s/></text:span></text:p>
      <text:h text:style-name="P181" text:outline-level="10"><text:bookmark-start text:name="h.vh7h7fusfnr1"/><text:bookmark-end text:name="h.vh7h7fusfnr1"/><text:span text:style-name="T181_1">3.1.2<text:s/></text:span><text:span text:style-name="T181_2">Hardware</text:span><text:span text:style-name="T181_3"><text:s/></text:span><text:span text:style-name="T181_4">Interfaces</text:span></text:h>
      <text:p text:style-name="P182"><text:span text:style-name="T182_1">The</text:span><text:span text:style-name="T182_2"><text:s/></text:span><text:span text:style-name="T182_3">program</text:span><text:span text:style-name="T182_4"><text:s/></text:span><text:span text:style-name="T182_5">will</text:span><text:span text:style-name="T182_6"><text:s/></text:span><text:span text:style-name="T182_7">interface</text:span><text:span text:style-name="T182_8"><text:s/></text:span><text:span text:style-name="T182_9">with</text:span><text:span text:style-name="T182_10"><text:s/></text:span><text:span text:style-name="T182_11">the</text:span><text:span text:style-name="T182_12"><text:s/></text:span><text:span text:style-name="T182_13">network</text:span><text:span text:style-name="T182_14"><text:s/></text:span><text:span text:style-name="T182_15">through</text:span><text:span text:style-name="T182_16"><text:s/></text:span><text:span text:style-name="T182_17">the</text:span><text:span text:style-name="T182_18"><text:s/></text:span><text:span text:style-name="T182_19">device</text:span><text:span text:style-name="T182_20">,<text:s/></text:span><text:span text:style-name="T182_21">as</text:span><text:span text:style-name="T182_22"><text:s/></text:span><text:span text:style-name="T182_23">well</text:span><text:span text:style-name="T182_24"><text:s/></text:span><text:span text:style-name="T182_25">as</text:span><text:span text:style-name="T182_26"><text:s/></text:span><text:span text:style-name="T182_27">use</text:span><text:span text:style-name="T182_28"><text:s/></text:span><text:span text:style-name="T182_29">the</text:span><text:span text:style-name="T182_30"><text:s/></text:span><text:span text:style-name="T182_31">audio</text:span><text:span text:style-name="T182_32"><text:s/></text:span><text:span text:style-name="T182_33">outputs</text:span><text:span text:style-name="T182_34"><text:s/></text:span><text:span text:style-name="T182_35">of</text:span><text:span text:style-name="T182_36"><text:s/></text:span><text:span text:style-name="T182_37">the</text:span><text:span text:style-name="T182_38"><text:s/></text:span><text:span text:style-name="T182_39">device</text:span><text:span text:style-name="T182_40"><text:s/></text:span><text:span text:style-name="T182_41">and</text:span><text:span text:style-name="T182_42"><text:s/></text:span><text:span text:style-name="T182_43">the</text:span><text:span text:style-name="T182_44"><text:s/></text:span><text:span text:style-name="T182_45">volume</text:span><text:span text:style-name="T182_46"><text:s/></text:span><text:span text:style-name="T182_47">control</text:span><text:span text:style-name="T182_48">.</text:span></text:p>
      <text:h text:style-name="P183" text:outline-level="10"><text:bookmark-start text:name="h.mrdq4fl0xrc5"/><text:bookmark-end text:name="h.mrdq4fl0xrc5"/><text:span text:style-name="T183_1">3.1.3<text:s/></text:span><text:span text:style-name="T183_2">Software</text:span><text:span text:style-name="T183_3"><text:s/></text:span><text:span text:style-name="T183_4">Interfaces</text:span></text:h>
      <text:p text:style-name="P184"><text:span text:style-name="T184_1">There</text:span><text:span text:style-name="T184_2"><text:s/></text:span><text:span text:style-name="T184_3">are</text:span><text:span text:style-name="T184_4"><text:s/></text:span><text:span text:style-name="T184_5">no</text:span><text:span text:style-name="T184_6"><text:s/></text:span><text:span text:style-name="T184_7">software</text:span><text:span text:style-name="T184_8"><text:s/></text:span><text:span text:style-name="T184_9">interfaces</text:span><text:span text:style-name="T184_10"><text:s/></text:span><text:span text:style-name="T184_11">for</text:span><text:span text:style-name="T184_12"><text:s/></text:span><text:span text:style-name="T184_13">our</text:span><text:span text:style-name="T184_14"><text:s/></text:span><text:span text:style-name="T184_15">device</text:span><text:span text:style-name="T184_16">.<text:s/></text:span><text:span text:style-name="T184_17">As</text:span><text:span text:style-name="T184_18"><text:s/></text:span><text:span text:style-name="T184_19">long</text:span><text:span text:style-name="T184_20"><text:s/></text:span><text:span text:style-name="T184_21">as</text:span><text:span text:style-name="T184_22"><text:s/></text:span><text:span text:style-name="T184_23">it</text:span><text:span text:style-name="T184_24"><text:s/></text:span><text:span text:style-name="T184_25">is</text:span><text:span text:style-name="T184_26"><text:s/></text:span><text:span text:style-name="T184_27">installed</text:span><text:span text:style-name="T184_28"><text:s/></text:span><text:span text:style-name="T184_29">on</text:span><text:span text:style-name="T184_30"><text:s/></text:span><text:span text:style-name="T184_31">an</text:span><text:span text:style-name="T184_32"><text:s/></text:span><text:span text:style-name="T184_33">android</text:span><text:span text:style-name="T184_34"><text:s/></text:span><text:span text:style-name="T184_35">it</text:span><text:span text:style-name="T184_36"><text:s/></text:span><text:span text:style-name="T184_37">should</text:span><text:span text:style-name="T184_38"><text:s/></text:span><text:span text:style-name="T184_39">run</text:span><text:span text:style-name="T184_40"><text:s/></text:span><text:span text:style-name="T184_41">as</text:span><text:span text:style-name="T184_42"><text:s/></text:span><text:span text:style-name="T184_43">a</text:span><text:span text:style-name="T184_44"><text:s/></text:span><text:span text:style-name="T184_45">stand</text:span><text:span text:style-name="T184_46">-</text:span><text:span text:style-name="T184_47">alone</text:span><text:span text:style-name="T184_48"><text:s/></text:span><text:span text:style-name="T184_49">application</text:span></text:p>
      <text:h text:style-name="P185" text:outline-level="10"><text:bookmark-start text:name="h.4kboz1vl0wra"/><text:bookmark-end text:name="h.4kboz1vl0wra"/><text:span text:style-name="T185_1">3.1.4<text:s/></text:span><text:span text:style-name="T185_2">Communications</text:span><text:span text:style-name="T185_3"><text:s/></text:span><text:span text:style-name="T185_4">Interfaces</text:span></text:h>
      <text:p text:style-name="P186"><text:span text:style-name="T186_1">This</text:span><text:span text:style-name="T186_2"><text:s/></text:span><text:span text:style-name="T186_3">project</text:span><text:span text:style-name="T186_4">’</text:span><text:span text:style-name="T186_5">s</text:span><text:span text:style-name="T186_6"><text:s/></text:span><text:span text:style-name="T186_7">only</text:span><text:span text:style-name="T186_8"><text:s/></text:span><text:span text:style-name="T186_9">use</text:span><text:span text:style-name="T186_10"><text:s/></text:span><text:span text:style-name="T186_11">of</text:span><text:span text:style-name="T186_12"><text:s/></text:span><text:span text:style-name="T186_13">communications</text:span><text:span text:style-name="T186_14"><text:s/></text:span><text:span text:style-name="T186_15">devices</text:span><text:span text:style-name="T186_16"><text:s/></text:span><text:span text:style-name="T186_17">would</text:span><text:span text:style-name="T186_18"><text:s/></text:span><text:span text:style-name="T186_19">be</text:span><text:span text:style-name="T186_20"><text:s/></text:span><text:span text:style-name="T186_21">the</text:span><text:span text:style-name="T186_22"><text:s/></text:span><text:span text:style-name="T186_23">network</text:span><text:span text:style-name="T186_24"><text:s/></text:span><text:span text:style-name="T186_25">for</text:span><text:span text:style-name="T186_26"><text:s/></text:span><text:span text:style-name="T186_27">gathering</text:span><text:span text:style-name="T186_28"><text:s/></text:span><text:span text:style-name="T186_29">information</text:span><text:span text:style-name="T186_30"><text:s/></text:span><text:span text:style-name="T186_31">about</text:span><text:span text:style-name="T186_32"><text:s/></text:span><text:span text:style-name="T186_33">and</text:span><text:span text:style-name="T186_34"><text:s/></text:span><text:span text:style-name="T186_35">retrieving</text:span><text:span text:style-name="T186_36"><text:s/></text:span><text:span text:style-name="T186_37">music</text:span><text:span text:style-name="T186_38"><text:s/></text:span><text:span text:style-name="T186_39">files</text:span><text:span text:style-name="T186_40">.</text:span></text:p>
      <text:h text:style-name="P187" text:outline-level="10"><text:bookmark-start text:name="h.1y810tw"/><text:bookmark-end text:name="h.1y810tw"/><text:span text:style-name="T187_1">3.2<text:s/></text:span><text:span text:style-name="T187_2">Functional</text:span><text:span text:style-name="T187_3"><text:s/></text:span><text:span text:style-name="T187_4">Requirements</text:span></text:h>
      <text:p text:style-name="P188"><text:bookmark-start text:name="h.4i7ojhp"/><text:bookmark-end text:name="h.4i7ojhp"/><text:span text:style-name="T188_1">This</text:span><text:span text:style-name="T188_2"><text:s/></text:span><text:span text:style-name="T188_3">section</text:span><text:span text:style-name="T188_4"><text:s/></text:span><text:span text:style-name="T188_5">describes</text:span><text:span text:style-name="T188_6"><text:s/></text:span><text:span text:style-name="T188_7">specific</text:span><text:span text:style-name="T188_8"><text:s/></text:span><text:span text:style-name="T188_9">features</text:span><text:span text:style-name="T188_10"><text:s/></text:span><text:span text:style-name="T188_11">of</text:span><text:span text:style-name="T188_12"><text:s/></text:span><text:span text:style-name="T188_13">the</text:span><text:span text:style-name="T188_14"><text:s/></text:span><text:span text:style-name="T188_15">software</text:span><text:span text:style-name="T188_16"><text:s/></text:span><text:span text:style-name="T188_17">project</text:span><text:span text:style-name="T188_18">.<text:s text:c="2"/></text:span><text:span text:style-name="T188_19">If</text:span><text:span text:style-name="T188_20"><text:s/></text:span><text:span text:style-name="T188_21">desired</text:span><text:span text:style-name="T188_22">,<text:s/></text:span><text:span text:style-name="T188_23">some</text:span><text:span text:style-name="T188_24"><text:s/></text:span><text:span text:style-name="T188_25">requirements</text:span><text:span text:style-name="T188_26"><text:s/></text:span><text:span text:style-name="T188_27">may</text:span><text:span text:style-name="T188_28"><text:s/></text:span><text:span text:style-name="T188_29">be</text:span><text:span text:style-name="T188_30"><text:s/></text:span><text:span text:style-name="T188_31">specified</text:span><text:span text:style-name="T188_32"><text:s/></text:span><text:span text:style-name="T188_33">in</text:span><text:span text:style-name="T188_34"><text:s/></text:span><text:span text:style-name="T188_35">the</text:span><text:span text:style-name="T188_36"><text:s/></text:span><text:span text:style-name="T188_37">use</text:span><text:span text:style-name="T188_38">-</text:span><text:span text:style-name="T188_39">case</text:span><text:span text:style-name="T188_40"><text:s/></text:span><text:span text:style-name="T188_41">format</text:span><text:span text:style-name="T188_42"><text:s/></text:span><text:span text:style-name="T188_43">and</text:span><text:span text:style-name="T188_44"><text:s/></text:span><text:span text:style-name="T188_45">listed</text:span><text:span text:style-name="T188_46"><text:s/></text:span><text:span text:style-name="T188_47">in</text:span><text:span text:style-name="T188_48"><text:s/></text:span><text:span text:style-name="T188_49">the</text:span><text:span text:style-name="T188_50"><text:s/></text:span><text:span text:style-name="T188_51">Use</text:span><text:span text:style-name="T188_52"><text:s/></text:span><text:span text:style-name="T188_53">Cases</text:span><text:span text:style-name="T188_54"><text:s/></text:span><text:span text:style-name="T188_55">Section</text:span><text:span text:style-name="T188_56">.</text:span></text:p>
      <text:h text:style-name="P189" text:outline-level="10"><text:span text:style-name="T189_1">3.2.1<text:s/></text:span><text:span text:style-name="T189_2">Browsing</text:span><text:span text:style-name="T189_3"><text:s/></text:span><text:span text:style-name="T189_4">Files</text:span></text:h>
      <text:p text:style-name="P190"><text:span text:style-name="T190_1">3.2.1.1<text:s/></text:span><text:span text:style-name="T190_2">Introduction</text:span></text:p>
      <text:p text:style-name="P191"><text:span text:style-name="T191_1">This</text:span><text:span text:style-name="T191_2"><text:s/></text:span><text:span text:style-name="T191_3">function</text:span><text:span text:style-name="T191_4"><text:s/></text:span><text:span text:style-name="T191_5">is</text:span><text:span text:style-name="T191_6"><text:s/></text:span><text:span text:style-name="T191_7">to</text:span><text:span text:style-name="T191_8"><text:s/></text:span><text:span text:style-name="T191_9">locate</text:span><text:span text:style-name="T191_10"><text:s/></text:span><text:span text:style-name="T191_11">world</text:span><text:span text:style-name="T191_12">-</text:span><text:span text:style-name="T191_13">readable</text:span><text:span text:style-name="T191_14"><text:s/></text:span><text:span text:style-name="T191_15">files</text:span><text:span text:style-name="T191_16"><text:s/></text:span><text:span text:style-name="T191_17">on</text:span><text:span text:style-name="T191_18"><text:s/></text:span><text:span text:style-name="T191_19">the</text:span><text:span text:style-name="T191_20"><text:s/></text:span><text:span text:style-name="T191_21">network</text:span><text:span text:style-name="T191_22">.</text:span></text:p>
      <text:p text:style-name="P192"><text:span text:style-name="T192_1">3.2.1.2<text:s/></text:span><text:span text:style-name="T192_2">Inputs</text:span></text:p>
      <text:p text:style-name="P193"><text:span text:style-name="T193_1">The</text:span><text:span text:style-name="T193_2"><text:s/></text:span><text:span text:style-name="T193_3">inputs</text:span><text:span text:style-name="T193_4"><text:s/></text:span><text:span text:style-name="T193_5">to</text:span><text:span text:style-name="T193_6"><text:s/></text:span><text:span text:style-name="T193_7">this</text:span><text:span text:style-name="T193_8"><text:s/></text:span><text:span text:style-name="T193_9">function</text:span><text:span text:style-name="T193_10"><text:s/></text:span><text:span text:style-name="T193_11">would</text:span><text:span text:style-name="T193_12"><text:s/></text:span><text:span text:style-name="T193_13">be</text:span><text:span text:style-name="T193_14"><text:s/></text:span><text:span text:style-name="T193_15">information</text:span><text:span text:style-name="T193_16"><text:s/></text:span><text:span text:style-name="T193_17">from</text:span><text:span text:style-name="T193_18"><text:s/></text:span><text:span text:style-name="T193_19">the</text:span><text:span text:style-name="T193_20"><text:s/></text:span><text:span text:style-name="T193_21">network</text:span><text:span text:style-name="T193_22"><text:s/></text:span><text:span text:style-name="T193_23">as</text:span><text:span text:style-name="T193_24"><text:s/></text:span><text:span text:style-name="T193_25">well</text:span><text:span text:style-name="T193_26"><text:s/></text:span><text:span text:style-name="T193_27">as</text:span><text:span text:style-name="T193_28"><text:s/></text:span><text:span text:style-name="T193_29">the</text:span><text:span text:style-name="T193_30"><text:s/></text:span><text:span text:style-name="T193_31">user</text:span><text:span text:style-name="T193_32"><text:s/></text:span><text:span text:style-name="T193_33">input</text:span><text:span text:style-name="T193_34">.</text:span></text:p>
      <text:p text:style-name="P194"><text:span text:style-name="T194_1">3.2.1.3<text:s/></text:span><text:span text:style-name="T194_2">Processing</text:span></text:p>
      <text:p text:style-name="P195"><text:span text:style-name="T195_1">This</text:span><text:span text:style-name="T195_2"><text:s/></text:span><text:span text:style-name="T195_3">will</text:span><text:span text:style-name="T195_4"><text:s/></text:span><text:span text:style-name="T195_5">take</text:span><text:span text:style-name="T195_6"><text:s/></text:span><text:span text:style-name="T195_7">the</text:span><text:span text:style-name="T195_8"><text:s/></text:span><text:span text:style-name="T195_9">information</text:span><text:span text:style-name="T195_10"><text:s/></text:span><text:span text:style-name="T195_11">from</text:span><text:span text:style-name="T195_12"><text:s/></text:span><text:span text:style-name="T195_13">the</text:span><text:span text:style-name="T195_14"><text:s/></text:span><text:span text:style-name="T195_15">network</text:span><text:span text:style-name="T195_16"><text:s/></text:span><text:span text:style-name="T195_17">and</text:span><text:span text:style-name="T195_18"><text:s/></text:span><text:span text:style-name="T195_19">put</text:span><text:span text:style-name="T195_20"><text:s/></text:span><text:span text:style-name="T195_21">it</text:span><text:span text:style-name="T195_22"><text:s/></text:span><text:span text:style-name="T195_23">into</text:span><text:span text:style-name="T195_24"><text:s/></text:span><text:span text:style-name="T195_25">a</text:span><text:span text:style-name="T195_26"><text:s/></text:span><text:span text:style-name="T195_27">presentable</text:span><text:span text:style-name="T195_28"><text:s/></text:span><text:span text:style-name="T195_29">format</text:span><text:span text:style-name="T195_30">.<text:s/></text:span><text:span text:style-name="T195_31">It</text:span><text:span text:style-name="T195_32"><text:s/></text:span><text:span text:style-name="T195_33">will</text:span><text:span text:style-name="T195_34"><text:s/></text:span><text:span text:style-name="T195_35">also</text:span><text:span text:style-name="T195_36"><text:s/></text:span><text:span text:style-name="T195_37">fetch</text:span><text:span text:style-name="T195_38"><text:s/></text:span><text:span text:style-name="T195_39">new</text:span><text:span text:style-name="T195_40"><text:s/></text:span><text:span text:style-name="T195_41">information</text:span><text:span text:style-name="T195_42"><text:s/></text:span><text:span text:style-name="T195_43">based</text:span><text:span text:style-name="T195_44"><text:s/></text:span><text:span text:style-name="T195_45">on</text:span><text:span text:style-name="T195_46"><text:s/></text:span><text:span text:style-name="T195_47">where</text:span><text:span text:style-name="T195_48"><text:s/></text:span><text:span text:style-name="T195_49">the</text:span><text:span text:style-name="T195_50"><text:s/></text:span><text:span text:style-name="T195_51">user</text:span><text:span text:style-name="T195_52"><text:s/></text:span><text:span text:style-name="T195_53">would</text:span><text:span text:style-name="T195_54"><text:s/></text:span><text:span text:style-name="T195_55">like</text:span><text:span text:style-name="T195_56"><text:s/></text:span><text:span text:style-name="T195_57">to</text:span><text:span text:style-name="T195_58"><text:s/></text:span><text:span text:style-name="T195_59">navigate</text:span><text:span text:style-name="T195_60"><text:s/></text:span><text:span text:style-name="T195_61">to</text:span><text:span text:style-name="T195_62">.</text:span></text:p>
      <text:p text:style-name="P196"><text:span text:style-name="T196_1">3.2.1.4<text:s/></text:span><text:span text:style-name="T196_2">Outputs</text:span></text:p>
      <text:p text:style-name="P197"><text:span text:style-name="T197_1">The</text:span><text:span text:style-name="T197_2"><text:s/></text:span><text:span text:style-name="T197_3">output</text:span><text:span text:style-name="T197_4"><text:s/></text:span><text:span text:style-name="T197_5">of</text:span><text:span text:style-name="T197_6"><text:s/></text:span><text:span text:style-name="T197_7">this</text:span><text:span text:style-name="T197_8"><text:s/></text:span><text:span text:style-name="T197_9">function</text:span><text:span text:style-name="T197_10"><text:s/></text:span><text:span text:style-name="T197_11">is</text:span><text:span text:style-name="T197_12"><text:s/></text:span><text:span text:style-name="T197_13">displaying</text:span><text:span text:style-name="T197_14"><text:s/></text:span><text:span text:style-name="T197_15">the</text:span><text:span text:style-name="T197_16"><text:s/></text:span><text:span text:style-name="T197_17">media</text:span><text:span text:style-name="T197_18"><text:s/></text:span><text:span text:style-name="T197_19">files</text:span><text:span text:style-name="T197_20"><text:s/></text:span><text:span text:style-name="T197_21">available</text:span><text:span text:style-name="T197_22"><text:s/></text:span><text:span text:style-name="T197_23">for</text:span><text:span text:style-name="T197_24"><text:s/></text:span><text:span text:style-name="T197_25">play</text:span><text:span text:style-name="T197_26">.</text:span></text:p>
      <text:p text:style-name="P198"><text:bookmark-start text:name="h.shny0bh5h9ah"/><text:bookmark-end text:name="h.shny0bh5h9ah"/><text:span text:style-name="T198_1">3.2.1.5<text:s/></text:span><text:span text:style-name="T198_2">E</text:span><text:span text:style-name="T198_3">rror</text:span><text:span text:style-name="T198_4"><text:s/></text:span><text:span text:style-name="T198_5">Han</text:span><text:span text:style-name="T198_6">dling</text:span></text:p>
      <text:p text:style-name="P199"><text:bookmark-start text:name="h.2xcytpi"/><text:bookmark-end text:name="h.2xcytpi"/><text:span text:style-name="T199_1">Ensures</text:span><text:span text:style-name="T199_2"><text:s/></text:span><text:span text:style-name="T199_3">only</text:span><text:span text:style-name="T199_4"><text:s/></text:span><text:span text:style-name="T199_5">music</text:span><text:span text:style-name="T199_6"><text:s/></text:span><text:span text:style-name="T199_7">type</text:span><text:span text:style-name="T199_8"><text:s/></text:span><text:span text:style-name="T199_9">files</text:span><text:span text:style-name="T199_10"><text:s/></text:span><text:span text:style-name="T199_11">display</text:span><text:span text:style-name="T199_12">,<text:s/></text:span><text:span text:style-name="T199_13">and</text:span><text:span text:style-name="T199_14"><text:s/></text:span><text:span text:style-name="T199_15">prevents</text:span><text:span text:style-name="T199_16"><text:s/></text:span><text:span text:style-name="T199_17">the</text:span><text:span text:style-name="T199_18"><text:s/></text:span><text:span text:style-name="T199_19">user</text:span><text:span text:style-name="T199_20"><text:s/></text:span><text:span text:style-name="T199_21">from</text:span><text:span text:style-name="T199_22"><text:s/></text:span><text:span text:style-name="T199_23">navigating</text:span><text:span text:style-name="T199_24"><text:s/></text:span><text:span text:style-name="T199_25">where</text:span><text:span text:style-name="T199_26"><text:s/></text:span><text:span text:style-name="T199_27">they</text:span><text:span text:style-name="T199_28"><text:s/></text:span><text:span text:style-name="T199_29">should</text:span><text:span text:style-name="T199_30"><text:s/></text:span><text:span text:style-name="T199_31">not</text:span><text:span text:style-name="T199_32">.</text:span></text:p>
      <text:h text:style-name="P200" text:outline-level="10"><text:bookmark-start text:name="h.gz5y3uz507aa"/><text:bookmark-end text:name="h.gz5y3uz507aa"/><text:span text:style-name="T200_1">3.2.2<text:s/></text:span><text:span text:style-name="T200_2">Queuing</text:span><text:span text:style-name="T200_3"><text:s/></text:span><text:span text:style-name="T200_4">Files</text:span></text:h>
      <text:p text:style-name="P201"><text:span text:style-name="T201_1">3.2.1.1<text:s/></text:span><text:span text:style-name="T201_2">Introduction</text:span></text:p>
      <text:p text:style-name="P202"><text:span text:style-name="T202_1">This</text:span><text:span text:style-name="T202_2"><text:s/></text:span><text:span text:style-name="T202_3">function</text:span><text:span text:style-name="T202_4"><text:s/></text:span><text:span text:style-name="T202_5">caches</text:span><text:span text:style-name="T202_6"><text:s/></text:span><text:span text:style-name="T202_7">files</text:span><text:span text:style-name="T202_8"><text:s/></text:span><text:span text:style-name="T202_9">from</text:span><text:span text:style-name="T202_10"><text:s/></text:span><text:span text:style-name="T202_11">the</text:span><text:span text:style-name="T202_12"><text:s/></text:span><text:span text:style-name="T202_13">network</text:span><text:span text:style-name="T202_14"><text:s/></text:span><text:span text:style-name="T202_15">on</text:span><text:span text:style-name="T202_16"><text:s/></text:span><text:span text:style-name="T202_17">the</text:span><text:span text:style-name="T202_18"><text:s/></text:span><text:span text:style-name="T202_19">device</text:span><text:span text:style-name="T202_20">,<text:s/></text:span><text:span text:style-name="T202_21">enabling</text:span><text:span text:style-name="T202_22"><text:s/></text:span><text:span text:style-name="T202_23">them</text:span><text:span text:style-name="T202_24"><text:s/></text:span><text:span text:style-name="T202_25">to</text:span><text:span text:style-name="T202_26"><text:s/></text:span><text:span text:style-name="T202_27">be</text:span><text:span text:style-name="T202_28"><text:s/></text:span><text:span text:style-name="T202_29">easily</text:span><text:span text:style-name="T202_30"><text:s/></text:span><text:span text:style-name="T202_31">played</text:span><text:span text:style-name="T202_32">.<text:s/></text:span></text:p>
      <text:p text:style-name="P203"><text:span text:style-name="T203_1">3.2.1.2<text:s/></text:span><text:span text:style-name="T203_2">Inputs</text:span></text:p>
      <text:p text:style-name="P204"><text:span text:style-name="T204_1">The</text:span><text:span text:style-name="T204_2"><text:s/></text:span><text:span text:style-name="T204_3">inputs</text:span><text:span text:style-name="T204_4"><text:s/></text:span><text:span text:style-name="T204_5">to</text:span><text:span text:style-name="T204_6"><text:s/></text:span><text:span text:style-name="T204_7">this</text:span><text:span text:style-name="T204_8"><text:s/></text:span><text:span text:style-name="T204_9">function</text:span><text:span text:style-name="T204_10"><text:s/></text:span><text:span text:style-name="T204_11">would</text:span><text:span text:style-name="T204_12"><text:s/></text:span><text:span text:style-name="T204_13">be</text:span><text:span text:style-name="T204_14"><text:s/></text:span><text:span text:style-name="T204_15">data</text:span><text:span text:style-name="T204_16"><text:s/></text:span><text:span text:style-name="T204_17">from</text:span><text:span text:style-name="T204_18"><text:s/></text:span><text:span text:style-name="T204_19">the</text:span><text:span text:style-name="T204_20"><text:s/></text:span><text:span text:style-name="T204_21">network</text:span></text:p>
      <text:p text:style-name="P205"><text:span text:style-name="T205_1">3.2.1.3<text:s/></text:span><text:span text:style-name="T205_2">Processing</text:span></text:p>
      <text:p text:style-name="P206"><text:span text:style-name="T206_1">This</text:span><text:span text:style-name="T206_2"><text:s/></text:span><text:span text:style-name="T206_3">would</text:span><text:span text:style-name="T206_4"><text:s/></text:span><text:span text:style-name="T206_5">check</text:span><text:span text:style-name="T206_6"><text:s/></text:span><text:span text:style-name="T206_7">the</text:span><text:span text:style-name="T206_8"><text:s/></text:span><text:span text:style-name="T206_9">queue</text:span><text:span text:style-name="T206_10"><text:s/></text:span><text:span text:style-name="T206_11">to</text:span><text:span text:style-name="T206_12"><text:s/></text:span><text:span text:style-name="T206_13">see</text:span><text:span text:style-name="T206_14"><text:s/></text:span><text:span text:style-name="T206_15">if</text:span><text:span text:style-name="T206_16"><text:s/></text:span><text:span text:style-name="T206_17">anything</text:span><text:span text:style-name="T206_18"><text:s/></text:span><text:span text:style-name="T206_19">is</text:span><text:span text:style-name="T206_20"><text:s/></text:span><text:span text:style-name="T206_21">playing</text:span><text:span text:style-name="T206_22">,<text:s/></text:span><text:span text:style-name="T206_23">and</text:span><text:span text:style-name="T206_24"><text:s/></text:span><text:span text:style-name="T206_25">if</text:span><text:span text:style-name="T206_26"><text:s/></text:span><text:span text:style-name="T206_27">more</text:span><text:span text:style-name="T206_28"><text:s/></text:span><text:span text:style-name="T206_29">needs</text:span><text:span text:style-name="T206_30"><text:s/></text:span><text:span text:style-name="T206_31">to</text:span><text:span text:style-name="T206_32"><text:s/></text:span><text:span text:style-name="T206_33">be</text:span><text:span text:style-name="T206_34"><text:s/></text:span><text:span text:style-name="T206_35">cached</text:span><text:span text:style-name="T206_36">.<text:s/></text:span><text:span text:style-name="T206_37">It</text:span><text:span text:style-name="T206_38"><text:s/></text:span><text:span text:style-name="T206_39">would</text:span><text:span text:style-name="T206_40"><text:s/></text:span><text:span text:style-name="T206_41">then</text:span><text:span text:style-name="T206_42"><text:s/></text:span><text:span text:style-name="T206_43">add</text:span><text:span text:style-name="T206_44"><text:s/></text:span><text:span text:style-name="T206_45">additional</text:span><text:span text:style-name="T206_46"><text:s/></text:span><text:span text:style-name="T206_47">data</text:span><text:span text:style-name="T206_48"><text:s/></text:span><text:span text:style-name="T206_49">to</text:span><text:span text:style-name="T206_50"><text:s/></text:span><text:span text:style-name="T206_51">the</text:span><text:span text:style-name="T206_52"><text:s/></text:span><text:span text:style-name="T206_53">song</text:span><text:span text:style-name="T206_54"><text:s/></text:span><text:span text:style-name="T206_55">object</text:span><text:span text:style-name="T206_56"><text:s/></text:span><text:span text:style-name="T206_57">and</text:span><text:span text:style-name="T206_58"><text:s/></text:span><text:span text:style-name="T206_59">cache</text:span><text:span text:style-name="T206_60"><text:s/></text:span><text:span text:style-name="T206_61">it</text:span><text:span text:style-name="T206_62"><text:s/></text:span><text:span text:style-name="T206_63">if</text:span><text:span text:style-name="T206_64"><text:s/></text:span><text:span text:style-name="T206_65">necessary</text:span><text:span text:style-name="T206_66">.</text:span></text:p>
      <text:p text:style-name="P207"><text:span text:style-name="T207_1">3.2.1.4<text:s/></text:span><text:span text:style-name="T207_2">Outputs</text:span></text:p>
      <text:p text:style-name="P208"><text:span text:style-name="T208_1">The</text:span><text:span text:style-name="T208_2"><text:s/></text:span><text:span text:style-name="T208_3">only</text:span><text:span text:style-name="T208_4"><text:s/></text:span><text:span text:style-name="T208_5">output</text:span><text:span text:style-name="T208_6"><text:s/></text:span><text:span text:style-name="T208_7">of</text:span><text:span text:style-name="T208_8"><text:s/></text:span><text:span text:style-name="T208_9">this</text:span><text:span text:style-name="T208_10"><text:s/></text:span><text:span text:style-name="T208_11">function</text:span><text:span text:style-name="T208_12"><text:s/></text:span><text:span text:style-name="T208_13">would</text:span><text:span text:style-name="T208_14"><text:s/></text:span><text:span text:style-name="T208_15">be</text:span><text:span text:style-name="T208_16"><text:s/></text:span><text:span text:style-name="T208_17">the</text:span><text:span text:style-name="T208_18"><text:s/></text:span><text:span text:style-name="T208_19">song</text:span><text:span text:style-name="T208_20"><text:s/></text:span><text:span text:style-name="T208_21">being</text:span><text:span text:style-name="T208_22"><text:s/></text:span><text:span text:style-name="T208_23">cached</text:span><text:span text:style-name="T208_24"><text:s/></text:span><text:span text:style-name="T208_25">in</text:span><text:span text:style-name="T208_26"><text:s/></text:span><text:span text:style-name="T208_27">the</text:span><text:span text:style-name="T208_28"><text:s/></text:span><text:span text:style-name="T208_29">phone</text:span><text:span text:style-name="T208_30">’</text:span><text:span text:style-name="T208_31">s</text:span><text:span text:style-name="T208_32"><text:s/></text:span><text:span text:style-name="T208_33">external</text:span><text:span text:style-name="T208_34"><text:s/></text:span><text:span text:style-name="T208_35">storage</text:span><text:span text:style-name="T208_36">.</text:span></text:p>
      <text:p text:style-name="P209"><text:bookmark-start text:name="h.p7z3czootdqg"/><text:bookmark-end text:name="h.p7z3czootdqg"/><text:span text:style-name="T209_1">3.2.1.5<text:s/></text:span><text:span text:style-name="T209_2">Er</text:span><text:span text:style-name="T209_3">ror</text:span><text:span text:style-name="T209_4"><text:s/></text:span><text:span text:style-name="T209_5">Handling</text:span></text:p>
      <text:p text:style-name="P210"><text:bookmark-start text:name="h.f8yh33sxkkep"/><text:bookmark-end text:name="h.f8yh33sxkkep"/><text:span text:style-name="T210_1">Will</text:span><text:span text:style-name="T210_2"><text:s/></text:span><text:span text:style-name="T210_3">catch</text:span><text:span text:style-name="T210_4"><text:s/></text:span><text:span text:style-name="T210_5">any</text:span><text:span text:style-name="T210_6"><text:s/></text:span><text:span text:style-name="T210_7">errors</text:span><text:span text:style-name="T210_8"><text:s/></text:span><text:span text:style-name="T210_9">with</text:span><text:span text:style-name="T210_10"><text:s/></text:span><text:span text:style-name="T210_11">downloading</text:span><text:span text:style-name="T210_12"><text:s/></text:span><text:span text:style-name="T210_13">files</text:span><text:span text:style-name="T210_14">,<text:s/></text:span><text:span text:style-name="T210_15">make</text:span><text:span text:style-name="T210_16"><text:s/></text:span><text:span text:style-name="T210_17">sure</text:span><text:span text:style-name="T210_18"><text:s/></text:span><text:span text:style-name="T210_19">that</text:span><text:span text:style-name="T210_20"><text:s/></text:span><text:span text:style-name="T210_21">the</text:span><text:span text:style-name="T210_22"><text:s/></text:span><text:span text:style-name="T210_23">queue</text:span><text:span text:style-name="T210_24"><text:s/></text:span><text:span text:style-name="T210_25">has</text:span><text:span text:style-name="T210_26"><text:s/></text:span><text:span text:style-name="T210_27">space</text:span><text:span text:style-name="T210_28">,<text:s/></text:span><text:span text:style-name="T210_29">remove</text:span><text:span text:style-name="T210_30"><text:s/></text:span><text:span text:style-name="T210_31">old</text:span><text:span text:style-name="T210_32"><text:s/></text:span><text:span text:style-name="T210_33">files</text:span><text:span text:style-name="T210_34"><text:s/></text:span><text:span text:style-name="T210_35">if</text:span><text:span text:style-name="T210_36"><text:s/></text:span><text:span text:style-name="T210_37">necessary</text:span><text:span text:style-name="T210_38">,<text:s/></text:span><text:span text:style-name="T210_39">prevent</text:span><text:span text:style-name="T210_40"><text:s/></text:span><text:span text:style-name="T210_41">songs</text:span><text:span text:style-name="T210_42"><text:s/></text:span><text:span text:style-name="T210_43">from</text:span><text:span text:style-name="T210_44"><text:s/></text:span><text:span text:style-name="T210_45">being</text:span><text:span text:style-name="T210_46"><text:s/></text:span><text:span text:style-name="T210_47">played</text:span><text:span text:style-name="T210_48"><text:s/></text:span><text:span text:style-name="T210_49">until</text:span><text:span text:style-name="T210_50"><text:s/></text:span><text:span text:style-name="T210_51">they</text:span><text:span text:style-name="T210_52"><text:s/></text:span><text:span text:style-name="T210_53">are</text:span><text:span text:style-name="T210_54"><text:s/></text:span><text:span text:style-name="T210_55">fully</text:span><text:span text:style-name="T210_56"><text:s/></text:span><text:span text:style-name="T210_57">cached</text:span><text:span text:style-name="T210_58">,<text:s/></text:span><text:span text:style-name="T210_59">and</text:span><text:span text:style-name="T210_60"><text:s/></text:span><text:span text:style-name="T210_61">not</text:span><text:span text:style-name="T210_62"><text:s/></text:span><text:span text:style-name="T210_63">re</text:span><text:span text:style-name="T210_64">-</text:span><text:span text:style-name="T210_65">download</text:span><text:span text:style-name="T210_66"><text:s/></text:span><text:span text:style-name="T210_67">if</text:span><text:span text:style-name="T210_68"><text:s/></text:span><text:span text:style-name="T210_69">songs</text:span><text:span text:style-name="T210_70"><text:s/></text:span><text:span text:style-name="T210_71">are</text:span><text:span text:style-name="T210_72"><text:s/></text:span><text:span text:style-name="T210_73">already</text:span><text:span text:style-name="T210_74"><text:s/></text:span><text:span text:style-name="T210_75">cached</text:span></text:p>
      <text:h text:style-name="P211" text:outline-level="10"><text:bookmark-start text:name="h.iv81jd3w2gyx"/><text:bookmark-end text:name="h.iv81jd3w2gyx"/><text:span text:style-name="T211_1">3.2.3<text:s/></text:span><text:span text:style-name="T211_2">Playing</text:span><text:span text:style-name="T211_3"><text:s/></text:span><text:span text:style-name="T211_4">Files</text:span></text:h>
      <text:p text:style-name="P212"><text:span text:style-name="T212_1">3.2.1.1<text:s/></text:span><text:span text:style-name="T212_2">Introduction</text:span></text:p>
      <text:p text:style-name="P213"><text:span text:style-name="T213_1">This</text:span><text:span text:style-name="T213_2"><text:s/></text:span><text:span text:style-name="T213_3">will</text:span><text:span text:style-name="T213_4"><text:s/></text:span><text:span text:style-name="T213_5">handle</text:span><text:span text:style-name="T213_6"><text:s/></text:span><text:span text:style-name="T213_7">the</text:span><text:span text:style-name="T213_8"><text:s/></text:span><text:span text:style-name="T213_9">functionality</text:span><text:span text:style-name="T213_10"><text:s/></text:span><text:span text:style-name="T213_11">for</text:span><text:span text:style-name="T213_12"><text:s/></text:span><text:span text:style-name="T213_13">playing</text:span><text:span text:style-name="T213_14"><text:s/></text:span><text:span text:style-name="T213_15">the</text:span><text:span text:style-name="T213_16"><text:s/></text:span><text:span text:style-name="T213_17">cached</text:span><text:span text:style-name="T213_18"><text:s/></text:span><text:span text:style-name="T213_19">files</text:span><text:span text:style-name="T213_20">,<text:s/></text:span><text:span text:style-name="T213_21">providing</text:span><text:span text:style-name="T213_22"><text:s/></text:span><text:span text:style-name="T213_23">basic</text:span><text:span text:style-name="T213_24"><text:s/></text:span><text:span text:style-name="T213_25">controls</text:span><text:span text:style-name="T213_26"><text:s/></text:span><text:span text:style-name="T213_27">such</text:span><text:span text:style-name="T213_28"><text:s/></text:span><text:span text:style-name="T213_29">as</text:span><text:span text:style-name="T213_30"><text:s/></text:span><text:span text:style-name="T213_31">pausing</text:span><text:span text:style-name="T213_32"><text:s/></text:span><text:span text:style-name="T213_33">and</text:span><text:span text:style-name="T213_34"><text:s/></text:span><text:span text:style-name="T213_35">fast</text:span><text:span text:style-name="T213_36">-</text:span><text:span text:style-name="T213_37">forwarding</text:span><text:span text:style-name="T213_38">,<text:s/></text:span><text:span text:style-name="T213_39">as</text:span><text:span text:style-name="T213_40"><text:s/></text:span><text:span text:style-name="T213_41">well</text:span><text:span text:style-name="T213_42"><text:s/></text:span><text:span text:style-name="T213_43">as</text:span><text:span text:style-name="T213_44"><text:s/></text:span><text:span text:style-name="T213_45">the</text:span><text:span text:style-name="T213_46"><text:s/></text:span><text:span text:style-name="T213_47">ability</text:span><text:span text:style-name="T213_48"><text:s/></text:span><text:span text:style-name="T213_49">to</text:span><text:span text:style-name="T213_50"><text:s/></text:span><text:span text:style-name="T213_51">skip</text:span><text:span text:style-name="T213_52"><text:s/></text:span><text:span text:style-name="T213_53">to</text:span><text:span text:style-name="T213_54"><text:s/></text:span><text:span text:style-name="T213_55">the</text:span><text:span text:style-name="T213_56"><text:s/></text:span><text:span text:style-name="T213_57">next</text:span><text:span text:style-name="T213_58"><text:s/></text:span><text:span text:style-name="T213_59">song</text:span><text:span text:style-name="T213_60"><text:s/></text:span><text:span text:style-name="T213_61">in</text:span><text:span text:style-name="T213_62"><text:s/></text:span><text:span text:style-name="T213_63">the</text:span><text:span text:style-name="T213_64"><text:s/></text:span><text:span text:style-name="T213_65">cache</text:span><text:span text:style-name="T213_66">.</text:span></text:p>
      <text:p text:style-name="P214"><text:span text:style-name="T214_1">3.2.1.2<text:s/></text:span><text:span text:style-name="T214_2">Inputs</text:span></text:p>
      <text:p text:style-name="P215"><text:span text:style-name="T215_1">3.2.1.3<text:s/></text:span><text:span text:style-name="T215_2">Processing</text:span></text:p>
      <text:p text:style-name="P216"><text:span text:style-name="T216_1">3.2.1.4<text:s/></text:span><text:span text:style-name="T216_2">Outputs</text:span></text:p>
      <text:p text:style-name="P217"><text:span text:style-name="T217_1">3.2.1.5<text:s/></text:span><text:span text:style-name="T217_2">Error</text:span><text:span text:style-name="T217_3"><text:s/></text:span><text:span text:style-name="T217_4">Handling</text:span></text:p>
      <text:h text:style-name="P218" text:outline-level="10"><text:span text:style-name="T218_1">3.3<text:s/></text:span><text:span text:style-name="T218_2">Use</text:span><text:span text:style-name="T218_3"><text:s/></text:span><text:span text:style-name="T218_4">Cases</text:span></text:h>
      <text:h text:style-name="P219" text:outline-level="10"><text:bookmark-start text:name="h.s2wl5dwzf6fu"/><text:bookmark-end text:name="h.s2wl5dwzf6fu"/><text:span text:style-name="T219_1">3.3.1<text:s/></text:span><text:span text:style-name="T219_2">Use</text:span><text:span text:style-name="T219_3"><text:s/></text:span><text:span text:style-name="T219_4">Case</text:span><text:span text:style-name="T219_5"><text:s/>#1</text:span></text:h>
      <text:h text:style-name="P220" text:outline-level="10"><text:bookmark-start text:name="h.lz2fumy7av3u"/><text:bookmark-end text:name="h.lz2fumy7av3u"/><text:span text:style-name="T220_1">3.3.2<text:s/></text:span><text:span text:style-name="T220_2">Use</text:span><text:span text:style-name="T220_3"><text:s/></text:span><text:span text:style-name="T220_4">Case</text:span><text:span text:style-name="T220_5"><text:s/>#2</text:span></text:h>
      <text:p text:style-name="P221"><text:bookmark-start text:name="h.qsh70q"/><text:bookmark-end text:name="h.qsh70q"/><text:span text:style-name="T221_1">…</text:span></text:p>
      <text:h text:style-name="P222" text:outline-level="10"><text:span text:style-name="T222_1">3.4<text:s/></text:span><text:span text:style-name="T222_2">Classes</text:span><text:span text:style-name="T222_3"><text:s/>/<text:s/></text:span><text:span text:style-name="T222_4">Objects</text:span></text:h>
      <text:h text:style-name="P223" text:outline-level="10"><text:bookmark-start text:name="h.3as4poj"/><text:bookmark-end text:name="h.3as4poj"/><text:span text:style-name="T223_1">3.4.1<text:s/>&lt;</text:span><text:span text:style-name="T223_2">Class</text:span><text:span text:style-name="T223_3"><text:s/>/<text:s/></text:span><text:span text:style-name="T223_4">Object</text:span><text:span text:style-name="T223_5"><text:s/>#1&gt;</text:span></text:h>
      <text:p text:style-name="P224"/>
      <text:p text:style-name="P225"><text:span text:style-name="T225_1">3.4.1.1<text:s/></text:span><text:span text:style-name="T225_2">Attributes</text:span></text:p>
      <text:p text:style-name="P226"><text:span text:style-name="T226_1">3.4.1.2<text:s/></text:span><text:span text:style-name="T226_2">Functions</text:span></text:p>
      <text:p text:style-name="P227"><text:bookmark-start text:name="h.1pxezwc"/><text:bookmark-end text:name="h.1pxezwc"/><text:span text:style-name="T227_1">&lt;</text:span><text:span text:style-name="T227_2">Reference</text:span><text:span text:style-name="T227_3"><text:s/></text:span><text:span text:style-name="T227_4">to</text:span><text:span text:style-name="T227_5"><text:s/></text:span><text:span text:style-name="T227_6">functional</text:span><text:span text:style-name="T227_7"><text:s/></text:span><text:span text:style-name="T227_8">requirements</text:span><text:span text:style-name="T227_9"><text:s/></text:span><text:span text:style-name="T227_10">and</text:span><text:span text:style-name="T227_11">/</text:span><text:span text:style-name="T227_12">or</text:span><text:span text:style-name="T227_13"><text:s/></text:span><text:span text:style-name="T227_14">use</text:span><text:span text:style-name="T227_15"><text:s/></text:span><text:span text:style-name="T227_16">cases</text:span><text:span text:style-name="T227_17">&gt;</text:span></text:p>
      <text:h text:style-name="P228" text:outline-level="10"><text:span text:style-name="T228_1">3.4.2<text:s/>&lt;</text:span><text:span text:style-name="T228_2">Class</text:span><text:span text:style-name="T228_3"><text:s/>/<text:s/></text:span><text:span text:style-name="T228_4">Object</text:span><text:span text:style-name="T228_5"><text:s/>#2&gt;</text:span></text:h>
      <text:p text:style-name="P229"/>
      <text:p text:style-name="P230"><text:span text:style-name="T230_1">3.4.2.1<text:s/></text:span><text:span text:style-name="T230_2">Attributes</text:span></text:p>
      <text:p text:style-name="P231"><text:span text:style-name="T231_1">3.4.2.2<text:s/></text:span><text:span text:style-name="T231_2">Functions</text:span></text:p>
      <text:p text:style-name="P232"><text:span text:style-name="T232_1">&lt;</text:span><text:span text:style-name="T232_2">Reference</text:span><text:span text:style-name="T232_3"><text:s/></text:span><text:span text:style-name="T232_4">to</text:span><text:span text:style-name="T232_5"><text:s/></text:span><text:span text:style-name="T232_6">functional</text:span><text:span text:style-name="T232_7"><text:s/></text:span><text:span text:style-name="T232_8">requirements</text:span><text:span text:style-name="T232_9"><text:s/></text:span><text:span text:style-name="T232_10">and</text:span><text:span text:style-name="T232_11">/</text:span><text:span text:style-name="T232_12">or</text:span><text:span text:style-name="T232_13"><text:s/></text:span><text:span text:style-name="T232_14">use</text:span><text:span text:style-name="T232_15"><text:s/></text:span><text:span text:style-name="T232_16">cases</text:span><text:span text:style-name="T232_17">&gt;</text:span></text:p>
      <text:h text:style-name="P233" text:outline-level="10"><text:span text:style-name="T233_1">3.5<text:s/></text:span><text:span text:style-name="T233_2">Non</text:span><text:span text:style-name="T233_3">-</text:span><text:span text:style-name="T233_4">Functional</text:span><text:span text:style-name="T233_5"><text:s/></text:span><text:span text:style-name="T233_6">Requirements</text:span></text:h>
      <text:p text:style-name="P234"><text:bookmark-start text:name="h.2p2csry"/><text:bookmark-end text:name="h.2p2csry"/><text:span text:style-name="T234_1">Non</text:span><text:span text:style-name="T234_2">-</text:span><text:span text:style-name="T234_3">functional</text:span><text:span text:style-name="T234_4"><text:s/></text:span><text:span text:style-name="T234_5">requirements</text:span><text:span text:style-name="T234_6"><text:s/></text:span><text:span text:style-name="T234_7">may</text:span><text:span text:style-name="T234_8"><text:s/></text:span><text:span text:style-name="T234_9">exist</text:span><text:span text:style-name="T234_10"><text:s/></text:span><text:span text:style-name="T234_11">for</text:span><text:span text:style-name="T234_12"><text:s/></text:span><text:span text:style-name="T234_13">the</text:span><text:span text:style-name="T234_14"><text:s/></text:span><text:span text:style-name="T234_15">following</text:span><text:span text:style-name="T234_16"><text:s/></text:span><text:span text:style-name="T234_17">attributes</text:span><text:span text:style-name="T234_18">.<text:s text:c="2"/></text:span><text:span text:style-name="T234_19">Often</text:span><text:span text:style-name="T234_20"><text:s/></text:span><text:span text:style-name="T234_21">these</text:span><text:span text:style-name="T234_22"><text:s/></text:span><text:span text:style-name="T234_23">requirements</text:span><text:span text:style-name="T234_24"><text:s/></text:span><text:span text:style-name="T234_25">must</text:span><text:span text:style-name="T234_26"><text:s/></text:span><text:span text:style-name="T234_27">be</text:span><text:span text:style-name="T234_28"><text:s/></text:span><text:span text:style-name="T234_29">achieved</text:span><text:span text:style-name="T234_30"><text:s/></text:span><text:span text:style-name="T234_31">at</text:span><text:span text:style-name="T234_32"><text:s/></text:span><text:span text:style-name="T234_33">a</text:span><text:span text:style-name="T234_34"><text:s/></text:span><text:span text:style-name="T234_35">system</text:span><text:span text:style-name="T234_36">-</text:span><text:span text:style-name="T234_37">wide</text:span><text:span text:style-name="T234_38"><text:s/></text:span><text:span text:style-name="T234_39">level</text:span><text:span text:style-name="T234_40"><text:s/></text:span><text:span text:style-name="T234_41">rather</text:span><text:span text:style-name="T234_42"><text:s/></text:span><text:span text:style-name="T234_43">than</text:span><text:span text:style-name="T234_44"><text:s/></text:span><text:span text:style-name="T234_45">at</text:span><text:span text:style-name="T234_46"><text:s/></text:span><text:span text:style-name="T234_47">a</text:span><text:span text:style-name="T234_48"><text:s/></text:span><text:span text:style-name="T234_49">unit</text:span><text:span text:style-name="T234_50"><text:s/></text:span><text:span text:style-name="T234_51">level</text:span><text:span text:style-name="T234_52">.<text:s text:c="2"/></text:span><text:span text:style-name="T234_53">State</text:span><text:span text:style-name="T234_54"><text:s/></text:span><text:span text:style-name="T234_55">the</text:span><text:span text:style-name="T234_56"><text:s/></text:span><text:span text:style-name="T234_57">requirements</text:span><text:span text:style-name="T234_58"><text:s/></text:span><text:span text:style-name="T234_59">in</text:span><text:span text:style-name="T234_60"><text:s/></text:span><text:span text:style-name="T234_61">the</text:span><text:span text:style-name="T234_62"><text:s/></text:span><text:span text:style-name="T234_63">following</text:span><text:span text:style-name="T234_64"><text:s/></text:span><text:span text:style-name="T234_65">sections</text:span><text:span text:style-name="T234_66"><text:s/></text:span><text:span text:style-name="T234_67">in</text:span><text:span text:style-name="T234_68"><text:s/></text:span><text:span text:style-name="T234_69">measurable</text:span><text:span text:style-name="T234_70"><text:s/></text:span><text:span text:style-name="T234_71">terms</text:span><text:span text:style-name="T234_72"><text:s/>(</text:span><text:span text:style-name="T234_73">e</text:span><text:span text:style-name="T234_74">.</text:span><text:span text:style-name="T234_75">g</text:span><text:span text:style-name="T234_76">.,<text:s/>95%<text:s/></text:span><text:span text:style-name="T234_77">of</text:span><text:span text:style-name="T234_78"><text:s/></text:span><text:span text:style-name="T234_79">transaction</text:span><text:span text:style-name="T234_80"><text:s/></text:span><text:span text:style-name="T234_81">shall</text:span><text:span text:style-name="T234_82"><text:s/></text:span><text:span text:style-name="T234_83">be</text:span><text:span text:style-name="T234_84"><text:s/></text:span><text:span text:style-name="T234_85">processed</text:span><text:span text:style-name="T234_86"><text:s/></text:span><text:span text:style-name="T234_87">in</text:span><text:span text:style-name="T234_88"><text:s/></text:span><text:span text:style-name="T234_89">less</text:span><text:span text:style-name="T234_90"><text:s/></text:span><text:span text:style-name="T234_91">than</text:span><text:span text:style-name="T234_92"><text:s/></text:span><text:span text:style-name="T234_93">a</text:span><text:span text:style-name="T234_94"><text:s/></text:span><text:span text:style-name="T234_95">second</text:span><text:span text:style-name="T234_96">,<text:s/></text:span><text:span text:style-name="T234_97">system</text:span><text:span text:style-name="T234_98"><text:s/></text:span><text:span text:style-name="T234_99">downtime</text:span><text:span text:style-name="T234_100"><text:s/></text:span><text:span text:style-name="T234_101">may</text:span><text:span text:style-name="T234_102"><text:s/></text:span><text:span text:style-name="T234_103">not</text:span><text:span text:style-name="T234_104"><text:s/></text:span><text:span text:style-name="T234_105">exceed</text:span><text:span text:style-name="T234_106"><text:s/>1<text:s/></text:span><text:span text:style-name="T234_107">minute</text:span><text:span text:style-name="T234_108"><text:s/></text:span><text:span text:style-name="T234_109">per</text:span><text:span text:style-name="T234_110"><text:s/></text:span><text:span text:style-name="T234_111">day</text:span><text:span text:style-name="T234_112">,<text:s/>&gt;<text:s/>30<text:s/></text:span><text:span text:style-name="T234_113">day</text:span><text:span text:style-name="T234_114"><text:s/></text:span><text:span text:style-name="T234_115">MTBF</text:span><text:span text:style-name="T234_116"><text:s/></text:span><text:span text:style-name="T234_117">value</text:span><text:span text:style-name="T234_118">,<text:s/></text:span><text:span text:style-name="T234_119">etc</text:span><text:span text:style-name="T234_120">).<text:s/></text:span></text:p>
      <text:h text:style-name="P235" text:outline-level="10"><text:span text:style-name="T235_1">3.5.1<text:s/></text:span><text:span text:style-name="T235_2">Performance</text:span></text:h>
      <text:p text:style-name="P236"><text:span text:style-name="T236_1">This</text:span><text:span text:style-name="T236_2"><text:s/></text:span><text:span text:style-name="T236_3">app</text:span><text:span text:style-name="T236_4"><text:s/></text:span><text:span text:style-name="T236_5">is</text:span><text:span text:style-name="T236_6"><text:s/></text:span><text:span text:style-name="T236_7">expected</text:span><text:span text:style-name="T236_8"><text:s/></text:span><text:span text:style-name="T236_9">to</text:span><text:span text:style-name="T236_10"><text:s/></text:span><text:span text:style-name="T236_11">run</text:span><text:span text:style-name="T236_12"><text:s/></text:span><text:span text:style-name="T236_13">incredibly</text:span><text:span text:style-name="T236_14"><text:s/></text:span><text:span text:style-name="T236_15">fast</text:span><text:span text:style-name="T236_16">,<text:s/></text:span><text:span text:style-name="T236_17">and</text:span><text:span text:style-name="T236_18"><text:s/></text:span><text:span text:style-name="T236_19">downloads</text:span><text:span text:style-name="T236_20"><text:s/></text:span><text:span text:style-name="T236_21">should</text:span><text:span text:style-name="T236_22"><text:s/></text:span><text:span text:style-name="T236_23">be</text:span><text:span text:style-name="T236_24"><text:s/></text:span><text:span text:style-name="T236_25">reasonable</text:span><text:span text:style-name="T236_26">,<text:s/></text:span><text:span text:style-name="T236_27">since</text:span><text:span text:style-name="T236_28"><text:s/></text:span><text:span text:style-name="T236_29">WiFi</text:span><text:span text:style-name="T236_30"><text:s/></text:span><text:span text:style-name="T236_31">is</text:span><text:span text:style-name="T236_32"><text:s/></text:span><text:span text:style-name="T236_33">used</text:span><text:span text:style-name="T236_34">.</text:span></text:p>
      <text:h text:style-name="P237" text:outline-level="10"><text:bookmark-start text:name="h.w0i17fgye10y"/><text:bookmark-end text:name="h.w0i17fgye10y"/><text:span text:style-name="T237_1">3.5.2<text:s/></text:span><text:span text:style-name="T237_2">Reliability</text:span></text:h>
      <text:p text:style-name="P238"><text:span text:style-name="T238_1">This</text:span><text:span text:style-name="T238_2"><text:s/></text:span><text:span text:style-name="T238_3">product</text:span><text:span text:style-name="T238_4"><text:s/></text:span><text:span text:style-name="T238_5">has</text:span><text:span text:style-name="T238_6"><text:s/></text:span><text:span text:style-name="T238_7">been</text:span><text:span text:style-name="T238_8"><text:s/></text:span><text:span text:style-name="T238_9">error</text:span><text:span text:style-name="T238_10">-</text:span><text:span text:style-name="T238_11">checked</text:span><text:span text:style-name="T238_12"><text:s/></text:span><text:span text:style-name="T238_13">on</text:span><text:span text:style-name="T238_14"><text:s/></text:span><text:span text:style-name="T238_15">multiple</text:span><text:span text:style-name="T238_16"><text:s/></text:span><text:span text:style-name="T238_17">devices</text:span><text:span text:style-name="T238_18">,<text:s/></text:span><text:span text:style-name="T238_19">running</text:span><text:span text:style-name="T238_20"><text:s/></text:span><text:span text:style-name="T238_21">various</text:span><text:span text:style-name="T238_22"><text:s/></text:span><text:span text:style-name="T238_23">versions</text:span><text:span text:style-name="T238_24"><text:s/></text:span><text:span text:style-name="T238_25">of</text:span><text:span text:style-name="T238_26"><text:s/></text:span><text:span text:style-name="T238_27">Android</text:span><text:span text:style-name="T238_28">.<text:s/></text:span><text:span text:style-name="T238_29">It</text:span><text:span text:style-name="T238_30"><text:s/></text:span><text:span text:style-name="T238_31">should</text:span><text:span text:style-name="T238_32"><text:s/></text:span><text:span text:style-name="T238_33">be</text:span><text:span text:style-name="T238_34"><text:s/></text:span><text:span text:style-name="T238_35">very</text:span><text:span text:style-name="T238_36"><text:s/></text:span><text:span text:style-name="T238_37">reliable</text:span><text:span text:style-name="T238_38"><text:s/></text:span><text:span text:style-name="T238_39">and</text:span><text:span text:style-name="T238_40"><text:s/></text:span><text:span text:style-name="T238_41">work</text:span><text:span text:style-name="T238_42"><text:s/></text:span><text:span text:style-name="T238_43">with</text:span><text:span text:style-name="T238_44"><text:s/></text:span><text:span text:style-name="T238_45">very</text:span><text:span text:style-name="T238_46"><text:s/></text:span><text:span text:style-name="T238_47">little</text:span><text:span text:style-name="T238_48"><text:s/></text:span><text:span text:style-name="T238_49">input</text:span><text:span text:style-name="T238_50">.<text:s/></text:span></text:p>
      <text:h text:style-name="P239" text:outline-level="10"><text:bookmark-start text:name="h.6s1yh24b6nr7"/><text:bookmark-end text:name="h.6s1yh24b6nr7"/><text:span text:style-name="T239_1">3.5.3<text:s/></text:span><text:span text:style-name="T239_2">Availability</text:span></text:h>
      <text:p text:style-name="P240"><text:span text:style-name="T240_1">This</text:span><text:span text:style-name="T240_2"><text:s/></text:span><text:span text:style-name="T240_3">product</text:span><text:span text:style-name="T240_4"><text:s/></text:span><text:span text:style-name="T240_5">is</text:span><text:span text:style-name="T240_6"><text:s/></text:span><text:span text:style-name="T240_7">limited</text:span><text:span text:style-name="T240_8"><text:s/></text:span><text:span text:style-name="T240_9">in</text:span><text:span text:style-name="T240_10"><text:s/></text:span><text:span text:style-name="T240_11">it</text:span><text:span text:style-name="T240_12">’</text:span><text:span text:style-name="T240_13">s</text:span><text:span text:style-name="T240_14"><text:s/></text:span><text:span text:style-name="T240_15">compatibility</text:span><text:span text:style-name="T240_16">,<text:s/></text:span><text:span text:style-name="T240_17">but</text:span><text:span text:style-name="T240_18"><text:s/></text:span><text:span text:style-name="T240_19">does</text:span><text:span text:style-name="T240_20"><text:s/></text:span><text:span text:style-name="T240_21">cover</text:span><text:span text:style-name="T240_22"><text:s/></text:span><text:span text:style-name="T240_23">about</text:span><text:span text:style-name="T240_24"><text:s/>95%<text:s/></text:span><text:span text:style-name="T240_25">of</text:span><text:span text:style-name="T240_26"><text:s/></text:span><text:span text:style-name="T240_27">active</text:span><text:span text:style-name="T240_28"><text:s/></text:span><text:span text:style-name="T240_29">Android</text:span><text:span text:style-name="T240_30"><text:s/></text:span><text:span text:style-name="T240_31">devices</text:span><text:span text:style-name="T240_32">.</text:span></text:p>
      <text:h text:style-name="P241" text:outline-level="10"><text:bookmark-start text:name="h.1nll7wvn0g7r"/><text:bookmark-end text:name="h.1nll7wvn0g7r"/><text:span text:style-name="T241_1">3.5.4<text:s/></text:span><text:span text:style-name="T241_2">Security</text:span></text:h>
      <text:p text:style-name="P242"><text:span text:style-name="T242_1">There</text:span><text:span text:style-name="T242_2"><text:s/></text:span><text:span text:style-name="T242_3">is</text:span><text:span text:style-name="T242_4"><text:s/></text:span><text:span text:style-name="T242_5">very</text:span><text:span text:style-name="T242_6"><text:s/></text:span><text:span text:style-name="T242_7">little</text:span><text:span text:style-name="T242_8"><text:s/></text:span><text:span text:style-name="T242_9">security</text:span><text:span text:style-name="T242_10"><text:s/></text:span><text:span text:style-name="T242_11">concern</text:span><text:span text:style-name="T242_12">,<text:s/></text:span><text:span text:style-name="T242_13">with</text:span><text:span text:style-name="T242_14"><text:s/></text:span><text:span text:style-name="T242_15">this</text:span><text:span text:style-name="T242_16"><text:s/></text:span><text:span text:style-name="T242_17">app</text:span><text:span text:style-name="T242_18"><text:s/></text:span><text:span text:style-name="T242_19">only</text:span><text:span text:style-name="T242_20"><text:s/></text:span><text:span text:style-name="T242_21">downloading</text:span><text:span text:style-name="T242_22"><text:s/></text:span><text:span text:style-name="T242_23">media</text:span><text:span text:style-name="T242_24"><text:s/></text:span><text:span text:style-name="T242_25">files</text:span><text:span text:style-name="T242_26"><text:s/></text:span><text:span text:style-name="T242_27">form</text:span><text:span text:style-name="T242_28"><text:s/></text:span><text:span text:style-name="T242_29">a</text:span><text:span text:style-name="T242_30"><text:s/></text:span><text:span text:style-name="T242_31">local</text:span><text:span text:style-name="T242_32"><text:s/></text:span><text:span text:style-name="T242_33">network</text:span><text:span text:style-name="T242_34">.</text:span></text:p>
      <text:h text:style-name="P243" text:outline-level="10"><text:bookmark-start text:name="h.31de31522hpt"/><text:bookmark-end text:name="h.31de31522hpt"/><text:span text:style-name="T243_1">3.5.5<text:s/></text:span><text:span text:style-name="T243_2">Maintainability</text:span></text:h>
      <text:p text:style-name="P244"><text:span text:style-name="T244_1">This</text:span><text:span text:style-name="T244_2"><text:s/></text:span><text:span text:style-name="T244_3">application</text:span><text:span text:style-name="T244_4"><text:s/></text:span><text:span text:style-name="T244_5">will</text:span><text:span text:style-name="T244_6"><text:s/></text:span><text:span text:style-name="T244_7">need</text:span><text:span text:style-name="T244_8"><text:s/></text:span><text:span text:style-name="T244_9">almost</text:span><text:span text:style-name="T244_10"><text:s/></text:span><text:span text:style-name="T244_11">no</text:span><text:span text:style-name="T244_12"><text:s/></text:span><text:span text:style-name="T244_13">maintenance</text:span><text:span text:style-name="T244_14"><text:s/></text:span><text:span text:style-name="T244_15">at</text:span><text:span text:style-name="T244_16"><text:s/></text:span><text:span text:style-name="T244_17">all</text:span><text:span text:style-name="T244_18">,<text:s/></text:span><text:span text:style-name="T244_19">but</text:span><text:span text:style-name="T244_20"><text:s/></text:span><text:span text:style-name="T244_21">fixes</text:span><text:span text:style-name="T244_22"><text:s/></text:span><text:span text:style-name="T244_23">would</text:span><text:span text:style-name="T244_24"><text:s/></text:span><text:span text:style-name="T244_25">be</text:span><text:span text:style-name="T244_26"><text:s/></text:span><text:span text:style-name="T244_27">small</text:span><text:span text:style-name="T244_28"><text:s/></text:span><text:span text:style-name="T244_29">and</text:span><text:span text:style-name="T244_30"><text:s/></text:span><text:span text:style-name="T244_31">easy</text:span><text:span text:style-name="T244_32"><text:s/></text:span><text:span text:style-name="T244_33">to</text:span><text:span text:style-name="T244_34"><text:s/></text:span><text:span text:style-name="T244_35">implement</text:span><text:span text:style-name="T244_36">.</text:span></text:p>
      <text:h text:style-name="P245" text:outline-level="10"><text:bookmark-start text:name="h.cllvqnb1pfxr"/><text:bookmark-end text:name="h.cllvqnb1pfxr"/><text:span text:style-name="T245_1">3.5.6<text:s/></text:span><text:span text:style-name="T245_2">Portability</text:span></text:h>
      <text:p text:style-name="P246"><text:span text:style-name="T246_1">This</text:span><text:span text:style-name="T246_2"><text:s/></text:span><text:span text:style-name="T246_3">app</text:span><text:span text:style-name="T246_4"><text:s/></text:span><text:span text:style-name="T246_5">installs</text:span><text:span text:style-name="T246_6"><text:s/></text:span><text:span text:style-name="T246_7">on</text:span><text:span text:style-name="T246_8"><text:s/></text:span><text:span text:style-name="T246_9">portable</text:span><text:span text:style-name="T246_10"><text:s/></text:span><text:span text:style-name="T246_11">devices</text:span><text:span text:style-name="T246_12"><text:s/></text:span><text:span text:style-name="T246_13">and</text:span><text:span text:style-name="T246_14"><text:s/></text:span><text:span text:style-name="T246_15">automatically</text:span><text:span text:style-name="T246_16"><text:s/></text:span><text:span text:style-name="T246_17">detects</text:span><text:span text:style-name="T246_18"><text:s/></text:span><text:span text:style-name="T246_19">public</text:span><text:span text:style-name="T246_20"><text:s/></text:span><text:span text:style-name="T246_21">shares</text:span><text:span text:style-name="T246_22"><text:s/></text:span><text:span text:style-name="T246_23">on</text:span><text:span text:style-name="T246_24"><text:s/></text:span><text:span text:style-name="T246_25">WiFi</text:span><text:span text:style-name="T246_26"><text:s/></text:span><text:span text:style-name="T246_27">networks</text:span><text:span text:style-name="T246_28">,<text:s/></text:span><text:span text:style-name="T246_29">making</text:span><text:span text:style-name="T246_30"><text:s/></text:span><text:span text:style-name="T246_31">it</text:span><text:span text:style-name="T246_32"><text:s/></text:span><text:span text:style-name="T246_33">very</text:span><text:span text:style-name="T246_34"><text:s/></text:span><text:span text:style-name="T246_35">portable</text:span><text:span text:style-name="T246_36">.</text:span></text:p>
      <text:h text:style-name="P247" text:outline-level="10"><text:bookmark-start text:name="h.1hmsyys"/><text:bookmark-end text:name="h.1hmsyys"/><text:span text:style-name="T247_1">3.6<text:s/></text:span><text:span text:style-name="T247_2">Inverse</text:span><text:span text:style-name="T247_3"><text:s/></text:span><text:span text:style-name="T247_4">Requirements</text:span></text:h>
      <text:p text:style-name="P248"><text:bookmark-start text:name="h.41mghml"/><text:bookmark-end text:name="h.41mghml"/><text:span text:style-name="T248_1">State</text:span><text:span text:style-name="T248_2"><text:s/></text:span><text:span text:style-name="T248_3">any</text:span><text:span text:style-name="T248_4"><text:s/>*</text:span><text:span text:style-name="T248_5">useful</text:span><text:span text:style-name="T248_6">*<text:s/></text:span><text:span text:style-name="T248_7">inverse</text:span><text:span text:style-name="T248_8"><text:s/></text:span><text:span text:style-name="T248_9">requirements</text:span><text:span text:style-name="T248_10">.</text:span></text:p>
      <text:h text:style-name="P249" text:outline-level="10"><text:span text:style-name="T249_1">3.7<text:s/></text:span><text:span text:style-name="T249_2">Design</text:span><text:span text:style-name="T249_3"><text:s/></text:span><text:span text:style-name="T249_4">Constraints</text:span></text:h>
      <text:p text:style-name="P250"><text:bookmark-start text:name="h.2grqrue"/><text:bookmark-end text:name="h.2grqrue"/><text:span text:style-name="T250_1">Specify</text:span><text:span text:style-name="T250_2"><text:s/></text:span><text:span text:style-name="T250_3">design</text:span><text:span text:style-name="T250_4"><text:s/></text:span><text:span text:style-name="T250_5">constrains</text:span><text:span text:style-name="T250_6"><text:s/></text:span><text:span text:style-name="T250_7">imposed</text:span><text:span text:style-name="T250_8"><text:s/></text:span><text:span text:style-name="T250_9">by</text:span><text:span text:style-name="T250_10"><text:s/></text:span><text:span text:style-name="T250_11">other</text:span><text:span text:style-name="T250_12"><text:s/></text:span><text:span text:style-name="T250_13">standards</text:span><text:span text:style-name="T250_14">,<text:s/></text:span><text:span text:style-name="T250_15">company</text:span><text:span text:style-name="T250_16"><text:s/></text:span><text:span text:style-name="T250_17">policies</text:span><text:span text:style-name="T250_18">,<text:s/></text:span><text:span text:style-name="T250_19">hardware</text:span><text:span text:style-name="T250_20"><text:s/></text:span><text:span text:style-name="T250_21">limitation</text:span><text:span text:style-name="T250_22">,<text:s/></text:span><text:span text:style-name="T250_23">etc</text:span><text:span text:style-name="T250_24">.<text:s/></text:span><text:span text:style-name="T250_25">that</text:span><text:span text:style-name="T250_26"><text:s/></text:span><text:span text:style-name="T250_27">will</text:span><text:span text:style-name="T250_28"><text:s/></text:span><text:span text:style-name="T250_29">impact</text:span><text:span text:style-name="T250_30"><text:s/></text:span><text:span text:style-name="T250_31">this</text:span><text:span text:style-name="T250_32"><text:s/></text:span><text:span text:style-name="T250_33">software</text:span><text:span text:style-name="T250_34"><text:s/></text:span><text:span text:style-name="T250_35">project</text:span><text:span text:style-name="T250_36">.</text:span></text:p>
      <text:h text:style-name="P251" text:outline-level="10"><text:span text:style-name="T251_1">3.8<text:s/></text:span><text:span text:style-name="T251_2">Logical</text:span><text:span text:style-name="T251_3"><text:s/></text:span><text:span text:style-name="T251_4">Database</text:span><text:span text:style-name="T251_5"><text:s/></text:span><text:span text:style-name="T251_6">Requirements</text:span></text:h>
      <text:p text:style-name="P252"><text:bookmark-start text:name="h.vx1227"/><text:bookmark-end text:name="h.vx1227"/><text:span text:style-name="T252_1">Will</text:span><text:span text:style-name="T252_2"><text:s/></text:span><text:span text:style-name="T252_3">a</text:span><text:span text:style-name="T252_4"><text:s/></text:span><text:span text:style-name="T252_5">database</text:span><text:span text:style-name="T252_6"><text:s/></text:span><text:span text:style-name="T252_7">be</text:span><text:span text:style-name="T252_8"><text:s/></text:span><text:span text:style-name="T252_9">used</text:span><text:span text:style-name="T252_10">?<text:s text:c="2"/></text:span><text:span text:style-name="T252_11">If</text:span><text:span text:style-name="T252_12"><text:s/></text:span><text:span text:style-name="T252_13">so</text:span><text:span text:style-name="T252_14">,<text:s/></text:span><text:span text:style-name="T252_15">what</text:span><text:span text:style-name="T252_16"><text:s/></text:span><text:span text:style-name="T252_17">logical</text:span><text:span text:style-name="T252_18"><text:s/></text:span><text:span text:style-name="T252_19">requirements</text:span><text:span text:style-name="T252_20"><text:s/></text:span><text:span text:style-name="T252_21">exist</text:span><text:span text:style-name="T252_22"><text:s/></text:span><text:span text:style-name="T252_23">for</text:span><text:span text:style-name="T252_24"><text:s/></text:span><text:span text:style-name="T252_25">data</text:span><text:span text:style-name="T252_26"><text:s/></text:span><text:span text:style-name="T252_27">formats</text:span><text:span text:style-name="T252_28">,<text:s/></text:span><text:span text:style-name="T252_29">storage</text:span><text:span text:style-name="T252_30"><text:s/></text:span><text:span text:style-name="T252_31">capabilities</text:span><text:span text:style-name="T252_32">,<text:s/></text:span><text:span text:style-name="T252_33">data</text:span><text:span text:style-name="T252_34"><text:s/></text:span><text:span text:style-name="T252_35">retention</text:span><text:span text:style-name="T252_36">,<text:s/></text:span><text:span text:style-name="T252_37">data</text:span><text:span text:style-name="T252_38"><text:s/></text:span><text:span text:style-name="T252_39">integrity</text:span><text:span text:style-name="T252_40">,<text:s/></text:span><text:span text:style-name="T252_41">etc</text:span><text:span text:style-name="T252_42">.</text:span></text:p>
      <text:h text:style-name="P253" text:outline-level="10"><text:span text:style-name="T253_1">3.9<text:s/></text:span><text:span text:style-name="T253_2">Other</text:span><text:span text:style-name="T253_3"><text:s/></text:span><text:span text:style-name="T253_4">Requirements</text:span></text:h>
      <text:p text:style-name="P254"><text:bookmark-start text:name="h.3fwokq0"/><text:bookmark-end text:name="h.3fwokq0"/><text:span text:style-name="T254_1">Catchall</text:span><text:span text:style-name="T254_2"><text:s/></text:span><text:span text:style-name="T254_3">section</text:span><text:span text:style-name="T254_4"><text:s/></text:span><text:span text:style-name="T254_5">for</text:span><text:span text:style-name="T254_6"><text:s/></text:span><text:span text:style-name="T254_7">any</text:span><text:span text:style-name="T254_8"><text:s/></text:span><text:span text:style-name="T254_9">additional</text:span><text:span text:style-name="T254_10"><text:s/></text:span><text:span text:style-name="T254_11">requirements</text:span><text:span text:style-name="T254_12">.</text:span></text:p>
      <text:h text:style-name="P255" text:outline-level="10"><text:span text:style-name="T255_1">4.<text:s/></text:span><text:span text:style-name="T255_2">Analysis</text:span><text:span text:style-name="T255_3"><text:s/></text:span><text:span text:style-name="T255_4">Models</text:span></text:h>
      <text:p text:style-name="P256"><text:bookmark-start text:name="h.1v1yuxt"/><text:bookmark-end text:name="h.1v1yuxt"/><text:span text:style-name="T256_1">List</text:span><text:span text:style-name="T256_2"><text:s/></text:span><text:span text:style-name="T256_3">all</text:span><text:span text:style-name="T256_4"><text:s/></text:span><text:span text:style-name="T256_5">analysis</text:span><text:span text:style-name="T256_6"><text:s/></text:span><text:span text:style-name="T256_7">models</text:span><text:span text:style-name="T256_8"><text:s/></text:span><text:span text:style-name="T256_9">used</text:span><text:span text:style-name="T256_10"><text:s/></text:span><text:span text:style-name="T256_11">in</text:span><text:span text:style-name="T256_12"><text:s/></text:span><text:span text:style-name="T256_13">developing</text:span><text:span text:style-name="T256_14"><text:s/></text:span><text:span text:style-name="T256_15">specific</text:span><text:span text:style-name="T256_16"><text:s/></text:span><text:span text:style-name="T256_17">requirements</text:span><text:span text:style-name="T256_18"><text:s/></text:span><text:span text:style-name="T256_19">previously</text:span><text:span text:style-name="T256_20"><text:s/></text:span><text:span text:style-name="T256_21">given</text:span><text:span text:style-name="T256_22"><text:s/></text:span><text:span text:style-name="T256_23">in</text:span><text:span text:style-name="T256_24"><text:s/></text:span><text:span text:style-name="T256_25">this</text:span><text:span text:style-name="T256_26"><text:s/></text:span><text:span text:style-name="T256_27">SRS</text:span><text:span text:style-name="T256_28">.<text:s text:c="2"/></text:span><text:span text:style-name="T256_29">Each</text:span><text:span text:style-name="T256_30"><text:s/></text:span><text:span text:style-name="T256_31">model</text:span><text:span text:style-name="T256_32"><text:s/></text:span><text:span text:style-name="T256_33">should</text:span><text:span text:style-name="T256_34"><text:s/></text:span><text:span text:style-name="T256_35">include</text:span><text:span text:style-name="T256_36"><text:s/></text:span><text:span text:style-name="T256_37">an</text:span><text:span text:style-name="T256_38"><text:s/></text:span><text:span text:style-name="T256_39">introduction</text:span><text:span text:style-name="T256_40"><text:s/></text:span><text:span text:style-name="T256_41">and</text:span><text:span text:style-name="T256_42"><text:s/></text:span><text:span text:style-name="T256_43">a</text:span><text:span text:style-name="T256_44"><text:s/></text:span><text:span text:style-name="T256_45">narrative</text:span><text:span text:style-name="T256_46"><text:s/></text:span><text:span text:style-name="T256_47">description</text:span><text:span text:style-name="T256_48">.<text:s text:c="2"/></text:span><text:span text:style-name="T256_49">Furthermore</text:span><text:span text:style-name="T256_50">,<text:s/></text:span><text:span text:style-name="T256_51">each</text:span><text:span text:style-name="T256_52"><text:s/></text:span><text:span text:style-name="T256_53">model</text:span><text:span text:style-name="T256_54"><text:s/></text:span><text:span text:style-name="T256_55">should</text:span><text:span text:style-name="T256_56"><text:s/></text:span><text:span text:style-name="T256_57">be</text:span><text:span text:style-name="T256_58"><text:s/></text:span><text:span text:style-name="T256_59">traceable</text:span><text:span text:style-name="T256_60"><text:s/></text:span><text:span text:style-name="T256_61">the</text:span><text:span text:style-name="T256_62"><text:s/></text:span><text:span text:style-name="T256_63">SRS</text:span><text:span text:style-name="T256_64">’</text:span><text:span text:style-name="T256_65">s</text:span><text:span text:style-name="T256_66"><text:s/></text:span><text:span text:style-name="T256_67">requirements</text:span><text:span text:style-name="T256_68">.</text:span></text:p>
      <text:h text:style-name="P257" text:outline-level="10"><text:span text:style-name="T257_1">4.1<text:s/></text:span><text:span text:style-name="T257_2">Sequence</text:span><text:span text:style-name="T257_3"><text:s/></text:span><text:span text:style-name="T257_4">Diagrams</text:span></text:h>
      <text:h text:style-name="P258" text:outline-level="10"><text:bookmark-start text:name="h.4f1mdlm"/><text:bookmark-end text:name="h.4f1mdlm"/><text:span text:style-name="T258_1">4.3<text:s/></text:span><text:span text:style-name="T258_2">Data</text:span><text:span text:style-name="T258_3"><text:s/></text:span><text:span text:style-name="T258_4">Flow</text:span><text:span text:style-name="T258_5"><text:s/></text:span><text:span text:style-name="T258_6">Diagrams</text:span><text:span text:style-name="T258_7"><text:s/>(</text:span><text:span text:style-name="T258_8">DFD</text:span><text:span text:style-name="T258_9">)</text:span></text:h>
      <text:h text:style-name="P259" text:outline-level="10"><text:bookmark-start text:name="h.2u6wntf"/><text:bookmark-end text:name="h.2u6wntf"/><text:span text:style-name="T259_1">4.2<text:s/></text:span><text:span text:style-name="T259_2">State</text:span><text:span text:style-name="T259_3">-</text:span><text:span text:style-name="T259_4">Transition</text:span><text:span text:style-name="T259_5"><text:s/></text:span><text:span text:style-name="T259_6">Diagrams</text:span><text:span text:style-name="T259_7"><text:s/>(</text:span><text:span text:style-name="T259_8">STD</text:span><text:span text:style-name="T259_9">)</text:span></text:h>
      <text:h text:style-name="P260" text:outline-level="10"><text:bookmark-start text:name="h.19c6y18"/><text:bookmark-end text:name="h.19c6y18"/><text:span text:style-name="T260_1">5.<text:s/></text:span><text:span text:style-name="T260_2">Change</text:span><text:span text:style-name="T260_3"><text:s/></text:span><text:span text:style-name="T260_4">Management</text:span><text:span text:style-name="T260_5"><text:s/></text:span><text:span text:style-name="T260_6">Process</text:span></text:h>
      <text:p text:style-name="P261"><text:bookmark-start text:name="h.3tbugp1"/><text:bookmark-end text:name="h.3tbugp1"/><text:span text:style-name="T261_1">Identify</text:span><text:span text:style-name="T261_2"><text:s/></text:span><text:span text:style-name="T261_3">and</text:span><text:span text:style-name="T261_4"><text:s/></text:span><text:span text:style-name="T261_5">describe</text:span><text:span text:style-name="T261_6"><text:s/></text:span><text:span text:style-name="T261_7">the</text:span><text:span text:style-name="T261_8"><text:s/></text:span><text:span text:style-name="T261_9">process</text:span><text:span text:style-name="T261_10"><text:s/></text:span><text:span text:style-name="T261_11">that</text:span><text:span text:style-name="T261_12"><text:s/></text:span><text:span text:style-name="T261_13">will</text:span><text:span text:style-name="T261_14"><text:s/></text:span><text:span text:style-name="T261_15">be</text:span><text:span text:style-name="T261_16"><text:s/></text:span><text:span text:style-name="T261_17">used</text:span><text:span text:style-name="T261_18"><text:s/></text:span><text:span text:style-name="T261_19">to</text:span><text:span text:style-name="T261_20"><text:s/></text:span><text:span text:style-name="T261_21">update</text:span><text:span text:style-name="T261_22"><text:s/></text:span><text:span text:style-name="T261_23">the</text:span><text:span text:style-name="T261_24"><text:s/></text:span><text:span text:style-name="T261_25">SRS</text:span><text:span text:style-name="T261_26">,<text:s/></text:span><text:span text:style-name="T261_27">as</text:span><text:span text:style-name="T261_28"><text:s/></text:span><text:span text:style-name="T261_29">needed</text:span><text:span text:style-name="T261_30">,<text:s/></text:span><text:span text:style-name="T261_31">when</text:span><text:span text:style-name="T261_32"><text:s/></text:span><text:span text:style-name="T261_33">project</text:span><text:span text:style-name="T261_34"><text:s/></text:span><text:span text:style-name="T261_35">scope</text:span><text:span text:style-name="T261_36"><text:s/></text:span><text:span text:style-name="T261_37">or</text:span><text:span text:style-name="T261_38"><text:s/></text:span><text:span text:style-name="T261_39">requirements</text:span><text:span text:style-name="T261_40"><text:s/></text:span><text:span text:style-name="T261_41">change</text:span><text:span text:style-name="T261_42">.<text:s text:c="2"/></text:span><text:span text:style-name="T261_43">Who</text:span><text:span text:style-name="T261_44"><text:s/></text:span><text:span text:style-name="T261_45">can</text:span><text:span text:style-name="T261_46"><text:s/></text:span><text:span text:style-name="T261_47">submit</text:span><text:span text:style-name="T261_48"><text:s/></text:span><text:span text:style-name="T261_49">changes</text:span><text:span text:style-name="T261_50"><text:s/></text:span><text:span text:style-name="T261_51">and</text:span><text:span text:style-name="T261_52"><text:s/></text:span><text:span text:style-name="T261_53">by</text:span><text:span text:style-name="T261_54"><text:s/></text:span><text:span text:style-name="T261_55">what</text:span><text:span text:style-name="T261_56"><text:s/></text:span><text:span text:style-name="T261_57">means</text:span><text:span text:style-name="T261_58">,<text:s/></text:span><text:span text:style-name="T261_59">and</text:span><text:span text:style-name="T261_60"><text:s/></text:span><text:span text:style-name="T261_61">how</text:span><text:span text:style-name="T261_62"><text:s/></text:span><text:span text:style-name="T261_63">will</text:span><text:span text:style-name="T261_64"><text:s/></text:span><text:span text:style-name="T261_65">these</text:span><text:span text:style-name="T261_66"><text:s/></text:span><text:span text:style-name="T261_67">changes</text:span><text:span text:style-name="T261_68"><text:s/></text:span><text:span text:style-name="T261_69">be</text:span><text:span text:style-name="T261_70"><text:s/></text:span><text:span text:style-name="T261_71">approved</text:span><text:span text:style-name="T261_72">.</text:span></text:p>
      <text:h text:style-name="P262" text:outline-level="10"><text:bookmark-start text:name="h.28h4qwu"/><text:bookmark-end text:name="h.28h4qwu"/><text:span text:style-name="T262_1">A</text:span><text:span text:style-name="T262_2">.<text:s/></text:span><text:span text:style-name="T262_3">Appendices</text:span></text:h>
      <text:p text:style-name="P263"><text:span text:style-name="T263_1">Appendices</text:span><text:span text:style-name="T263_2"><text:s/></text:span><text:span text:style-name="T263_3">may</text:span><text:span text:style-name="T263_4"><text:s/></text:span><text:span text:style-name="T263_5">be</text:span><text:span text:style-name="T263_6"><text:s/></text:span><text:span text:style-name="T263_7">used</text:span><text:span text:style-name="T263_8"><text:s/></text:span><text:span text:style-name="T263_9">to</text:span><text:span text:style-name="T263_10"><text:s/></text:span><text:span text:style-name="T263_11">provide</text:span><text:span text:style-name="T263_12"><text:s/></text:span><text:span text:style-name="T263_13">additional</text:span><text:span text:style-name="T263_14"><text:s/>(</text:span><text:span text:style-name="T263_15">and</text:span><text:span text:style-name="T263_16"><text:s/></text:span><text:span text:style-name="T263_17">hopefully</text:span><text:span text:style-name="T263_18"><text:s/></text:span><text:span text:style-name="T263_19">helpful</text:span><text:span text:style-name="T263_20">)<text:s/></text:span><text:span text:style-name="T263_21">information</text:span><text:span text:style-name="T263_22">.<text:s text:c="2"/></text:span><text:span text:style-name="T263_23">If</text:span><text:span text:style-name="T263_24"><text:s/></text:span><text:span text:style-name="T263_25">present</text:span><text:span text:style-name="T263_26">,<text:s/></text:span><text:span text:style-name="T263_27">the</text:span><text:span text:style-name="T263_28"><text:s/></text:span><text:span text:style-name="T263_29">SRS</text:span><text:span text:style-name="T263_30"><text:s/></text:span><text:span text:style-name="T263_31">should</text:span><text:span text:style-name="T263_32"><text:s/></text:span><text:span text:style-name="T263_33">explicitly</text:span><text:span text:style-name="T263_34"><text:s/></text:span><text:span text:style-name="T263_35">state</text:span><text:span text:style-name="T263_36"><text:s/></text:span><text:span text:style-name="T263_37">whether</text:span><text:span text:style-name="T263_38"><text:s/></text:span><text:span text:style-name="T263_39">the</text:span><text:span text:style-name="T263_40"><text:s/></text:span><text:span text:style-name="T263_41">information</text:span><text:span text:style-name="T263_42"><text:s/></text:span><text:span text:style-name="T263_43">contained</text:span><text:span text:style-name="T263_44"><text:s/></text:span><text:span text:style-name="T263_45">within</text:span><text:span text:style-name="T263_46"><text:s/></text:span><text:span text:style-name="T263_47">an</text:span><text:span text:style-name="T263_48"><text:s/></text:span><text:span text:style-name="T263_49">appendix</text:span><text:span text:style-name="T263_50"><text:s/></text:span><text:span text:style-name="T263_51">is</text:span><text:span text:style-name="T263_52"><text:s/></text:span><text:span text:style-name="T263_53">to</text:span><text:span text:style-name="T263_54"><text:s/></text:span><text:span text:style-name="T263_55">be</text:span><text:span text:style-name="T263_56"><text:s/></text:span><text:span text:style-name="T263_57">considered</text:span><text:span text:style-name="T263_58"><text:s/></text:span><text:span text:style-name="T263_59">as</text:span><text:span text:style-name="T263_60"><text:s/></text:span><text:span text:style-name="T263_61">a</text:span><text:span text:style-name="T263_62"><text:s/></text:span><text:span text:style-name="T263_63">part</text:span><text:span text:style-name="T263_64"><text:s/></text:span><text:span text:style-name="T263_65">of</text:span><text:span text:style-name="T263_66"><text:s/></text:span><text:span text:style-name="T263_67">the</text:span><text:span text:style-name="T263_68"><text:s/></text:span><text:span text:style-name="T263_69">SRS</text:span><text:span text:style-name="T263_70">’</text:span><text:span text:style-name="T263_71">s</text:span><text:span text:style-name="T263_72"><text:s/></text:span><text:span text:style-name="T263_73">overall</text:span><text:span text:style-name="T263_74"><text:s/></text:span><text:span text:style-name="T263_75">set</text:span><text:span text:style-name="T263_76"><text:s/></text:span><text:span text:style-name="T263_77">of</text:span><text:span text:style-name="T263_78"><text:s/></text:span><text:span text:style-name="T263_79">requirements</text:span><text:span text:style-name="T263_80">.</text:span></text:p>
      <text:p text:style-name="P264"/>
      <text:p text:style-name="P265"><text:bookmark-start text:name="h.nmf14n"/><text:bookmark-end text:name="h.nmf14n"/><text:span text:style-name="T265_1">Example</text:span><text:span text:style-name="T265_2"><text:s/></text:span><text:span text:style-name="T265_3">Appendices</text:span><text:span text:style-name="T265_4"><text:s/></text:span><text:span text:style-name="T265_5">could</text:span><text:span text:style-name="T265_6"><text:s/></text:span><text:span text:style-name="T265_7">include</text:span><text:span text:style-name="T265_8"><text:s/>(</text:span><text:span text:style-name="T265_9">initial</text:span><text:span text:style-name="T265_10">)<text:s/></text:span><text:span text:style-name="T265_11">conceptual</text:span><text:span text:style-name="T265_12"><text:s/></text:span><text:span text:style-name="T265_13">documents</text:span><text:span text:style-name="T265_14"><text:s/></text:span><text:span text:style-name="T265_15">for</text:span><text:span text:style-name="T265_16"><text:s/></text:span><text:span text:style-name="T265_17">the</text:span><text:span text:style-name="T265_18"><text:s/></text:span><text:span text:style-name="T265_19">software</text:span><text:span text:style-name="T265_20"><text:s/></text:span><text:span text:style-name="T265_21">project</text:span><text:span text:style-name="T265_22">,<text:s/></text:span><text:span text:style-name="T265_23">marketing</text:span><text:span text:style-name="T265_24"><text:s/></text:span><text:span text:style-name="T265_25">materials</text:span><text:span text:style-name="T265_26">,<text:s/></text:span><text:span text:style-name="T265_27">minutes</text:span><text:span text:style-name="T265_28"><text:s/></text:span><text:span text:style-name="T265_29">of</text:span><text:span text:style-name="T265_30"><text:s/></text:span><text:span text:style-name="T265_31">meetings</text:span><text:span text:style-name="T265_32"><text:s/></text:span><text:span text:style-name="T265_33">with</text:span><text:span text:style-name="T265_34"><text:s/></text:span><text:span text:style-name="T265_35">the</text:span><text:span text:style-name="T265_36"><text:s/></text:span><text:span text:style-name="T265_37">customer</text:span><text:span text:style-name="T265_38">(</text:span><text:span text:style-name="T265_39">s</text:span><text:span text:style-name="T265_40">),<text:s/></text:span><text:span text:style-name="T265_41">etc</text:span><text:span text:style-name="T265_42">.</text:span></text:p>
      <text:h text:style-name="P266" text:outline-level="10"><text:span text:style-name="T266_1">A</text:span><text:span text:style-name="T266_2">.1<text:s/></text:span><text:span text:style-name="T266_3">Appendix</text:span><text:span text:style-name="T266_4"><text:s/>1</text:span></text:h>
      <text:h text:style-name="P267" text:outline-level="10"><text:bookmark-start text:name="h.37m2jsg"/><text:bookmark-end text:name="h.37m2jsg"/><text:span text:style-name="T267_1">A</text:span><text:span text:style-name="T267_2">.2<text:s/></text:span><text:span text:style-name="T267_3">Appendix</text:span><text:span text:style-name="T267_4"><text:s/>2</text:span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.212cm" fo:margin-bottom="0.106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</style:tab-stops>
      </style:paragraph-properties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2" style:family="text"/>
    <style:style style:name="P2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0.318cm"/>
          <style:tab-stop style:type="left" style:leader-style="none" style:position="0.635cm"/>
          <style:tab-stop style:type="left" style:leader-style="none" style:position="1.27cm"/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_10" style:family="text"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master-styles>
    <style:master-page style:name="Standard" style:page-layout-name="pm1">
      <style:header>
        <text:p text:style-name="P1"><text:span text:style-name="T1_1"><text:tab/><text:tab/></text:span><text:span text:style-name="T1_2">NetworkPlayer</text:span></text:p>
      </style:header>
      <style:footer>
        <text:p text:style-name="P2"><text:span text:style-name="T2_1">Software</text:span><text:span text:style-name="T2_2"><text:s/></text:span><text:span text:style-name="T2_3">Requirements</text:span><text:span text:style-name="T2_4"><text:s/></text:span><text:span text:style-name="T2_5">Specification</text:span><text:span text:style-name="T2_6"><text:tab/><text:tab/></text:span><text:span text:style-name="T2_7">Page</text:span><text:span text:style-name="T2_8"><text:s/></text:span><text:span text:style-name="T2_9"><text:page-number text:select-page="current"/></text:span><text:span text:style-name="T2_10"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